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233cm"/>
    </style:style>
    <style:style style:name="co11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6"/>
    <style:style style:name="ce13" style:family="table-cell" style:parent-style-name="Default" style:data-style-name="N117"/>
    <style:style style:name="ce4" style:family="table-cell" style:parent-style-name="Default" style:data-style-name="N5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3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3" office:value-type="string" calcext:value-type="string">
            <text:p>Globale straling</text:p>
          </table:table-cell>
          <table:table-cell table:style-name="ce3" office:value-type="string" calcext:value-type="string">
            <text:p>pv straling</text:p>
          </table:table-cell>
          <table:table-cell table:style-name="ce11" office:value-type="string" calcext:value-type="string">
            <text:p>factor pv*1000/pv_stra</text:p>
          </table:table-cell>
          <table:table-cell table:style-name="ce3"/>
          <table:table-cell table:style-name="ce4"/>
          <table:table-cell table:style-name="ce15" office:value-type="string" calcext:value-type="string">
            <text:p>kWh</text:p>
          </table:table-cell>
          <table:table-cell table:style-name="ce15" office:value-type="string" calcext:value-type="string">
            <text:p>doelstelling</text:p>
          </table:table-cell>
          <table:table-cell table:style-name="ce15"/>
          <table:table-cell table:style-name="ce15" office:value-type="string" calcext:value-type="string">
            <text:p>glob straling</text:p>
          </table:table-cell>
          <table:table-cell table:style-name="ce15" office:value-type="string" calcext:value-type="string">
            <text:p>pv straling</text:p>
          </table:table-cell>
          <table:table-cell table:style-name="ce3" table:number-columns-repeated="1013"/>
        </table:table-row>
        <table:table-row table:style-name="ro1">
          <table:table-cell table:style-name="ce2" office:value-type="date" office:date-value="2022-04-18T13:00:00" calcext:value-type="date">
            <text:p>18-04-22 13:00</text:p>
          </table:table-cell>
          <table:table-cell office:value-type="float" office:value="269" calcext:value-type="float">
            <text:p>269</text:p>
          </table:table-cell>
          <table:table-cell office:value-type="float" office:value="333.742" calcext:value-type="float">
            <text:p>333,742</text:p>
          </table:table-cell>
          <table:table-cell table:style-name="ce12" table:formula="of:=IF([.C2]&gt;0;[.G2]/[.C2];&quot;&quot;)" office:value-type="float" office:value="0.0149516692534952" calcext:value-type="float">
            <text:p>0,0150</text:p>
          </table:table-cell>
          <table:table-cell/>
          <table:table-cell table:style-name="ce2" office:value-type="date" office:date-value="2022-04-18T13:00:00" calcext:value-type="date">
            <text:p>18-04-22 13:00</text:p>
          </table:table-cell>
          <table:table-cell office:value-type="float" office:value="4.99" calcext:value-type="float">
            <text:p>4,99</text:p>
          </table:table-cell>
          <table:table-cell office:value-type="float" office:value="1.11" calcext:value-type="float">
            <text:p>1,11</text:p>
          </table:table-cell>
          <table:table-cell office:value-type="float" office:value="348" calcext:value-type="float">
            <text:p>348</text:p>
          </table:table-cell>
          <table:table-cell office:value-type="float" office:value="84" calcext:value-type="float">
            <text:p>84</text:p>
          </table:table-cell>
          <table:table-cell office:value-type="float" office:value="86.97" calcext:value-type="float">
            <text:p>86,9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8T14:00:00" calcext:value-type="date">
            <text:p>18-04-22 14:00</text:p>
          </table:table-cell>
          <table:table-cell office:value-type="float" office:value="265" calcext:value-type="float">
            <text:p>265</text:p>
          </table:table-cell>
          <table:table-cell office:value-type="float" office:value="329.598" calcext:value-type="float">
            <text:p>329,598</text:p>
          </table:table-cell>
          <table:table-cell table:style-name="ce12" table:formula="of:=IF([.C3]&gt;0;[.G3]/[.C3];&quot;&quot;)" office:value-type="float" office:value="0.0150182950139261" calcext:value-type="float">
            <text:p>0,0150</text:p>
          </table:table-cell>
          <table:table-cell/>
          <table:table-cell table:style-name="ce2" office:value-type="date" office:date-value="2022-04-18T14:00:00" calcext:value-type="date">
            <text:p>18-04-22 14:00</text:p>
          </table:table-cell>
          <table:table-cell office:value-type="float" office:value="4.95" calcext:value-type="float">
            <text:p>4,95</text:p>
          </table:table-cell>
          <table:table-cell office:value-type="float" office:value="0.93" calcext:value-type="float">
            <text:p>0,93</text:p>
          </table:table-cell>
          <table:table-cell office:value-type="float" office:value="431" calcext:value-type="float">
            <text:p>431</text:p>
          </table:table-cell>
          <table:table-cell office:value-type="float" office:value="71" calcext:value-type="float">
            <text:p>71</text:p>
          </table:table-cell>
          <table:table-cell office:value-type="float" office:value="72.73" calcext:value-type="float">
            <text:p>72,7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8T15:00:00" calcext:value-type="date">
            <text:p>18-04-22 15:00</text:p>
          </table:table-cell>
          <table:table-cell office:value-type="float" office:value="243" calcext:value-type="float">
            <text:p>243</text:p>
          </table:table-cell>
          <table:table-cell office:value-type="float" office:value="298.538" calcext:value-type="float">
            <text:p>298,538</text:p>
          </table:table-cell>
          <table:table-cell table:style-name="ce12" table:formula="of:=IF([.C4]&gt;0;[.G4]/[.C4];&quot;&quot;)" office:value-type="float" office:value="0.0149729682653465" calcext:value-type="float">
            <text:p>0,0150</text:p>
          </table:table-cell>
          <table:table-cell/>
          <table:table-cell table:style-name="ce2" office:value-type="date" office:date-value="2022-04-18T15:00:00" calcext:value-type="date">
            <text:p>18-04-22 15:00</text:p>
          </table:table-cell>
          <table:table-cell office:value-type="float" office:value="4.47" calcext:value-type="float">
            <text:p>4,47</text:p>
          </table:table-cell>
          <table:table-cell office:value-type="float" office:value="0.88" calcext:value-type="float">
            <text:p>0,88</text:p>
          </table:table-cell>
          <table:table-cell office:value-type="float" office:value="410" calcext:value-type="float">
            <text:p>410</text:p>
          </table:table-cell>
          <table:table-cell office:value-type="float" office:value="67" calcext:value-type="float">
            <text:p>67</text:p>
          </table:table-cell>
          <table:table-cell office:value-type="float" office:value="68.38" calcext:value-type="float">
            <text:p>68,3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8T16:00:00" calcext:value-type="date">
            <text:p>18-04-22 16:00</text:p>
          </table:table-cell>
          <table:table-cell office:value-type="float" office:value="202" calcext:value-type="float">
            <text:p>202</text:p>
          </table:table-cell>
          <table:table-cell office:value-type="float" office:value="239.846" calcext:value-type="float">
            <text:p>239,846</text:p>
          </table:table-cell>
          <table:table-cell table:style-name="ce12" table:formula="of:=IF([.C5]&gt;0;[.G5]/[.C5];&quot;&quot;)" office:value-type="float" office:value="0.0166356745578413" calcext:value-type="float">
            <text:p>0,0166</text:p>
          </table:table-cell>
          <table:table-cell/>
          <table:table-cell table:style-name="ce2" office:value-type="date" office:date-value="2022-04-18T16:00:00" calcext:value-type="date">
            <text:p>18-04-22 16:00</text:p>
          </table:table-cell>
          <table:table-cell office:value-type="float" office:value="3.99" calcext:value-type="float">
            <text:p>3,99</text:p>
          </table:table-cell>
          <table:table-cell office:value-type="float" office:value="0.93" calcext:value-type="float">
            <text:p>0,93</text:p>
          </table:table-cell>
          <table:table-cell office:value-type="float" office:value="327" calcext:value-type="float">
            <text:p>327</text:p>
          </table:table-cell>
          <table:table-cell office:value-type="float" office:value="71" calcext:value-type="float">
            <text:p>71</text:p>
          </table:table-cell>
          <table:table-cell office:value-type="float" office:value="72.9" calcext:value-type="float">
            <text:p>72,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8T17:00:00" calcext:value-type="date">
            <text:p>18-04-22 17:00</text:p>
          </table:table-cell>
          <table:table-cell office:value-type="float" office:value="152" calcext:value-type="float">
            <text:p>152</text:p>
          </table:table-cell>
          <table:table-cell office:value-type="float" office:value="170.474" calcext:value-type="float">
            <text:p>170,474</text:p>
          </table:table-cell>
          <table:table-cell table:style-name="ce12" table:formula="of:=IF([.C6]&gt;0;[.G6]/[.C6];&quot;&quot;)" office:value-type="float" office:value="0.0171873716813121" calcext:value-type="float">
            <text:p>0,0172</text:p>
          </table:table-cell>
          <table:table-cell/>
          <table:table-cell table:style-name="ce2" office:value-type="date" office:date-value="2022-04-18T17:00:00" calcext:value-type="date">
            <text:p>18-04-22 17:00</text:p>
          </table:table-cell>
          <table:table-cell office:value-type="float" office:value="2.93" calcext:value-type="float">
            <text:p>2,93</text:p>
          </table:table-cell>
          <table:table-cell office:value-type="float" office:value="1.25" calcext:value-type="float">
            <text:p>1,25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97.49" calcext:value-type="float">
            <text:p>97,4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8T18:00:00" calcext:value-type="date">
            <text:p>18-04-22 18:00</text:p>
          </table:table-cell>
          <table:table-cell office:value-type="float" office:value="98" calcext:value-type="float">
            <text:p>98</text:p>
          </table:table-cell>
          <table:table-cell office:value-type="float" office:value="99.3179" calcext:value-type="float">
            <text:p>99,3179</text:p>
          </table:table-cell>
          <table:table-cell table:style-name="ce12" table:formula="of:=IF([.C7]&gt;0;[.G7]/[.C7];&quot;&quot;)" office:value-type="float" office:value="0.0145995837608326" calcext:value-type="float">
            <text:p>0,0146</text:p>
          </table:table-cell>
          <table:table-cell/>
          <table:table-cell table:style-name="ce2" office:value-type="date" office:date-value="2022-04-18T18:00:00" calcext:value-type="date">
            <text:p>18-04-22 18:00</text:p>
          </table:table-cell>
          <table:table-cell office:value-type="float" office:value="1.45" calcext:value-type="float">
            <text:p>1,45</text:p>
          </table:table-cell>
          <table:table-cell office:value-type="float" office:value="0.9" calcext:value-type="float">
            <text:p>0,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0.06" calcext:value-type="float">
            <text:p>70,0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8T19:00:00" calcext:value-type="date">
            <text:p>18-04-22 19:00</text:p>
          </table:table-cell>
          <table:table-cell office:value-type="float" office:value="43" calcext:value-type="float">
            <text:p>43</text:p>
          </table:table-cell>
          <table:table-cell office:value-type="float" office:value="34.9323" calcext:value-type="float">
            <text:p>34,9323</text:p>
          </table:table-cell>
          <table:table-cell table:style-name="ce12" table:formula="of:=IF([.C8]&gt;0;[.G8]/[.C8];&quot;&quot;)" office:value-type="float" office:value="0.00744296825574039" calcext:value-type="float">
            <text:p>0,0074</text:p>
          </table:table-cell>
          <table:table-cell/>
          <table:table-cell table:style-name="ce2" office:value-type="date" office:date-value="2022-04-18T19:00:00" calcext:value-type="date">
            <text:p>18-04-22 19:00</text:p>
          </table:table-cell>
          <table:table-cell office:value-type="float" office:value="0.26" calcext:value-type="float">
            <text:p>0,26</text:p>
          </table:table-cell>
          <table:table-cell office:value-type="float" office:value="0.6" calcext:value-type="float">
            <text:p>0,6</text:p>
          </table:table-cell>
          <table:table-cell office:value-type="float" office:value="-57" calcext:value-type="float">
            <text:p>-57</text:p>
          </table:table-cell>
          <table:table-cell office:value-type="float" office:value="74" calcext:value-type="float">
            <text:p>74</text:p>
          </table:table-cell>
          <table:table-cell office:value-type="float" office:value="46.96" calcext:value-type="float">
            <text:p>46,9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8T20:00:00" calcext:value-type="date">
            <text:p>18-04-22 20: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2" table:formula="of:=IF([.C9]&gt;0;[.G9]/[.C9];&quot;&quot;)" office:value-type="float" office:value="0" calcext:value-type="float">
            <text:p>0,0000</text:p>
          </table:table-cell>
          <table:table-cell/>
          <table:table-cell table:style-name="ce2" office:value-type="date" office:date-value="2022-04-18T20:00:00" calcext:value-type="date">
            <text:p>18-04-22 20: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100" calcext:value-type="float">
            <text:p>-100</text:p>
          </table:table-cell>
          <table:table-cell office:value-type="float" office:value="20" calcext:value-type="float">
            <text:p>20</text:p>
          </table:table-cell>
          <table:table-cell office:value-type="float" office:value="1.97" calcext:value-type="float">
            <text:p>1,9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8T21:00:00" calcext:value-type="date">
            <text:p>18-04-22 21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10]&gt;0;[.G10]/[.C10];&quot;&quot;)">
            <text:p/>
          </table:table-cell>
          <table:table-cell/>
          <table:table-cell table:style-name="ce2" office:value-type="date" office:date-value="2022-04-18T21:00:00" calcext:value-type="date">
            <text:p>18-04-22 21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8T22:00:00" calcext:value-type="date">
            <text:p>18-04-22 22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11]&gt;0;[.G11]/[.C11];&quot;&quot;)">
            <text:p/>
          </table:table-cell>
          <table:table-cell/>
          <table:table-cell table:style-name="ce2" office:value-type="date" office:date-value="2022-04-18T22:00:00" calcext:value-type="date">
            <text:p>18-04-22 22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8T23:00:00" calcext:value-type="date">
            <text:p>18-04-22 23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12]&gt;0;[.G12]/[.C12];&quot;&quot;)">
            <text:p/>
          </table:table-cell>
          <table:table-cell/>
          <table:table-cell table:style-name="ce2" office:value-type="date" office:date-value="2022-04-18T23:00:00" calcext:value-type="date">
            <text:p>18-04-22 23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" calcext:value-type="date">
            <text:p>19-04-22 00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13]&gt;0;[.G13]/[.C13];&quot;&quot;)">
            <text:p/>
          </table:table-cell>
          <table:table-cell/>
          <table:table-cell table:style-name="ce2" office:value-type="date" office:date-value="2022-04-19" calcext:value-type="date">
            <text:p>19-04-22 00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01:00:00" calcext:value-type="date">
            <text:p>19-04-22 01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14]&gt;0;[.G14]/[.C14];&quot;&quot;)">
            <text:p/>
          </table:table-cell>
          <table:table-cell/>
          <table:table-cell table:style-name="ce2" office:value-type="date" office:date-value="2022-04-19T01:00:00" calcext:value-type="date">
            <text:p>19-04-22 01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02:00:00" calcext:value-type="date">
            <text:p>19-04-22 02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15]&gt;0;[.G15]/[.C15];&quot;&quot;)">
            <text:p/>
          </table:table-cell>
          <table:table-cell/>
          <table:table-cell table:style-name="ce2" office:value-type="date" office:date-value="2022-04-19T02:00:00" calcext:value-type="date">
            <text:p>19-04-22 02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03:00:00" calcext:value-type="date">
            <text:p>19-04-22 03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16]&gt;0;[.G16]/[.C16];&quot;&quot;)">
            <text:p/>
          </table:table-cell>
          <table:table-cell/>
          <table:table-cell table:style-name="ce2" office:value-type="date" office:date-value="2022-04-19T03:00:00" calcext:value-type="date">
            <text:p>19-04-22 03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04:00:00" calcext:value-type="date">
            <text:p>19-04-22 04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17]&gt;0;[.G17]/[.C17];&quot;&quot;)">
            <text:p/>
          </table:table-cell>
          <table:table-cell/>
          <table:table-cell table:style-name="ce2" office:value-type="date" office:date-value="2022-04-19T04:00:00" calcext:value-type="date">
            <text:p>19-04-22 04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05:00:00" calcext:value-type="date">
            <text:p>19-04-22 05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18]&gt;0;[.G18]/[.C18];&quot;&quot;)">
            <text:p/>
          </table:table-cell>
          <table:table-cell/>
          <table:table-cell table:style-name="ce2" office:value-type="date" office:date-value="2022-04-19T05:00:00" calcext:value-type="date">
            <text:p>19-04-22 05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06:00:00" calcext:value-type="date">
            <text:p>19-04-22 06:0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table:formula="of:=IF([.C19]&gt;0;[.G19]/[.C19];&quot;&quot;)" office:value-type="float" office:value="0" calcext:value-type="float">
            <text:p>0,0000</text:p>
          </table:table-cell>
          <table:table-cell/>
          <table:table-cell table:style-name="ce2" office:value-type="date" office:date-value="2022-04-19T06:00:00" calcext:value-type="date">
            <text:p>19-04-22 06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07:00:00" calcext:value-type="date">
            <text:p>19-04-22 07:00</text:p>
          </table:table-cell>
          <table:table-cell office:value-type="float" office:value="28" calcext:value-type="float">
            <text:p>28</text:p>
          </table:table-cell>
          <table:table-cell office:value-type="float" office:value="12.1785" calcext:value-type="float">
            <text:p>12,1785</text:p>
          </table:table-cell>
          <table:table-cell table:style-name="ce12" table:formula="of:=IF([.C20]&gt;0;[.G20]/[.C20];&quot;&quot;)" office:value-type="float" office:value="0.00821119185449768" calcext:value-type="float">
            <text:p>0,0082</text:p>
          </table:table-cell>
          <table:table-cell/>
          <table:table-cell table:style-name="ce2" office:value-type="date" office:date-value="2022-04-19T07:00:00" calcext:value-type="date">
            <text:p>19-04-22 07:00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08:00:00" calcext:value-type="date">
            <text:p>19-04-22 08:00</text:p>
          </table:table-cell>
          <table:table-cell office:value-type="float" office:value="78" calcext:value-type="float">
            <text:p>78</text:p>
          </table:table-cell>
          <table:table-cell office:value-type="float" office:value="51.8771" calcext:value-type="float">
            <text:p>51,8771</text:p>
          </table:table-cell>
          <table:table-cell table:style-name="ce12" table:formula="of:=IF([.C21]&gt;0;[.G21]/[.C21];&quot;&quot;)" office:value-type="float" office:value="0.0115657968544888" calcext:value-type="float">
            <text:p>0,0116</text:p>
          </table:table-cell>
          <table:table-cell/>
          <table:table-cell table:style-name="ce2" office:value-type="date" office:date-value="2022-04-19T08:00:00" calcext:value-type="date">
            <text:p>19-04-22 08:00</text:p>
          </table:table-cell>
          <table:table-cell office:value-type="float" office:value="0.6" calcext:value-type="float">
            <text:p>0,6</text:p>
          </table:table-cell>
          <table:table-cell office:value-type="float" office:value="0.78" calcext:value-type="float">
            <text:p>0,78</text:p>
          </table:table-cell>
          <table:table-cell office:value-type="float" office:value="-23" calcext:value-type="float">
            <text:p>-23</text:p>
          </table:table-cell>
          <table:table-cell office:value-type="float" office:value="64" calcext:value-type="float">
            <text:p>64</text:p>
          </table:table-cell>
          <table:table-cell office:value-type="float" office:value="61.1" calcext:value-type="float">
            <text:p>61,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09:00:00" calcext:value-type="date">
            <text:p>19-04-22 09:00</text:p>
          </table:table-cell>
          <table:table-cell office:value-type="float" office:value="144" calcext:value-type="float">
            <text:p>144</text:p>
          </table:table-cell>
          <table:table-cell office:value-type="float" office:value="139.651" calcext:value-type="float">
            <text:p>139,651</text:p>
          </table:table-cell>
          <table:table-cell table:style-name="ce12" table:formula="of:=IF([.C22]&gt;0;[.G22]/[.C22];&quot;&quot;)" office:value-type="float" office:value="0.0115287395006122" calcext:value-type="float">
            <text:p>0,0115</text:p>
          </table:table-cell>
          <table:table-cell/>
          <table:table-cell table:style-name="ce2" office:value-type="date" office:date-value="2022-04-19T09:00:00" calcext:value-type="date">
            <text:p>19-04-22 09:00</text:p>
          </table:table-cell>
          <table:table-cell office:value-type="float" office:value="1.61" calcext:value-type="float">
            <text:p>1,61</text:p>
          </table:table-cell>
          <table:table-cell office:value-type="float" office:value="0.38" calcext:value-type="float">
            <text:p>0,38</text:p>
          </table:table-cell>
          <table:table-cell office:value-type="float" office:value="324" calcext:value-type="float">
            <text:p>324</text:p>
          </table:table-cell>
          <table:table-cell office:value-type="float" office:value="30" calcext:value-type="float">
            <text:p>30</text:p>
          </table:table-cell>
          <table:table-cell office:value-type="float" office:value="29.64" calcext:value-type="float">
            <text:p>29,6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10:00:00" calcext:value-type="date">
            <text:p>19-04-22 10:00</text:p>
          </table:table-cell>
          <table:table-cell office:value-type="float" office:value="200" calcext:value-type="float">
            <text:p>200</text:p>
          </table:table-cell>
          <table:table-cell office:value-type="float" office:value="223.039" calcext:value-type="float">
            <text:p>223,039</text:p>
          </table:table-cell>
          <table:table-cell table:style-name="ce12" table:formula="of:=IF([.C23]&gt;0;[.G23]/[.C23];&quot;&quot;)" office:value-type="float" office:value="0.0143472666215326" calcext:value-type="float">
            <text:p>0,0143</text:p>
          </table:table-cell>
          <table:table-cell/>
          <table:table-cell table:style-name="ce2" office:value-type="date" office:date-value="2022-04-19T10:00:00" calcext:value-type="date">
            <text:p>19-04-22 10:00</text:p>
          </table:table-cell>
          <table:table-cell office:value-type="float" office:value="3.2" calcext:value-type="float">
            <text:p>3,2</text:p>
          </table:table-cell>
          <table:table-cell office:value-type="float" office:value="0.54" calcext:value-type="float">
            <text:p>0,54</text:p>
          </table:table-cell>
          <table:table-cell office:value-type="float" office:value="490" calcext:value-type="float">
            <text:p>490</text:p>
          </table:table-cell>
          <table:table-cell office:value-type="float" office:value="42" calcext:value-type="float">
            <text:p>42</text:p>
          </table:table-cell>
          <table:table-cell office:value-type="float" office:value="42.3" calcext:value-type="float">
            <text:p>42,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11:00:00" calcext:value-type="date">
            <text:p>19-04-22 11:00</text:p>
          </table:table-cell>
          <table:table-cell office:value-type="float" office:value="239" calcext:value-type="float">
            <text:p>239</text:p>
          </table:table-cell>
          <table:table-cell office:value-type="float" office:value="283.516" calcext:value-type="float">
            <text:p>283,516</text:p>
          </table:table-cell>
          <table:table-cell table:style-name="ce12" table:formula="of:=IF([.C24]&gt;0;[.G24]/[.C24];&quot;&quot;)" office:value-type="float" office:value="0.0141438225708602" calcext:value-type="float">
            <text:p>0,0141</text:p>
          </table:table-cell>
          <table:table-cell/>
          <table:table-cell table:style-name="ce2" office:value-type="date" office:date-value="2022-04-19T11:00:00" calcext:value-type="date">
            <text:p>19-04-22 11:00</text:p>
          </table:table-cell>
          <table:table-cell office:value-type="float" office:value="4.01" calcext:value-type="float">
            <text:p>4,01</text:p>
          </table:table-cell>
          <table:table-cell office:value-type="float" office:value="0.69" calcext:value-type="float">
            <text:p>0,69</text:p>
          </table:table-cell>
          <table:table-cell office:value-type="float" office:value="481" calcext:value-type="float">
            <text:p>481</text:p>
          </table:table-cell>
          <table:table-cell office:value-type="float" office:value="53" calcext:value-type="float">
            <text:p>53</text:p>
          </table:table-cell>
          <table:table-cell office:value-type="float" office:value="53.94" calcext:value-type="float">
            <text:p>53,9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12:00:00" calcext:value-type="date">
            <text:p>19-04-22 12:00</text:p>
          </table:table-cell>
          <table:table-cell office:value-type="float" office:value="263" calcext:value-type="float">
            <text:p>263</text:p>
          </table:table-cell>
          <table:table-cell office:value-type="float" office:value="321.265" calcext:value-type="float">
            <text:p>321,265</text:p>
          </table:table-cell>
          <table:table-cell table:style-name="ce12" table:formula="of:=IF([.C25]&gt;0;[.G25]/[.C25];&quot;&quot;)" office:value-type="float" office:value="0.0147230479510684" calcext:value-type="float">
            <text:p>0,0147</text:p>
          </table:table-cell>
          <table:table-cell/>
          <table:table-cell table:style-name="ce2" office:value-type="date" office:date-value="2022-04-19T12:00:00" calcext:value-type="date">
            <text:p>19-04-22 12:00</text:p>
          </table:table-cell>
          <table:table-cell office:value-type="float" office:value="4.73" calcext:value-type="float">
            <text:p>4,73</text:p>
          </table:table-cell>
          <table:table-cell office:value-type="float" office:value="0.86" calcext:value-type="float">
            <text:p>0,8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office:value-type="float" office:value="67.48" calcext:value-type="float">
            <text:p>67,4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13:00:00" calcext:value-type="date">
            <text:p>19-04-22 13:00</text:p>
          </table:table-cell>
          <table:table-cell office:value-type="float" office:value="273" calcext:value-type="float">
            <text:p>273</text:p>
          </table:table-cell>
          <table:table-cell office:value-type="float" office:value="337.932" calcext:value-type="float">
            <text:p>337,932</text:p>
          </table:table-cell>
          <table:table-cell table:style-name="ce12" table:formula="of:=IF([.C26]&gt;0;[.G26]/[.C26];&quot;&quot;)" office:value-type="float" office:value="0.0149142431021626" calcext:value-type="float">
            <text:p>0,0149</text:p>
          </table:table-cell>
          <table:table-cell/>
          <table:table-cell table:style-name="ce2" office:value-type="date" office:date-value="2022-04-19T13:00:00" calcext:value-type="date">
            <text:p>19-04-22 13:00</text:p>
          </table:table-cell>
          <table:table-cell office:value-type="float" office:value="5.04" calcext:value-type="float">
            <text:p>5,04</text:p>
          </table:table-cell>
          <table:table-cell office:value-type="float" office:value="2.1" calcext:value-type="float">
            <text:p>2,1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64.03" calcext:value-type="float">
            <text:p>164,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14:00:00" calcext:value-type="date">
            <text:p>19-04-22 14:00</text:p>
          </table:table-cell>
          <table:table-cell office:value-type="float" office:value="265" calcext:value-type="float">
            <text:p>265</text:p>
          </table:table-cell>
          <table:table-cell office:value-type="float" office:value="327.469" calcext:value-type="float">
            <text:p>327,469</text:p>
          </table:table-cell>
          <table:table-cell table:style-name="ce12" table:formula="of:=IF([.C27]&gt;0;[.G27]/[.C27];&quot;&quot;)" office:value-type="float" office:value="0.0151770091214741" calcext:value-type="float">
            <text:p>0,0152</text:p>
          </table:table-cell>
          <table:table-cell/>
          <table:table-cell table:style-name="ce2" office:value-type="date" office:date-value="2022-04-19T14:00:00" calcext:value-type="date">
            <text:p>19-04-22 14:00</text:p>
          </table:table-cell>
          <table:table-cell office:value-type="float" office:value="4.97" calcext:value-type="float">
            <text:p>4,97</text:p>
          </table:table-cell>
          <table:table-cell office:value-type="float" office:value="0.84" calcext:value-type="float">
            <text:p>0,84</text:p>
          </table:table-cell>
          <table:table-cell office:value-type="float" office:value="493" calcext:value-type="float">
            <text:p>493</text:p>
          </table:table-cell>
          <table:table-cell office:value-type="float" office:value="64" calcext:value-type="float">
            <text:p>64</text:p>
          </table:table-cell>
          <table:table-cell office:value-type="float" office:value="65.48" calcext:value-type="float">
            <text:p>65,4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15:00:00" calcext:value-type="date">
            <text:p>19-04-22 15:00</text:p>
          </table:table-cell>
          <table:table-cell office:value-type="float" office:value="242" calcext:value-type="float">
            <text:p>242</text:p>
          </table:table-cell>
          <table:table-cell office:value-type="float" office:value="294.977" calcext:value-type="float">
            <text:p>294,977</text:p>
          </table:table-cell>
          <table:table-cell table:style-name="ce12" table:formula="of:=IF([.C28]&gt;0;[.G28]/[.C28];&quot;&quot;)" office:value-type="float" office:value="0.0155266342799608" calcext:value-type="float">
            <text:p>0,0155</text:p>
          </table:table-cell>
          <table:table-cell/>
          <table:table-cell table:style-name="ce2" office:value-type="date" office:date-value="2022-04-19T15:00:00" calcext:value-type="date">
            <text:p>19-04-22 15:00</text:p>
          </table:table-cell>
          <table:table-cell office:value-type="float" office:value="4.58" calcext:value-type="float">
            <text:p>4,58</text:p>
          </table:table-cell>
          <table:table-cell office:value-type="float" office:value="0.8" calcext:value-type="float">
            <text:p>0,8</text:p>
          </table:table-cell>
          <table:table-cell office:value-type="float" office:value="475" calcext:value-type="float">
            <text:p>475</text:p>
          </table:table-cell>
          <table:table-cell office:value-type="float" office:value="61" calcext:value-type="float">
            <text:p>61</text:p>
          </table:table-cell>
          <table:table-cell office:value-type="float" office:value="62.17" calcext:value-type="float">
            <text:p>62,1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16:00:00" calcext:value-type="date">
            <text:p>19-04-22 16:00</text:p>
          </table:table-cell>
          <table:table-cell office:value-type="float" office:value="205" calcext:value-type="float">
            <text:p>205</text:p>
          </table:table-cell>
          <table:table-cell office:value-type="float" office:value="242.558" calcext:value-type="float">
            <text:p>242,558</text:p>
          </table:table-cell>
          <table:table-cell table:style-name="ce12" table:formula="of:=IF([.C29]&gt;0;[.G29]/[.C29];&quot;&quot;)" office:value-type="float" office:value="0.0164084466395666" calcext:value-type="float">
            <text:p>0,0164</text:p>
          </table:table-cell>
          <table:table-cell/>
          <table:table-cell table:style-name="ce2" office:value-type="date" office:date-value="2022-04-19T16:00:00" calcext:value-type="date">
            <text:p>19-04-22 16:00</text:p>
          </table:table-cell>
          <table:table-cell office:value-type="float" office:value="3.98" calcext:value-type="float">
            <text:p>3,98</text:p>
          </table:table-cell>
          <table:table-cell office:value-type="float" office:value="0.7" calcext:value-type="float">
            <text:p>0,7</text:p>
          </table:table-cell>
          <table:table-cell office:value-type="float" office:value="469" calcext:value-type="float">
            <text:p>469</text:p>
          </table:table-cell>
          <table:table-cell office:value-type="float" office:value="54" calcext:value-type="float">
            <text:p>54</text:p>
          </table:table-cell>
          <table:table-cell office:value-type="float" office:value="54.6" calcext:value-type="float">
            <text:p>54,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17:00:00" calcext:value-type="date">
            <text:p>19-04-22 17:00</text:p>
          </table:table-cell>
          <table:table-cell office:value-type="float" office:value="152" calcext:value-type="float">
            <text:p>152</text:p>
          </table:table-cell>
          <table:table-cell office:value-type="float" office:value="169.101" calcext:value-type="float">
            <text:p>169,101</text:p>
          </table:table-cell>
          <table:table-cell table:style-name="ce12" table:formula="of:=IF([.C30]&gt;0;[.G30]/[.C30];&quot;&quot;)" office:value-type="float" office:value="0.0164990153813401" calcext:value-type="float">
            <text:p>0,0165</text:p>
          </table:table-cell>
          <table:table-cell/>
          <table:table-cell table:style-name="ce2" office:value-type="date" office:date-value="2022-04-19T17:00:00" calcext:value-type="date">
            <text:p>19-04-22 17:00</text:p>
          </table:table-cell>
          <table:table-cell office:value-type="float" office:value="2.79" calcext:value-type="float">
            <text:p>2,79</text:p>
          </table:table-cell>
          <table:table-cell office:value-type="float" office:value="0.57" calcext:value-type="float">
            <text:p>0,57</text:p>
          </table:table-cell>
          <table:table-cell office:value-type="float" office:value="387" calcext:value-type="float">
            <text:p>387</text:p>
          </table:table-cell>
          <table:table-cell office:value-type="float" office:value="45" calcext:value-type="float">
            <text:p>45</text:p>
          </table:table-cell>
          <table:table-cell office:value-type="float" office:value="44.8" calcext:value-type="float">
            <text:p>44,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18:00:00" calcext:value-type="date">
            <text:p>19-04-22 18:00</text:p>
          </table:table-cell>
          <table:table-cell office:value-type="float" office:value="92" calcext:value-type="float">
            <text:p>92</text:p>
          </table:table-cell>
          <table:table-cell office:value-type="float" office:value="91.6951" calcext:value-type="float">
            <text:p>91,6951</text:p>
          </table:table-cell>
          <table:table-cell table:style-name="ce12" table:formula="of:=IF([.C31]&gt;0;[.G31]/[.C31];&quot;&quot;)" office:value-type="float" office:value="0.0136321351958829" calcext:value-type="float">
            <text:p>0,0136</text:p>
          </table:table-cell>
          <table:table-cell/>
          <table:table-cell table:style-name="ce2" office:value-type="date" office:date-value="2022-04-19T18:00:00" calcext:value-type="date">
            <text:p>19-04-22 18:00</text:p>
          </table:table-cell>
          <table:table-cell office:value-type="float" office:value="1.25" calcext:value-type="float">
            <text:p>1,25</text:p>
          </table:table-cell>
          <table:table-cell office:value-type="float" office:value="0.44" calcext:value-type="float">
            <text:p>0,44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  <table:table-cell office:value-type="float" office:value="34.72" calcext:value-type="float">
            <text:p>34,7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19:00:00" calcext:value-type="date">
            <text:p>19-04-22 19:00</text:p>
          </table:table-cell>
          <table:table-cell office:value-type="float" office:value="39" calcext:value-type="float">
            <text:p>39</text:p>
          </table:table-cell>
          <table:table-cell office:value-type="float" office:value="31.7381" calcext:value-type="float">
            <text:p>31,7381</text:p>
          </table:table-cell>
          <table:table-cell table:style-name="ce12" table:formula="of:=IF([.C32]&gt;0;[.G32]/[.C32];&quot;&quot;)" office:value-type="float" office:value="0.0103975978398203" calcext:value-type="float">
            <text:p>0,0104</text:p>
          </table:table-cell>
          <table:table-cell/>
          <table:table-cell table:style-name="ce2" office:value-type="date" office:date-value="2022-04-19T19:00:00" calcext:value-type="date">
            <text:p>19-04-22 19:00</text:p>
          </table:table-cell>
          <table:table-cell office:value-type="float" office:value="0.33" calcext:value-type="float">
            <text:p>0,33</text:p>
          </table:table-cell>
          <table:table-cell office:value-type="float" office:value="0.21" calcext:value-type="float">
            <text:p>0,21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6.34" calcext:value-type="float">
            <text:p>16,3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20:00:00" calcext:value-type="date">
            <text:p>19-04-22 20:0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 table:formula="of:=IF([.C33]&gt;0;[.G33]/[.C33];&quot;&quot;)" office:value-type="float" office:value="0.0025" calcext:value-type="float">
            <text:p>0,0025</text:p>
          </table:table-cell>
          <table:table-cell/>
          <table:table-cell table:style-name="ce2" office:value-type="date" office:date-value="2022-04-19T20:00:00" calcext:value-type="date">
            <text:p>19-04-22 20:00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21:00:00" calcext:value-type="date">
            <text:p>19-04-22 21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34]&gt;0;[.G34]/[.C34];&quot;&quot;)">
            <text:p/>
          </table:table-cell>
          <table:table-cell/>
          <table:table-cell table:style-name="ce2" office:value-type="date" office:date-value="2022-04-19T21:00:00" calcext:value-type="date">
            <text:p>19-04-22 21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22:00:00" calcext:value-type="date">
            <text:p>19-04-22 22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35]&gt;0;[.G35]/[.C35];&quot;&quot;)">
            <text:p/>
          </table:table-cell>
          <table:table-cell/>
          <table:table-cell table:style-name="ce2" office:value-type="date" office:date-value="2022-04-19T22:00:00" calcext:value-type="date">
            <text:p>19-04-22 22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19T23:00:00" calcext:value-type="date">
            <text:p>19-04-22 23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36]&gt;0;[.G36]/[.C36];&quot;&quot;)">
            <text:p/>
          </table:table-cell>
          <table:table-cell/>
          <table:table-cell table:style-name="ce2" office:value-type="date" office:date-value="2022-04-19T23:00:00" calcext:value-type="date">
            <text:p>19-04-22 23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" calcext:value-type="date">
            <text:p>20-04-22 00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37]&gt;0;[.G37]/[.C37];&quot;&quot;)">
            <text:p/>
          </table:table-cell>
          <table:table-cell/>
          <table:table-cell table:style-name="ce2" office:value-type="date" office:date-value="2022-04-20" calcext:value-type="date">
            <text:p>20-04-22 00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01:00:00" calcext:value-type="date">
            <text:p>20-04-22 01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38]&gt;0;[.G38]/[.C38];&quot;&quot;)">
            <text:p/>
          </table:table-cell>
          <table:table-cell/>
          <table:table-cell table:style-name="ce2" office:value-type="date" office:date-value="2022-04-20T01:00:00" calcext:value-type="date">
            <text:p>20-04-22 01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02:00:00" calcext:value-type="date">
            <text:p>20-04-22 02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39]&gt;0;[.G39]/[.C39];&quot;&quot;)">
            <text:p/>
          </table:table-cell>
          <table:table-cell/>
          <table:table-cell table:style-name="ce2" office:value-type="date" office:date-value="2022-04-20T02:00:00" calcext:value-type="date">
            <text:p>20-04-22 02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03:00:00" calcext:value-type="date">
            <text:p>20-04-22 03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40]&gt;0;[.G40]/[.C40];&quot;&quot;)">
            <text:p/>
          </table:table-cell>
          <table:table-cell/>
          <table:table-cell table:style-name="ce2" office:value-type="date" office:date-value="2022-04-20T03:00:00" calcext:value-type="date">
            <text:p>20-04-22 03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04:00:00" calcext:value-type="date">
            <text:p>20-04-22 04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41]&gt;0;[.G41]/[.C41];&quot;&quot;)">
            <text:p/>
          </table:table-cell>
          <table:table-cell/>
          <table:table-cell table:style-name="ce2" office:value-type="date" office:date-value="2022-04-20T04:00:00" calcext:value-type="date">
            <text:p>20-04-22 04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05:00:00" calcext:value-type="date">
            <text:p>20-04-22 05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42]&gt;0;[.G42]/[.C42];&quot;&quot;)">
            <text:p/>
          </table:table-cell>
          <table:table-cell/>
          <table:table-cell table:style-name="ce2" office:value-type="date" office:date-value="2022-04-20T05:00:00" calcext:value-type="date">
            <text:p>20-04-22 05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06:00:00" calcext:value-type="date">
            <text:p>20-04-22 06: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" table:formula="of:=IF([.C43]&gt;0;[.G43]/[.C43];&quot;&quot;)" office:value-type="float" office:value="0" calcext:value-type="float">
            <text:p>0,0000</text:p>
          </table:table-cell>
          <table:table-cell/>
          <table:table-cell table:style-name="ce2" office:value-type="date" office:date-value="2022-04-20T06:00:00" calcext:value-type="date">
            <text:p>20-04-22 06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07:00:00" calcext:value-type="date">
            <text:p>20-04-22 07:00</text:p>
          </table:table-cell>
          <table:table-cell office:value-type="float" office:value="37" calcext:value-type="float">
            <text:p>37</text:p>
          </table:table-cell>
          <table:table-cell office:value-type="float" office:value="11.6492" calcext:value-type="float">
            <text:p>11,6492</text:p>
          </table:table-cell>
          <table:table-cell table:style-name="ce12" table:formula="of:=IF([.C44]&gt;0;[.G44]/[.C44];&quot;&quot;)" office:value-type="float" office:value="0.00600899632592796" calcext:value-type="float">
            <text:p>0,0060</text:p>
          </table:table-cell>
          <table:table-cell/>
          <table:table-cell table:style-name="ce2" office:value-type="date" office:date-value="2022-04-20T07:00:00" calcext:value-type="date">
            <text:p>20-04-22 07:00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-37" calcext:value-type="float">
            <text:p>-37</text:p>
          </table:table-cell>
          <table:table-cell office:value-type="float" office:value="11" calcext:value-type="float">
            <text:p>11</text:p>
          </table:table-cell>
          <table:table-cell office:value-type="float" office:value="8.88" calcext:value-type="float">
            <text:p>8,8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08:00:00" calcext:value-type="date">
            <text:p>20-04-22 08:00</text:p>
          </table:table-cell>
          <table:table-cell office:value-type="float" office:value="91" calcext:value-type="float">
            <text:p>91</text:p>
          </table:table-cell>
          <table:table-cell office:value-type="float" office:value="57.2436" calcext:value-type="float">
            <text:p>57,2436</text:p>
          </table:table-cell>
          <table:table-cell table:style-name="ce12" table:formula="of:=IF([.C45]&gt;0;[.G45]/[.C45];&quot;&quot;)" office:value-type="float" office:value="0.00890929291658805" calcext:value-type="float">
            <text:p>0,0089</text:p>
          </table:table-cell>
          <table:table-cell/>
          <table:table-cell table:style-name="ce2" office:value-type="date" office:date-value="2022-04-20T08:00:00" calcext:value-type="date">
            <text:p>20-04-22 08:00</text:p>
          </table:table-cell>
          <table:table-cell office:value-type="float" office:value="0.51" calcext:value-type="float">
            <text:p>0,51</text:p>
          </table:table-cell>
          <table:table-cell office:value-type="float" office:value="0.82" calcext:value-type="float">
            <text:p>0,82</text:p>
          </table:table-cell>
          <table:table-cell office:value-type="float" office:value="-38" calcext:value-type="float">
            <text:p>-38</text:p>
          </table:table-cell>
          <table:table-cell office:value-type="float" office:value="67" calcext:value-type="float">
            <text:p>67</text:p>
          </table:table-cell>
          <table:table-cell office:value-type="float" office:value="63.72" calcext:value-type="float">
            <text:p>63,7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09:00:00" calcext:value-type="date">
            <text:p>20-04-22 09:00</text:p>
          </table:table-cell>
          <table:table-cell office:value-type="float" office:value="147" calcext:value-type="float">
            <text:p>147</text:p>
          </table:table-cell>
          <table:table-cell office:value-type="float" office:value="141.52" calcext:value-type="float">
            <text:p>141,52</text:p>
          </table:table-cell>
          <table:table-cell table:style-name="ce12" table:formula="of:=IF([.C46]&gt;0;[.G46]/[.C46];&quot;&quot;)" office:value-type="float" office:value="0.0106698699830413" calcext:value-type="float">
            <text:p>0,0107</text:p>
          </table:table-cell>
          <table:table-cell/>
          <table:table-cell table:style-name="ce2" office:value-type="date" office:date-value="2022-04-20T09:00:00" calcext:value-type="date">
            <text:p>20-04-22 09:00</text:p>
          </table:table-cell>
          <table:table-cell office:value-type="float" office:value="1.51" calcext:value-type="float">
            <text:p>1,51</text:p>
          </table:table-cell>
          <table:table-cell office:value-type="float" office:value="1.64" calcext:value-type="float">
            <text:p>1,64</text:p>
          </table:table-cell>
          <table:table-cell office:value-type="float" office:value="-8" calcext:value-type="float">
            <text:p>-8</text:p>
          </table:table-cell>
          <table:table-cell office:value-type="float" office:value="121" calcext:value-type="float">
            <text:p>121</text:p>
          </table:table-cell>
          <table:table-cell office:value-type="float" office:value="128.09" calcext:value-type="float">
            <text:p>128,0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10:00:00" calcext:value-type="date">
            <text:p>20-04-22 10:00</text:p>
          </table:table-cell>
          <table:table-cell office:value-type="float" office:value="199" calcext:value-type="float">
            <text:p>199</text:p>
          </table:table-cell>
          <table:table-cell office:value-type="float" office:value="219.831" calcext:value-type="float">
            <text:p>219,831</text:p>
          </table:table-cell>
          <table:table-cell table:style-name="ce12" table:formula="of:=IF([.C47]&gt;0;[.G47]/[.C47];&quot;&quot;)" office:value-type="float" office:value="0.0151480000545874" calcext:value-type="float">
            <text:p>0,0151</text:p>
          </table:table-cell>
          <table:table-cell/>
          <table:table-cell table:style-name="ce2" office:value-type="date" office:date-value="2022-04-20T10:00:00" calcext:value-type="date">
            <text:p>20-04-22 10:00</text:p>
          </table:table-cell>
          <table:table-cell office:value-type="float" office:value="3.33" calcext:value-type="float">
            <text:p>3,33</text:p>
          </table:table-cell>
          <table:table-cell office:value-type="float" office:value="2.47" calcext:value-type="float">
            <text:p>2,47</text:p>
          </table:table-cell>
          <table:table-cell office:value-type="float" office:value="35" calcext:value-type="float">
            <text:p>35</text:p>
          </table:table-cell>
          <table:table-cell office:value-type="float" office:value="171" calcext:value-type="float">
            <text:p>171</text:p>
          </table:table-cell>
          <table:table-cell office:value-type="float" office:value="192.98" calcext:value-type="float">
            <text:p>192,9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11:00:00" calcext:value-type="date">
            <text:p>20-04-22 11:00</text:p>
          </table:table-cell>
          <table:table-cell office:value-type="float" office:value="240" calcext:value-type="float">
            <text:p>240</text:p>
          </table:table-cell>
          <table:table-cell office:value-type="float" office:value="282.887" calcext:value-type="float">
            <text:p>282,887</text:p>
          </table:table-cell>
          <table:table-cell table:style-name="ce12" table:formula="of:=IF([.C48]&gt;0;[.G48]/[.C48];&quot;&quot;)" office:value-type="float" office:value="0.0149529670857975" calcext:value-type="float">
            <text:p>0,0150</text:p>
          </table:table-cell>
          <table:table-cell/>
          <table:table-cell table:style-name="ce2" office:value-type="date" office:date-value="2022-04-20T11:00:00" calcext:value-type="date">
            <text:p>20-04-22 11:00</text:p>
          </table:table-cell>
          <table:table-cell office:value-type="float" office:value="4.23" calcext:value-type="float">
            <text:p>4,23</text:p>
          </table:table-cell>
          <table:table-cell office:value-type="float" office:value="3.16" calcext:value-type="float">
            <text:p>3,16</text:p>
          </table:table-cell>
          <table:table-cell office:value-type="float" office:value="34" calcext:value-type="float">
            <text:p>34</text:p>
          </table:table-cell>
          <table:table-cell office:value-type="float" office:value="211" calcext:value-type="float">
            <text:p>211</text:p>
          </table:table-cell>
          <table:table-cell office:value-type="float" office:value="246.6" calcext:value-type="float">
            <text:p>246,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12:00:00" calcext:value-type="date">
            <text:p>20-04-22 12:00</text:p>
          </table:table-cell>
          <table:table-cell office:value-type="float" office:value="268" calcext:value-type="float">
            <text:p>268</text:p>
          </table:table-cell>
          <table:table-cell office:value-type="float" office:value="326.855" calcext:value-type="float">
            <text:p>326,855</text:p>
          </table:table-cell>
          <table:table-cell table:style-name="ce12" table:formula="of:=IF([.C49]&gt;0;[.G49]/[.C49];&quot;&quot;)" office:value-type="float" office:value="0.0145324379311927" calcext:value-type="float">
            <text:p>0,0145</text:p>
          </table:table-cell>
          <table:table-cell/>
          <table:table-cell table:style-name="ce2" office:value-type="date" office:date-value="2022-04-20T12:00:00" calcext:value-type="date">
            <text:p>20-04-22 12:00</text:p>
          </table:table-cell>
          <table:table-cell office:value-type="float" office:value="4.75" calcext:value-type="float">
            <text:p>4,75</text:p>
          </table:table-cell>
          <table:table-cell office:value-type="float" office:value="3.67" calcext:value-type="float">
            <text:p>3,67</text:p>
          </table:table-cell>
          <table:table-cell office:value-type="float" office:value="29" calcext:value-type="float">
            <text:p>29</text:p>
          </table:table-cell>
          <table:table-cell office:value-type="float" office:value="240" calcext:value-type="float">
            <text:p>240</text:p>
          </table:table-cell>
          <table:table-cell office:value-type="float" office:value="286.34" calcext:value-type="float">
            <text:p>286,3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13:00:00" calcext:value-type="date">
            <text:p>20-04-22 13:00</text:p>
          </table:table-cell>
          <table:table-cell office:value-type="float" office:value="277" calcext:value-type="float">
            <text:p>277</text:p>
          </table:table-cell>
          <table:table-cell office:value-type="float" office:value="342.1" calcext:value-type="float">
            <text:p>342,1</text:p>
          </table:table-cell>
          <table:table-cell table:style-name="ce12" table:formula="of:=IF([.C50]&gt;0;[.G50]/[.C50];&quot;&quot;)" office:value-type="float" office:value="0.0146448406898568" calcext:value-type="float">
            <text:p>0,0146</text:p>
          </table:table-cell>
          <table:table-cell/>
          <table:table-cell table:style-name="ce2" office:value-type="date" office:date-value="2022-04-20T13:00:00" calcext:value-type="date">
            <text:p>20-04-22 13:00</text:p>
          </table:table-cell>
          <table:table-cell office:value-type="float" office:value="5.01" calcext:value-type="float">
            <text:p>5,01</text:p>
          </table:table-cell>
          <table:table-cell office:value-type="float" office:value="3.97" calcext:value-type="float">
            <text:p>3,97</text:p>
          </table:table-cell>
          <table:table-cell office:value-type="float" office:value="26" calcext:value-type="float">
            <text:p>26</text:p>
          </table:table-cell>
          <table:table-cell office:value-type="float" office:value="257" calcext:value-type="float">
            <text:p>257</text:p>
          </table:table-cell>
          <table:table-cell office:value-type="float" office:value="310.32" calcext:value-type="float">
            <text:p>310,3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14:00:00" calcext:value-type="date">
            <text:p>20-04-22 14:00</text:p>
          </table:table-cell>
          <table:table-cell office:value-type="float" office:value="267" calcext:value-type="float">
            <text:p>267</text:p>
          </table:table-cell>
          <table:table-cell office:value-type="float" office:value="328.55" calcext:value-type="float">
            <text:p>328,55</text:p>
          </table:table-cell>
          <table:table-cell table:style-name="ce12" table:formula="of:=IF([.C51]&gt;0;[.G51]/[.C51];&quot;&quot;)" office:value-type="float" office:value="0.0150053264343327" calcext:value-type="float">
            <text:p>0,0150</text:p>
          </table:table-cell>
          <table:table-cell/>
          <table:table-cell table:style-name="ce2" office:value-type="date" office:date-value="2022-04-20T14:00:00" calcext:value-type="date">
            <text:p>20-04-22 14:00</text:p>
          </table:table-cell>
          <table:table-cell office:value-type="float" office:value="4.93" calcext:value-type="float">
            <text:p>4,9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58" calcext:value-type="float">
            <text:p>258</text:p>
          </table:table-cell>
          <table:table-cell office:value-type="float" office:value="312.28" calcext:value-type="float">
            <text:p>312,2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15:00:00" calcext:value-type="date">
            <text:p>20-04-22 15:00</text:p>
          </table:table-cell>
          <table:table-cell office:value-type="float" office:value="243" calcext:value-type="float">
            <text:p>243</text:p>
          </table:table-cell>
          <table:table-cell office:value-type="float" office:value="294.586" calcext:value-type="float">
            <text:p>294,586</text:p>
          </table:table-cell>
          <table:table-cell table:style-name="ce12" table:formula="of:=IF([.C52]&gt;0;[.G52]/[.C52];&quot;&quot;)" office:value-type="float" office:value="0.015513296626452" calcext:value-type="float">
            <text:p>0,0155</text:p>
          </table:table-cell>
          <table:table-cell/>
          <table:table-cell table:style-name="ce2" office:value-type="date" office:date-value="2022-04-20T15:00:00" calcext:value-type="date">
            <text:p>20-04-22 15:00</text:p>
          </table:table-cell>
          <table:table-cell office:value-type="float" office:value="4.57" calcext:value-type="float">
            <text:p>4,57</text:p>
          </table:table-cell>
          <table:table-cell office:value-type="float" office:value="3.77" calcext:value-type="float">
            <text:p>3,77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  <table:table-cell office:value-type="float" office:value="294.7" calcext:value-type="float">
            <text:p>294,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16:00:00" calcext:value-type="date">
            <text:p>20-04-22 16:00</text:p>
          </table:table-cell>
          <table:table-cell office:value-type="float" office:value="204" calcext:value-type="float">
            <text:p>204</text:p>
          </table:table-cell>
          <table:table-cell office:value-type="float" office:value="239.371" calcext:value-type="float">
            <text:p>239,371</text:p>
          </table:table-cell>
          <table:table-cell table:style-name="ce12" table:formula="of:=IF([.C53]&gt;0;[.G53]/[.C53];&quot;&quot;)" office:value-type="float" office:value="0.0162927004524358" calcext:value-type="float">
            <text:p>0,0163</text:p>
          </table:table-cell>
          <table:table-cell/>
          <table:table-cell table:style-name="ce2" office:value-type="date" office:date-value="2022-04-20T16:00:00" calcext:value-type="date">
            <text:p>20-04-22 16:00</text:p>
          </table:table-cell>
          <table:table-cell office:value-type="float" office:value="3.9" calcext:value-type="float">
            <text:p>3,9</text:p>
          </table:table-cell>
          <table:table-cell office:value-type="float" office:value="3.29" calcext:value-type="float">
            <text:p>3,29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257.07" calcext:value-type="float">
            <text:p>257,0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17:00:00" calcext:value-type="date">
            <text:p>20-04-22 17:00</text:p>
          </table:table-cell>
          <table:table-cell office:value-type="float" office:value="154" calcext:value-type="float">
            <text:p>154</text:p>
          </table:table-cell>
          <table:table-cell office:value-type="float" office:value="170.432" calcext:value-type="float">
            <text:p>170,432</text:p>
          </table:table-cell>
          <table:table-cell table:style-name="ce12" table:formula="of:=IF([.C54]&gt;0;[.G54]/[.C54];&quot;&quot;)" office:value-type="float" office:value="0.017132932782576" calcext:value-type="float">
            <text:p>0,0171</text:p>
          </table:table-cell>
          <table:table-cell/>
          <table:table-cell table:style-name="ce2" office:value-type="date" office:date-value="2022-04-20T17:00:00" calcext:value-type="date">
            <text:p>20-04-22 17:00</text:p>
          </table:table-cell>
          <table:table-cell office:value-type="float" office:value="2.92" calcext:value-type="float">
            <text:p>2,92</text:p>
          </table:table-cell>
          <table:table-cell office:value-type="float" office:value="2.6" calcext:value-type="float">
            <text:p>2,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202.96" calcext:value-type="float">
            <text:p>202,9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18:00:00" calcext:value-type="date">
            <text:p>20-04-22 18:00</text:p>
          </table:table-cell>
          <table:table-cell office:value-type="float" office:value="99" calcext:value-type="float">
            <text:p>99</text:p>
          </table:table-cell>
          <table:table-cell office:value-type="float" office:value="98.6406" calcext:value-type="float">
            <text:p>98,6406</text:p>
          </table:table-cell>
          <table:table-cell table:style-name="ce12" table:formula="of:=IF([.C55]&gt;0;[.G55]/[.C55];&quot;&quot;)" office:value-type="float" office:value="0.0141929388101857" calcext:value-type="float">
            <text:p>0,0142</text:p>
          </table:table-cell>
          <table:table-cell/>
          <table:table-cell table:style-name="ce2" office:value-type="date" office:date-value="2022-04-20T18:00:00" calcext:value-type="date">
            <text:p>20-04-22 18:00</text:p>
          </table:table-cell>
          <table:table-cell office:value-type="float" office:value="1.4" calcext:value-type="float">
            <text:p>1,4</text:p>
          </table:table-cell>
          <table:table-cell office:value-type="float" office:value="1.7" calcext:value-type="float">
            <text:p>1,7</text:p>
          </table:table-cell>
          <table:table-cell office:value-type="float" office:value="-18" calcext:value-type="float">
            <text:p>-18</text:p>
          </table:table-cell>
          <table:table-cell office:value-type="float" office:value="132" calcext:value-type="float">
            <text:p>132</text:p>
          </table:table-cell>
          <table:table-cell office:value-type="float" office:value="132.54" calcext:value-type="float">
            <text:p>132,5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19:00:00" calcext:value-type="date">
            <text:p>20-04-22 19:00</text:p>
          </table:table-cell>
          <table:table-cell office:value-type="float" office:value="45" calcext:value-type="float">
            <text:p>45</text:p>
          </table:table-cell>
          <table:table-cell office:value-type="float" office:value="35.9018" calcext:value-type="float">
            <text:p>35,9018</text:p>
          </table:table-cell>
          <table:table-cell table:style-name="ce12" table:formula="of:=IF([.C56]&gt;0;[.G56]/[.C56];&quot;&quot;)" office:value-type="float" office:value="0.00807758942448568" calcext:value-type="float">
            <text:p>0,0081</text:p>
          </table:table-cell>
          <table:table-cell/>
          <table:table-cell table:style-name="ce2" office:value-type="date" office:date-value="2022-04-20T19:00:00" calcext:value-type="date">
            <text:p>20-04-22 19:00</text:p>
          </table:table-cell>
          <table:table-cell office:value-type="float" office:value="0.29" calcext:value-type="float">
            <text:p>0,29</text:p>
          </table:table-cell>
          <table:table-cell office:value-type="float" office:value="0.63" calcext:value-type="float">
            <text:p>0,63</text:p>
          </table:table-cell>
          <table:table-cell office:value-type="float" office:value="-55" calcext:value-type="float">
            <text:p>-55</text:p>
          </table:table-cell>
          <table:table-cell office:value-type="float" office:value="79" calcext:value-type="float">
            <text:p>79</text:p>
          </table:table-cell>
          <table:table-cell office:value-type="float" office:value="49.32" calcext:value-type="float">
            <text:p>49,3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20:00:00" calcext:value-type="date">
            <text:p>20-04-22 20:00</text:p>
          </table:table-cell>
          <table:table-cell office:value-type="float" office:value="6" calcext:value-type="float">
            <text:p>6</text:p>
          </table:table-cell>
          <table:table-cell office:value-type="float" office:value="2.52334" calcext:value-type="float">
            <text:p>2,52334</text:p>
          </table:table-cell>
          <table:table-cell table:style-name="ce12" table:formula="of:=IF([.C57]&gt;0;[.G57]/[.C57];&quot;&quot;)" office:value-type="float" office:value="0.00396300141875451" calcext:value-type="float">
            <text:p>0,0040</text:p>
          </table:table-cell>
          <table:table-cell/>
          <table:table-cell table:style-name="ce2" office:value-type="date" office:date-value="2022-04-20T20:00:00" calcext:value-type="date">
            <text:p>20-04-22 20:0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79" calcext:value-type="float">
            <text:p>-79</text:p>
          </table:table-cell>
          <table:table-cell office:value-type="float" office:value="23" calcext:value-type="float">
            <text:p>23</text:p>
          </table:table-cell>
          <table:table-cell office:value-type="float" office:value="2.26" calcext:value-type="float">
            <text:p>2,2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21:00:00" calcext:value-type="date">
            <text:p>20-04-22 21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58]&gt;0;[.G58]/[.C58];&quot;&quot;)">
            <text:p/>
          </table:table-cell>
          <table:table-cell/>
          <table:table-cell table:style-name="ce2" office:value-type="date" office:date-value="2022-04-20T21:00:00" calcext:value-type="date">
            <text:p>20-04-22 21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22:00:00" calcext:value-type="date">
            <text:p>20-04-22 22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59]&gt;0;[.G59]/[.C59];&quot;&quot;)">
            <text:p/>
          </table:table-cell>
          <table:table-cell/>
          <table:table-cell table:style-name="ce2" office:value-type="date" office:date-value="2022-04-20T22:00:00" calcext:value-type="date">
            <text:p>20-04-22 22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0T23:00:00" calcext:value-type="date">
            <text:p>20-04-22 23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60]&gt;0;[.G60]/[.C60];&quot;&quot;)">
            <text:p/>
          </table:table-cell>
          <table:table-cell/>
          <table:table-cell table:style-name="ce2" office:value-type="date" office:date-value="2022-04-20T23:00:00" calcext:value-type="date">
            <text:p>20-04-22 23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" calcext:value-type="date">
            <text:p>21-04-22 00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61]&gt;0;[.G61]/[.C61];&quot;&quot;)">
            <text:p/>
          </table:table-cell>
          <table:table-cell/>
          <table:table-cell table:style-name="ce2" office:value-type="date" office:date-value="2022-04-21" calcext:value-type="date">
            <text:p>21-04-22 00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01:00:00" calcext:value-type="date">
            <text:p>21-04-22 01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62]&gt;0;[.G62]/[.C62];&quot;&quot;)">
            <text:p/>
          </table:table-cell>
          <table:table-cell/>
          <table:table-cell table:style-name="ce2" office:value-type="date" office:date-value="2022-04-21T01:00:00" calcext:value-type="date">
            <text:p>21-04-22 01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02:00:00" calcext:value-type="date">
            <text:p>21-04-22 02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63]&gt;0;[.G63]/[.C63];&quot;&quot;)">
            <text:p/>
          </table:table-cell>
          <table:table-cell/>
          <table:table-cell table:style-name="ce2" office:value-type="date" office:date-value="2022-04-21T02:00:00" calcext:value-type="date">
            <text:p>21-04-22 02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03:00:00" calcext:value-type="date">
            <text:p>21-04-22 03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64]&gt;0;[.G64]/[.C64];&quot;&quot;)">
            <text:p/>
          </table:table-cell>
          <table:table-cell/>
          <table:table-cell table:style-name="ce2" office:value-type="date" office:date-value="2022-04-21T03:00:00" calcext:value-type="date">
            <text:p>21-04-22 03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04:00:00" calcext:value-type="date">
            <text:p>21-04-22 04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65]&gt;0;[.G65]/[.C65];&quot;&quot;)">
            <text:p/>
          </table:table-cell>
          <table:table-cell/>
          <table:table-cell table:style-name="ce2" office:value-type="date" office:date-value="2022-04-21T04:00:00" calcext:value-type="date">
            <text:p>21-04-22 04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05:00:00" calcext:value-type="date">
            <text:p>21-04-22 05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66]&gt;0;[.G66]/[.C66];&quot;&quot;)">
            <text:p/>
          </table:table-cell>
          <table:table-cell/>
          <table:table-cell table:style-name="ce2" office:value-type="date" office:date-value="2022-04-21T05:00:00" calcext:value-type="date">
            <text:p>21-04-22 05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06:00:00" calcext:value-type="date">
            <text:p>21-04-22 06: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" table:formula="of:=IF([.C67]&gt;0;[.G67]/[.C67];&quot;&quot;)" office:value-type="float" office:value="0" calcext:value-type="float">
            <text:p>0,0000</text:p>
          </table:table-cell>
          <table:table-cell/>
          <table:table-cell table:style-name="ce2" office:value-type="date" office:date-value="2022-04-21T06:00:00" calcext:value-type="date">
            <text:p>21-04-22 06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07:00:00" calcext:value-type="date">
            <text:p>21-04-22 07:00</text:p>
          </table:table-cell>
          <table:table-cell office:value-type="float" office:value="38" calcext:value-type="float">
            <text:p>38</text:p>
          </table:table-cell>
          <table:table-cell office:value-type="float" office:value="12.2293" calcext:value-type="float">
            <text:p>12,2293</text:p>
          </table:table-cell>
          <table:table-cell table:style-name="ce12" table:formula="of:=IF([.C68]&gt;0;[.G68]/[.C68];&quot;&quot;)" office:value-type="float" office:value="0.00654166632595488" calcext:value-type="float">
            <text:p>0,0065</text:p>
          </table:table-cell>
          <table:table-cell/>
          <table:table-cell table:style-name="ce2" office:value-type="date" office:date-value="2022-04-21T07:00:00" calcext:value-type="date">
            <text:p>21-04-22 07:00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-44" calcext:value-type="float">
            <text:p>-44</text:p>
          </table:table-cell>
          <table:table-cell office:value-type="float" office:value="13" calcext:value-type="float">
            <text:p>13</text:p>
          </table:table-cell>
          <table:table-cell office:value-type="float" office:value="10.52" calcext:value-type="float">
            <text:p>10,5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08:00:00" calcext:value-type="date">
            <text:p>21-04-22 08:00</text:p>
          </table:table-cell>
          <table:table-cell office:value-type="float" office:value="91" calcext:value-type="float">
            <text:p>91</text:p>
          </table:table-cell>
          <table:table-cell office:value-type="float" office:value="57.2767" calcext:value-type="float">
            <text:p>57,2767</text:p>
          </table:table-cell>
          <table:table-cell table:style-name="ce12" table:formula="of:=IF([.C69]&gt;0;[.G69]/[.C69];&quot;&quot;)" office:value-type="float" office:value="0.00855496213992775" calcext:value-type="float">
            <text:p>0,0086</text:p>
          </table:table-cell>
          <table:table-cell/>
          <table:table-cell table:style-name="ce2" office:value-type="date" office:date-value="2022-04-21T08:00:00" calcext:value-type="date">
            <text:p>21-04-22 08:00</text:p>
          </table:table-cell>
          <table:table-cell office:value-type="float" office:value="0.49" calcext:value-type="float">
            <text:p>0,49</text:p>
          </table:table-cell>
          <table:table-cell office:value-type="float" office:value="0.75" calcext:value-type="float">
            <text:p>0,75</text:p>
          </table:table-cell>
          <table:table-cell office:value-type="float" office:value="-36" calcext:value-type="float">
            <text:p>-36</text:p>
          </table:table-cell>
          <table:table-cell office:value-type="float" office:value="62" calcext:value-type="float">
            <text:p>62</text:p>
          </table:table-cell>
          <table:table-cell office:value-type="float" office:value="58.73" calcext:value-type="float">
            <text:p>58,7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09:00:00" calcext:value-type="date">
            <text:p>21-04-22 09:00</text:p>
          </table:table-cell>
          <table:table-cell office:value-type="float" office:value="148" calcext:value-type="float">
            <text:p>148</text:p>
          </table:table-cell>
          <table:table-cell office:value-type="float" office:value="141.308" calcext:value-type="float">
            <text:p>141,308</text:p>
          </table:table-cell>
          <table:table-cell table:style-name="ce12" table:formula="of:=IF([.C70]&gt;0;[.G70]/[.C70];&quot;&quot;)" office:value-type="float" office:value="0.0108274124607241" calcext:value-type="float">
            <text:p>0,0108</text:p>
          </table:table-cell>
          <table:table-cell/>
          <table:table-cell table:style-name="ce2" office:value-type="date" office:date-value="2022-04-21T09:00:00" calcext:value-type="date">
            <text:p>21-04-22 09:00</text:p>
          </table:table-cell>
          <table:table-cell office:value-type="float" office:value="1.53" calcext:value-type="float">
            <text:p>1,5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7.06" calcext:value-type="float">
            <text:p>117,0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10:00:00" calcext:value-type="date">
            <text:p>21-04-22 10:00</text:p>
          </table:table-cell>
          <table:table-cell office:value-type="float" office:value="192" calcext:value-type="float">
            <text:p>192</text:p>
          </table:table-cell>
          <table:table-cell office:value-type="float" office:value="208.936" calcext:value-type="float">
            <text:p>208,936</text:p>
          </table:table-cell>
          <table:table-cell table:style-name="ce12" table:formula="of:=IF([.C71]&gt;0;[.G71]/[.C71];&quot;&quot;)" office:value-type="float" office:value="0.0159857564038749" calcext:value-type="float">
            <text:p>0,0160</text:p>
          </table:table-cell>
          <table:table-cell/>
          <table:table-cell table:style-name="ce2" office:value-type="date" office:date-value="2022-04-21T10:00:00" calcext:value-type="date">
            <text:p>21-04-22 10:00</text:p>
          </table:table-cell>
          <table:table-cell office:value-type="float" office:value="3.34" calcext:value-type="float">
            <text:p>3,34</text:p>
          </table:table-cell>
          <table:table-cell office:value-type="float" office:value="2.48" calcext:value-type="float">
            <text:p>2,48</text:p>
          </table:table-cell>
          <table:table-cell office:value-type="float" office:value="35" calcext:value-type="float">
            <text:p>35</text:p>
          </table:table-cell>
          <table:table-cell office:value-type="float" office:value="172" calcext:value-type="float">
            <text:p>172</text:p>
          </table:table-cell>
          <table:table-cell office:value-type="float" office:value="193.33" calcext:value-type="float">
            <text:p>193,3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11:00:00" calcext:value-type="date">
            <text:p>21-04-22 11:00</text:p>
          </table:table-cell>
          <table:table-cell office:value-type="float" office:value="242" calcext:value-type="float">
            <text:p>242</text:p>
          </table:table-cell>
          <table:table-cell office:value-type="float" office:value="283.758" calcext:value-type="float">
            <text:p>283,758</text:p>
          </table:table-cell>
          <table:table-cell table:style-name="ce12" table:formula="of:=IF([.C72]&gt;0;[.G72]/[.C72];&quot;&quot;)" office:value-type="float" office:value="0.0150127925908697" calcext:value-type="float">
            <text:p>0,0150</text:p>
          </table:table-cell>
          <table:table-cell/>
          <table:table-cell table:style-name="ce2" office:value-type="date" office:date-value="2022-04-21T11:00:00" calcext:value-type="date">
            <text:p>21-04-22 11:00</text:p>
          </table:table-cell>
          <table:table-cell office:value-type="float" office:value="4.26" calcext:value-type="float">
            <text:p>4,26</text:p>
          </table:table-cell>
          <table:table-cell office:value-type="float" office:value="1.58" calcext:value-type="float">
            <text:p>1,58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123.64" calcext:value-type="float">
            <text:p>123,6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12:00:00" calcext:value-type="date">
            <text:p>21-04-22 12:00</text:p>
          </table:table-cell>
          <table:table-cell office:value-type="float" office:value="245" calcext:value-type="float">
            <text:p>245</text:p>
          </table:table-cell>
          <table:table-cell office:value-type="float" office:value="289.905" calcext:value-type="float">
            <text:p>289,905</text:p>
          </table:table-cell>
          <table:table-cell table:style-name="ce12" table:formula="of:=IF([.C73]&gt;0;[.G73]/[.C73];&quot;&quot;)" office:value-type="float" office:value="0.0165571480312516" calcext:value-type="float">
            <text:p>0,0166</text:p>
          </table:table-cell>
          <table:table-cell/>
          <table:table-cell table:style-name="ce2" office:value-type="date" office:date-value="2022-04-21T12:00:00" calcext:value-type="date">
            <text:p>21-04-22 12:00</text:p>
          </table:table-cell>
          <table:table-cell office:value-type="float" office:value="4.8" calcext:value-type="float">
            <text:p>4,8</text:p>
          </table:table-cell>
          <table:table-cell office:value-type="float" office:value="3.69" calcext:value-type="float">
            <text:p>3,69</text:p>
          </table:table-cell>
          <table:table-cell office:value-type="float" office:value="30" calcext:value-type="float">
            <text:p>30</text:p>
          </table:table-cell>
          <table:table-cell office:value-type="float" office:value="242" calcext:value-type="float">
            <text:p>242</text:p>
          </table:table-cell>
          <table:table-cell office:value-type="float" office:value="287.95" calcext:value-type="float">
            <text:p>287,9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13:00:00" calcext:value-type="date">
            <text:p>21-04-22 13:00</text:p>
          </table:table-cell>
          <table:table-cell office:value-type="float" office:value="258" calcext:value-type="float">
            <text:p>258</text:p>
          </table:table-cell>
          <table:table-cell office:value-type="float" office:value="310.529" calcext:value-type="float">
            <text:p>310,529</text:p>
          </table:table-cell>
          <table:table-cell table:style-name="ce12" table:formula="of:=IF([.C74]&gt;0;[.G74]/[.C74];&quot;&quot;)" office:value-type="float" office:value="0.0144591970476187" calcext:value-type="float">
            <text:p>0,0145</text:p>
          </table:table-cell>
          <table:table-cell/>
          <table:table-cell table:style-name="ce2" office:value-type="date" office:date-value="2022-04-21T13:00:00" calcext:value-type="date">
            <text:p>21-04-22 13:00</text:p>
          </table:table-cell>
          <table:table-cell office:value-type="float" office:value="4.49" calcext:value-type="float">
            <text:p>4,49</text:p>
          </table:table-cell>
          <table:table-cell office:value-type="float" office:value="3.79" calcext:value-type="float">
            <text:p>3,79</text:p>
          </table:table-cell>
          <table:table-cell office:value-type="float" office:value="18" calcext:value-type="float">
            <text:p>18</text:p>
          </table:table-cell>
          <table:table-cell office:value-type="float" office:value="248" calcext:value-type="float">
            <text:p>248</text:p>
          </table:table-cell>
          <table:table-cell office:value-type="float" office:value="295.93" calcext:value-type="float">
            <text:p>295,9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14:00:00" calcext:value-type="date">
            <text:p>21-04-22 14:00</text:p>
          </table:table-cell>
          <table:table-cell office:value-type="float" office:value="256" calcext:value-type="float">
            <text:p>256</text:p>
          </table:table-cell>
          <table:table-cell office:value-type="float" office:value="309.47" calcext:value-type="float">
            <text:p>309,47</text:p>
          </table:table-cell>
          <table:table-cell table:style-name="ce12" table:formula="of:=IF([.C75]&gt;0;[.G75]/[.C75];&quot;&quot;)" office:value-type="float" office:value="0.0154134487995605" calcext:value-type="float">
            <text:p>0,0154</text:p>
          </table:table-cell>
          <table:table-cell/>
          <table:table-cell table:style-name="ce2" office:value-type="date" office:date-value="2022-04-21T14:00:00" calcext:value-type="date">
            <text:p>21-04-22 14:00</text:p>
          </table:table-cell>
          <table:table-cell office:value-type="float" office:value="4.77" calcext:value-type="float">
            <text:p>4,77</text:p>
          </table:table-cell>
          <table:table-cell office:value-type="float" office:value="0.85" calcext:value-type="float">
            <text:p>0,85</text:p>
          </table:table-cell>
          <table:table-cell office:value-type="float" office:value="462" calcext:value-type="float">
            <text:p>462</text:p>
          </table:table-cell>
          <table:table-cell office:value-type="float" office:value="65" calcext:value-type="float">
            <text:p>65</text:p>
          </table:table-cell>
          <table:table-cell office:value-type="float" office:value="66.35" calcext:value-type="float">
            <text:p>66,3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15:00:00" calcext:value-type="date">
            <text:p>21-04-22 15:00</text:p>
          </table:table-cell>
          <table:table-cell office:value-type="float" office:value="214" calcext:value-type="float">
            <text:p>214</text:p>
          </table:table-cell>
          <table:table-cell office:value-type="float" office:value="249.549" calcext:value-type="float">
            <text:p>249,549</text:p>
          </table:table-cell>
          <table:table-cell table:style-name="ce12" table:formula="of:=IF([.C76]&gt;0;[.G76]/[.C76];&quot;&quot;)" office:value-type="float" office:value="0.0161491330359969" calcext:value-type="float">
            <text:p>0,0161</text:p>
          </table:table-cell>
          <table:table-cell/>
          <table:table-cell table:style-name="ce2" office:value-type="date" office:date-value="2022-04-21T15:00:00" calcext:value-type="date">
            <text:p>21-04-22 15:00</text:p>
          </table:table-cell>
          <table:table-cell office:value-type="float" office:value="4.03" calcext:value-type="float">
            <text:p>4,03</text:p>
          </table:table-cell>
          <table:table-cell office:value-type="float" office:value="2.23" calcext:value-type="float">
            <text:p>2,23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  <table:table-cell office:value-type="float" office:value="173.8" calcext:value-type="float">
            <text:p>173,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16:00:00" calcext:value-type="date">
            <text:p>21-04-22 16:00</text:p>
          </table:table-cell>
          <table:table-cell office:value-type="float" office:value="152" calcext:value-type="float">
            <text:p>152</text:p>
          </table:table-cell>
          <table:table-cell office:value-type="float" office:value="166.18" calcext:value-type="float">
            <text:p>166,18</text:p>
          </table:table-cell>
          <table:table-cell table:style-name="ce12" table:formula="of:=IF([.C77]&gt;0;[.G77]/[.C77];&quot;&quot;)" office:value-type="float" office:value="0.0223251895534962" calcext:value-type="float">
            <text:p>0,0223</text:p>
          </table:table-cell>
          <table:table-cell/>
          <table:table-cell table:style-name="ce2" office:value-type="date" office:date-value="2022-04-21T16:00:00" calcext:value-type="date">
            <text:p>21-04-22 16:00</text:p>
          </table:table-cell>
          <table:table-cell office:value-type="float" office:value="3.71" calcext:value-type="float">
            <text:p>3,71</text:p>
          </table:table-cell>
          <table:table-cell office:value-type="float" office:value="0.94" calcext:value-type="float">
            <text:p>0,94</text:p>
          </table:table-cell>
          <table:table-cell office:value-type="float" office:value="294" calcext:value-type="float">
            <text:p>294</text:p>
          </table:table-cell>
          <table:table-cell office:value-type="float" office:value="72" calcext:value-type="float">
            <text:p>72</text:p>
          </table:table-cell>
          <table:table-cell office:value-type="float" office:value="73.52" calcext:value-type="float">
            <text:p>73,5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17:00:00" calcext:value-type="date">
            <text:p>21-04-22 17:00</text:p>
          </table:table-cell>
          <table:table-cell office:value-type="float" office:value="138" calcext:value-type="float">
            <text:p>138</text:p>
          </table:table-cell>
          <table:table-cell office:value-type="float" office:value="148.464" calcext:value-type="float">
            <text:p>148,464</text:p>
          </table:table-cell>
          <table:table-cell table:style-name="ce12" table:formula="of:=IF([.C78]&gt;0;[.G78]/[.C78];&quot;&quot;)" office:value-type="float" office:value="0.014010130401983" calcext:value-type="float">
            <text:p>0,0140</text:p>
          </table:table-cell>
          <table:table-cell/>
          <table:table-cell table:style-name="ce2" office:value-type="date" office:date-value="2022-04-21T17:00:00" calcext:value-type="date">
            <text:p>21-04-22 17:00</text:p>
          </table:table-cell>
          <table:table-cell office:value-type="float" office:value="2.08" calcext:value-type="float">
            <text:p>2,08</text:p>
          </table:table-cell>
          <table:table-cell office:value-type="float" office:value="1.42" calcext:value-type="float">
            <text:p>1,42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111.16" calcext:value-type="float">
            <text:p>111,1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18:00:00" calcext:value-type="date">
            <text:p>21-04-22 18:00</text:p>
          </table:table-cell>
          <table:table-cell office:value-type="float" office:value="97" calcext:value-type="float">
            <text:p>97</text:p>
          </table:table-cell>
          <table:table-cell office:value-type="float" office:value="95.6132" calcext:value-type="float">
            <text:p>95,6132</text:p>
          </table:table-cell>
          <table:table-cell table:style-name="ce12" table:formula="of:=IF([.C79]&gt;0;[.G79]/[.C79];&quot;&quot;)" office:value-type="float" office:value="0.00857622169323901" calcext:value-type="float">
            <text:p>0,0086</text:p>
          </table:table-cell>
          <table:table-cell/>
          <table:table-cell table:style-name="ce2" office:value-type="date" office:date-value="2022-04-21T18:00:00" calcext:value-type="date">
            <text:p>21-04-22 18:00</text:p>
          </table:table-cell>
          <table:table-cell office:value-type="float" office:value="0.82" calcext:value-type="float">
            <text:p>0,82</text:p>
          </table:table-cell>
          <table:table-cell office:value-type="float" office:value="0.41" calcext:value-type="float">
            <text:p>0,41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  <table:table-cell office:value-type="float" office:value="31.65" calcext:value-type="float">
            <text:p>31,6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19:00:00" calcext:value-type="date">
            <text:p>21-04-22 19:00</text:p>
          </table:table-cell>
          <table:table-cell office:value-type="float" office:value="39" calcext:value-type="float">
            <text:p>39</text:p>
          </table:table-cell>
          <table:table-cell office:value-type="float" office:value="31.3933" calcext:value-type="float">
            <text:p>31,3933</text:p>
          </table:table-cell>
          <table:table-cell table:style-name="ce12" table:formula="of:=IF([.C80]&gt;0;[.G80]/[.C80];&quot;&quot;)" office:value-type="float" office:value="0.00828202196009977" calcext:value-type="float">
            <text:p>0,0083</text:p>
          </table:table-cell>
          <table:table-cell/>
          <table:table-cell table:style-name="ce2" office:value-type="date" office:date-value="2022-04-21T19:00:00" calcext:value-type="date">
            <text:p>21-04-22 19:00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.14" calcext:value-type="float">
            <text:p>17,1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20:00:00" calcext:value-type="date">
            <text:p>21-04-22 20: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" table:formula="of:=IF([.C81]&gt;0;[.G81]/[.C81];&quot;&quot;)" office:value-type="float" office:value="0" calcext:value-type="float">
            <text:p>0,0000</text:p>
          </table:table-cell>
          <table:table-cell/>
          <table:table-cell table:style-name="ce2" office:value-type="date" office:date-value="2022-04-21T20:00:00" calcext:value-type="date">
            <text:p>21-04-22 20: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100" calcext:value-type="float">
            <text:p>-100</text:p>
          </table:table-cell>
          <table:table-cell office:value-type="float" office:value="6" calcext:value-type="float">
            <text:p>6</text:p>
          </table:table-cell>
          <table:table-cell office:value-type="float" office:value="3.01" calcext:value-type="float">
            <text:p>3,0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21:00:00" calcext:value-type="date">
            <text:p>21-04-22 21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82]&gt;0;[.G82]/[.C82];&quot;&quot;)">
            <text:p/>
          </table:table-cell>
          <table:table-cell/>
          <table:table-cell table:style-name="ce2" office:value-type="date" office:date-value="2022-04-21T21:00:00" calcext:value-type="date">
            <text:p>21-04-22 21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22:00:00" calcext:value-type="date">
            <text:p>21-04-22 22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83]&gt;0;[.G83]/[.C83];&quot;&quot;)">
            <text:p/>
          </table:table-cell>
          <table:table-cell/>
          <table:table-cell table:style-name="ce2" office:value-type="date" office:date-value="2022-04-21T22:00:00" calcext:value-type="date">
            <text:p>21-04-22 22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04-21T23:00:00" calcext:value-type="date">
            <text:p>21-04-22 23: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IF([.C84]&gt;0;[.G84]/[.C84];&quot;&quot;)">
            <text:p/>
          </table:table-cell>
          <table:table-cell/>
          <table:table-cell table:style-name="ce2" office:value-type="date" office:date-value="2022-04-21T23:00:00" calcext:value-type="date">
            <text:p>21-04-22 23: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formula="of:=SUM([.C2:.C84])" office:value-type="float" office:value="8910.14704" calcext:value-type="float">
            <text:p>8910,14704</text:p>
          </table:table-cell>
          <table:table-cell table:style-name="Default"/>
          <table:table-cell/>
          <table:table-cell table:style-name="ce2"/>
          <table:table-cell table:formula="of:=SUM([.G2:.G84])" office:value-type="float" office:value="132.33" calcext:value-type="float">
            <text:p>132,33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style-name="ce2"/>
          <table:table-cell table:formula="of:=[.G85]/[.C85]" office:value-type="float" office:value="0.0148516067586692" calcext:value-type="float">
            <text:p>0,0148516067586692</text:p>
          </table:table-cell>
          <table:table-cell office:value-type="string" calcext:value-type="string">
            <text:p>kWh/J/cm2</text:p>
          </table:table-cell>
          <table:table-cell table:number-columns-repeated="1016"/>
        </table:table-row>
        <table:table-row table:style-name="ro1" table:number-rows-repeated="34">
          <table:table-cell table:style-name="ce2"/>
          <table:table-cell table:number-columns-repeated="4"/>
          <table:table-cell table:style-name="ce2"/>
          <table:table-cell table:number-columns-repeated="1018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1">
        <table:table-column table:style-name="co6" table:default-cell-style-name="ce5"/>
        <table:table-column table:style-name="co5" table:number-columns-repeated="5" table:default-cell-style-name="ce6"/>
        <table:table-column table:style-name="co7" table:default-cell-style-name="Default"/>
        <table:table-column table:style-name="co5" table:number-columns-repeated="1016" table:default-cell-style-name="Default"/>
        <table:table-row table:style-name="ro1">
          <table:table-cell table:style-name="ce16" office:value-type="string" calcext:value-type="string">
            <text:p>elektra</text:p>
          </table:table-cell>
          <table:table-cell table:style-name="ce16" office:value-type="string" calcext:value-type="string">
            <text:p>werkelijk</text:p>
          </table:table-cell>
          <table:table-cell table:style-name="ce16" office:value-type="string" calcext:value-type="string">
            <text:p>doelst.</text:p>
          </table:table-cell>
          <table:table-cell table:style-name="ce16" office:value-type="string" calcext:value-type="string">
            <text:p>pres.</text:p>
          </table:table-cell>
          <table:table-cell table:style-name="ce16" office:value-type="string" calcext:value-type="string">
            <text:p>wp prod</text:p>
          </table:table-cell>
          <table:table-cell table:style-name="ce16" office:value-type="string" calcext:value-type="string">
            <text:p>cop</text:p>
          </table:table-cell>
          <table:table-cell table:style-name="ce15"/>
          <table:table-cell table:style-name="ce15" office:value-type="string" calcext:value-type="string">
            <text:p>wp prod</text:p>
          </table:table-cell>
          <table:table-cell table:style-name="ce15" office:value-type="string" calcext:value-type="string">
            <text:p>werkelijk</text:p>
          </table:table-cell>
          <table:table-cell table:style-name="ce15" office:value-type="string" calcext:value-type="string">
            <text:p>doelst</text:p>
          </table:table-cell>
          <table:table-cell table:style-name="ce15" office:value-type="string" calcext:value-type="string">
            <text:p>pres</text:p>
          </table:table-cell>
          <table:table-cell table:style-name="ce15" office:value-type="string" calcext:value-type="string">
            <text:p>grddag</text:p>
          </table:table-cell>
          <table:table-cell table:style-name="ce15" office:value-type="string" calcext:value-type="string">
            <text:p>kwh/gd</text:p>
          </table:table-cell>
          <table:table-cell table:style-name="ce15" office:value-type="string" calcext:value-type="string">
            <text:p>kWh e/gd</text:p>
          </table:table-cell>
          <table:table-cell table:style-name="ce15" table:number-columns-repeated="1009"/>
        </table:table-row>
        <table:table-row table:style-name="ro1">
          <table:table-cell table:style-name="ce6" office:value-type="string" calcext:value-type="string">
            <text:p>04-2022</text:p>
          </table:table-cell>
          <table:table-cell office:value-type="float" office:value="124.74" calcext:value-type="float">
            <text:p>124,74</text:p>
          </table:table-cell>
          <table:table-cell office:value-type="float" office:value="95.79" calcext:value-type="float">
            <text:p>95,79</text:p>
          </table:table-cell>
          <table:table-cell office:value-type="float" office:value="30" calcext:value-type="float">
            <text:p>30</text:p>
          </table:table-cell>
          <table:table-cell office:value-type="float" office:value="697.7" calcext:value-type="float">
            <text:p>697,7</text:p>
          </table:table-cell>
          <table:table-cell office:value-type="float" office:value="5.59" calcext:value-type="float">
            <text:p>5,59</text:p>
          </table:table-cell>
          <table:table-cell/>
          <table:table-cell table:style-name="ce6" office:value-type="string" calcext:value-type="string">
            <text:p>04-2022</text:p>
          </table:table-cell>
          <table:table-cell table:style-name="ce6" office:value-type="float" office:value="697.7" calcext:value-type="float">
            <text:p>697,7</text:p>
          </table:table-cell>
          <table:table-cell table:style-name="ce6" office:value-type="float" office:value="535.95" calcext:value-type="float">
            <text:p>535,9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32.08" calcext:value-type="float">
            <text:p>132,08</text:p>
          </table:table-cell>
          <table:table-cell table:style-name="ce6" office:value-type="float" office:value="5.28" calcext:value-type="float">
            <text:p>5,28</text:p>
          </table:table-cell>
          <table:table-cell table:style-name="ce13" table:formula="of:=([.B2]-21)/[.L2]" office:value-type="float" office:value="0.785433070866142" calcext:value-type="float">
            <text:p>0,78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03-2022</text:p>
          </table:table-cell>
          <table:table-cell office:value-type="float" office:value="246.04" calcext:value-type="float">
            <text:p>246,04</text:p>
          </table:table-cell>
          <table:table-cell office:value-type="float" office:value="205.73" calcext:value-type="float">
            <text:p>205,73</text:p>
          </table:table-cell>
          <table:table-cell office:value-type="float" office:value="20" calcext:value-type="float">
            <text:p>20</text:p>
          </table:table-cell>
          <table:table-cell office:value-type="float" office:value="1366.2" calcext:value-type="float">
            <text:p>1366,2</text:p>
          </table:table-cell>
          <table:table-cell office:value-type="float" office:value="5.55" calcext:value-type="float">
            <text:p>5,55</text:p>
          </table:table-cell>
          <table:table-cell/>
          <table:table-cell table:style-name="ce6" office:value-type="string" calcext:value-type="string">
            <text:p>03-2022</text:p>
          </table:table-cell>
          <table:table-cell table:style-name="ce6" office:value-type="float" office:value="1366.2" calcext:value-type="float">
            <text:p>1366,2</text:p>
          </table:table-cell>
          <table:table-cell table:style-name="ce6" office:value-type="float" office:value="1142.38" calcext:value-type="float">
            <text:p>1142,3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81.53" calcext:value-type="float">
            <text:p>281,53</text:p>
          </table:table-cell>
          <table:table-cell table:style-name="ce6" office:value-type="float" office:value="4.85" calcext:value-type="float">
            <text:p>4,85</text:p>
          </table:table-cell>
          <table:table-cell table:style-name="ce13" table:formula="of:=([.B3]-30)/[.L3]" office:value-type="float" office:value="0.767378254537705" calcext:value-type="float">
            <text:p>0,76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02-2022</text:p>
          </table:table-cell>
          <table:table-cell office:value-type="float" office:value="245.7" calcext:value-type="float">
            <text:p>245,7</text:p>
          </table:table-cell>
          <table:table-cell office:value-type="float" office:value="214.82" calcext:value-type="float">
            <text:p>214,82</text:p>
          </table:table-cell>
          <table:table-cell office:value-type="float" office:value="14" calcext:value-type="float">
            <text:p>14</text:p>
          </table:table-cell>
          <table:table-cell office:value-type="float" office:value="1409.02" calcext:value-type="float">
            <text:p>1409,02</text:p>
          </table:table-cell>
          <table:table-cell office:value-type="float" office:value="5.73" calcext:value-type="float">
            <text:p>5,73</text:p>
          </table:table-cell>
          <table:table-cell/>
          <table:table-cell table:style-name="ce6" office:value-type="string" calcext:value-type="string">
            <text:p>02-2022</text:p>
          </table:table-cell>
          <table:table-cell table:style-name="ce6" office:value-type="float" office:value="1409.02" calcext:value-type="float">
            <text:p>1409,02</text:p>
          </table:table-cell>
          <table:table-cell table:style-name="ce6" office:value-type="float" office:value="1231.94" calcext:value-type="float">
            <text:p>1231,9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3.6" calcext:value-type="float">
            <text:p>303,6</text:p>
          </table:table-cell>
          <table:table-cell table:style-name="ce6" office:value-type="float" office:value="4.64" calcext:value-type="float">
            <text:p>4,64</text:p>
          </table:table-cell>
          <table:table-cell table:style-name="ce13" table:formula="of:=([.B4]-30)/[.L4]" office:value-type="float" office:value="0.710474308300395" calcext:value-type="float">
            <text:p>0,71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01-2022</text:p>
          </table:table-cell>
          <table:table-cell office:value-type="float" office:value="317.15" calcext:value-type="float">
            <text:p>317,15</text:p>
          </table:table-cell>
          <table:table-cell office:value-type="float" office:value="283.29" calcext:value-type="float">
            <text:p>283,29</text:p>
          </table:table-cell>
          <table:table-cell office:value-type="float" office:value="12" calcext:value-type="float">
            <text:p>12</text:p>
          </table:table-cell>
          <table:table-cell office:value-type="float" office:value="1771.48" calcext:value-type="float">
            <text:p>1771,48</text:p>
          </table:table-cell>
          <table:table-cell office:value-type="float" office:value="5.59" calcext:value-type="float">
            <text:p>5,59</text:p>
          </table:table-cell>
          <table:table-cell/>
          <table:table-cell table:style-name="ce6" office:value-type="string" calcext:value-type="string">
            <text:p>01-2022</text:p>
          </table:table-cell>
          <table:table-cell table:style-name="ce6" office:value-type="float" office:value="1771.48" calcext:value-type="float">
            <text:p>1771,48</text:p>
          </table:table-cell>
          <table:table-cell table:style-name="ce6" office:value-type="float" office:value="1582.33" calcext:value-type="float">
            <text:p>1582,3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9.95" calcext:value-type="float">
            <text:p>389,95</text:p>
          </table:table-cell>
          <table:table-cell table:style-name="ce6" office:value-type="float" office:value="4.54" calcext:value-type="float">
            <text:p>4,54</text:p>
          </table:table-cell>
          <table:table-cell table:style-name="ce13" table:formula="of:=([.B5]-30)/[.L5]" office:value-type="float" office:value="0.736376458520323" calcext:value-type="float">
            <text:p>0,73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12-2021</text:p>
          </table:table-cell>
          <table:table-cell office:value-type="float" office:value="324.93" calcext:value-type="float">
            <text:p>324,93</text:p>
          </table:table-cell>
          <table:table-cell office:value-type="float" office:value="285.19" calcext:value-type="float">
            <text:p>285,19</text:p>
          </table:table-cell>
          <table:table-cell office:value-type="float" office:value="14" calcext:value-type="float">
            <text:p>14</text:p>
          </table:table-cell>
          <table:table-cell office:value-type="float" office:value="1771.8" calcext:value-type="float">
            <text:p>1771,8</text:p>
          </table:table-cell>
          <table:table-cell office:value-type="float" office:value="5.45" calcext:value-type="float">
            <text:p>5,45</text:p>
          </table:table-cell>
          <table:table-cell/>
          <table:table-cell table:style-name="ce6" office:value-type="string" calcext:value-type="string">
            <text:p>12-2021</text:p>
          </table:table-cell>
          <table:table-cell table:style-name="ce6" office:value-type="float" office:value="1771.8" calcext:value-type="float">
            <text:p>1771,8</text:p>
          </table:table-cell>
          <table:table-cell table:style-name="ce6" office:value-type="float" office:value="1555.1" calcext:value-type="float">
            <text:p>1555,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83.24" calcext:value-type="float">
            <text:p>383,24</text:p>
          </table:table-cell>
          <table:table-cell table:style-name="ce6" office:value-type="float" office:value="4.62" calcext:value-type="float">
            <text:p>4,62</text:p>
          </table:table-cell>
          <table:table-cell table:style-name="ce13" table:formula="of:=([.B6]-30)/[.L6]" office:value-type="float" office:value="0.769569982256549" calcext:value-type="float">
            <text:p>0,77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11-2021</text:p>
          </table:table-cell>
          <table:table-cell office:value-type="float" office:value="217.59" calcext:value-type="float">
            <text:p>217,59</text:p>
          </table:table-cell>
          <table:table-cell office:value-type="float" office:value="216.47" calcext:value-type="float">
            <text:p>216,47</text:p>
          </table:table-cell>
          <table:table-cell office:value-type="float" office:value="1" calcext:value-type="float">
            <text:p>1</text:p>
          </table:table-cell>
          <table:table-cell office:value-type="float" office:value="1301.6" calcext:value-type="float">
            <text:p>1301,6</text:p>
          </table:table-cell>
          <table:table-cell office:value-type="float" office:value="5.98" calcext:value-type="float">
            <text:p>5,98</text:p>
          </table:table-cell>
          <table:table-cell/>
          <table:table-cell table:style-name="ce6" office:value-type="string" calcext:value-type="string">
            <text:p>11-2021</text:p>
          </table:table-cell>
          <table:table-cell table:style-name="ce6" office:value-type="float" office:value="1301.6" calcext:value-type="float">
            <text:p>1301,6</text:p>
          </table:table-cell>
          <table:table-cell table:style-name="ce6" office:value-type="float" office:value="1294.87" calcext:value-type="float">
            <text:p>1294,8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9.11" calcext:value-type="float">
            <text:p>319,11</text:p>
          </table:table-cell>
          <table:table-cell table:style-name="ce6" office:value-type="float" office:value="4.08" calcext:value-type="float">
            <text:p>4,08</text:p>
          </table:table-cell>
          <table:table-cell table:style-name="ce13" table:formula="of:=([.B7]-30)/[.L7]" office:value-type="float" office:value="0.587853718153615" calcext:value-type="float">
            <text:p>0,58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10-2021</text:p>
          </table:table-cell>
          <table:table-cell office:value-type="float" office:value="134.94" calcext:value-type="float">
            <text:p>134,94</text:p>
          </table:table-cell>
          <table:table-cell office:value-type="float" office:value="107.4" calcext:value-type="float">
            <text:p>107,4</text:p>
          </table:table-cell>
          <table:table-cell office:value-type="float" office:value="26" calcext:value-type="float">
            <text:p>26</text:p>
          </table:table-cell>
          <table:table-cell office:value-type="float" office:value="774.8" calcext:value-type="float">
            <text:p>774,8</text:p>
          </table:table-cell>
          <table:table-cell office:value-type="float" office:value="5.74" calcext:value-type="float">
            <text:p>5,74</text:p>
          </table:table-cell>
          <table:table-cell/>
          <table:table-cell table:style-name="ce6" office:value-type="string" calcext:value-type="string">
            <text:p>10-2021</text:p>
          </table:table-cell>
          <table:table-cell table:style-name="ce6" office:value-type="float" office:value="774.8" calcext:value-type="float">
            <text:p>774,8</text:p>
          </table:table-cell>
          <table:table-cell table:style-name="ce6" office:value-type="float" office:value="616.66" calcext:value-type="float">
            <text:p>616,6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51.97" calcext:value-type="float">
            <text:p>151,97</text:p>
          </table:table-cell>
          <table:table-cell table:style-name="ce6" office:value-type="float" office:value="5.1" calcext:value-type="float">
            <text:p>5,1</text:p>
          </table:table-cell>
          <table:table-cell table:style-name="ce13" table:formula="of:=([.B8]-30)/[.L8]" office:value-type="float" office:value="0.690531025860367" calcext:value-type="float">
            <text:p>0,69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09-2021</text:p>
          </table:table-cell>
          <table:table-cell office:value-type="float" office:value="51.69" calcext:value-type="float">
            <text:p>51,69</text:p>
          </table:table-cell>
          <table:table-cell office:value-type="float" office:value="27.97" calcext:value-type="float">
            <text:p>27,97</text:p>
          </table:table-cell>
          <table:table-cell office:value-type="float" office:value="85" calcext:value-type="float">
            <text:p>85</text:p>
          </table:table-cell>
          <table:table-cell office:value-type="float" office:value="197.4" calcext:value-type="float">
            <text:p>197,4</text:p>
          </table:table-cell>
          <table:table-cell office:value-type="float" office:value="3.82" calcext:value-type="float">
            <text:p>3,82</text:p>
          </table:table-cell>
          <table:table-cell/>
          <table:table-cell table:style-name="ce6" office:value-type="string" calcext:value-type="string">
            <text:p>09-2021</text:p>
          </table:table-cell>
          <table:table-cell table:style-name="ce6" office:value-type="float" office:value="197.4" calcext:value-type="float">
            <text:p>197,4</text:p>
          </table:table-cell>
          <table:table-cell table:style-name="ce6" office:value-type="float" office:value="106.8" calcext:value-type="float">
            <text:p>106,8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6.32" calcext:value-type="float">
            <text:p>26,32</text:p>
          </table:table-cell>
          <table:table-cell table:style-name="ce6" office:value-type="float" office:value="7.5" calcext:value-type="float">
            <text:p>7,5</text:p>
          </table:table-cell>
          <table:table-cell table:style-name="ce13" table:formula="of:=([.B9]-30)/[.L9]" office:value-type="float" office:value="0.824088145896656" calcext:value-type="float">
            <text:p>0,82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08-2021</text:p>
          </table:table-cell>
          <table:table-cell office:value-type="float" office:value="48.06" calcext:value-type="float">
            <text:p>48,06</text:p>
          </table:table-cell>
          <table:table-cell office:value-type="float" office:value="14.42" calcext:value-type="float">
            <text:p>14,42</text:p>
          </table:table-cell>
          <table:table-cell office:value-type="float" office:value="233" calcext:value-type="float">
            <text:p>233</text:p>
          </table:table-cell>
          <table:table-cell office:value-type="float" office:value="117.9" calcext:value-type="float">
            <text:p>117,9</text:p>
          </table:table-cell>
          <table:table-cell office:value-type="float" office:value="2.45" calcext:value-type="float">
            <text:p>2,45</text:p>
          </table:table-cell>
          <table:table-cell/>
          <table:table-cell table:style-name="ce6" office:value-type="string" calcext:value-type="string">
            <text:p>08-2021</text:p>
          </table:table-cell>
          <table:table-cell table:style-name="ce6" office:value-type="float" office:value="117.9" calcext:value-type="float">
            <text:p>117,9</text:p>
          </table:table-cell>
          <table:table-cell table:style-name="ce6" office:value-type="float" office:value="35.38" calcext:value-type="float">
            <text:p>35,3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8.72" calcext:value-type="float">
            <text:p>8,72</text:p>
          </table:table-cell>
          <table:table-cell table:style-name="ce6" office:value-type="float" office:value="13.52" calcext:value-type="float">
            <text:p>13,52</text:p>
          </table:table-cell>
          <table:table-cell table:style-name="ce13" table:formula="of:=([.B10]-30)/[.L10]" office:value-type="float" office:value="2.07110091743119" calcext:value-type="float">
            <text:p>2,07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07-2021</text:p>
          </table:table-cell>
          <table:table-cell office:value-type="float" office:value="47.58" calcext:value-type="float">
            <text:p>47,58</text:p>
          </table:table-cell>
          <table:table-cell office:value-type="float" office:value="2.69" calcext:value-type="float">
            <text:p>2,69</text:p>
          </table:table-cell>
          <table:table-cell office:value-type="float" office:value="1670" calcext:value-type="float">
            <text:p>1670</text:p>
          </table:table-cell>
          <table:table-cell office:value-type="float" office:value="103.4" calcext:value-type="float">
            <text:p>103,4</text:p>
          </table:table-cell>
          <table:table-cell office:value-type="float" office:value="2.17" calcext:value-type="float">
            <text:p>2,17</text:p>
          </table:table-cell>
          <table:table-cell/>
          <table:table-cell table:style-name="ce6" office:value-type="string" calcext:value-type="string">
            <text:p>07-2021</text:p>
          </table:table-cell>
          <table:table-cell table:style-name="ce6" office:value-type="float" office:value="103.4" calcext:value-type="float">
            <text:p>103,4</text:p>
          </table:table-cell>
          <table:table-cell table:style-name="ce6" office:value-type="float" office:value="5.84" calcext:value-type="float">
            <text:p>5,84</text:p>
          </table:table-cell>
          <table:table-cell table:style-name="ce6" office:value-type="float" office:value="1670" calcext:value-type="float">
            <text:p>1670</text:p>
          </table:table-cell>
          <table:table-cell table:style-name="ce6" office:value-type="float" office:value="1.44" calcext:value-type="float">
            <text:p>1,44</text:p>
          </table:table-cell>
          <table:table-cell table:style-name="ce6" office:value-type="float" office:value="71.81" calcext:value-type="float">
            <text:p>71,81</text:p>
          </table:table-cell>
          <table:table-cell table:style-name="ce13" table:formula="of:=([.B11]-30)/[.L11]" office:value-type="float" office:value="12.2083333333333" calcext:value-type="float">
            <text:p>12,20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06-2021</text:p>
          </table:table-cell>
          <table:table-cell office:value-type="float" office:value="79.88" calcext:value-type="float">
            <text:p>79,88</text:p>
          </table:table-cell>
          <table:table-cell office:value-type="float" office:value="18.29" calcext:value-type="float">
            <text:p>18,29</text:p>
          </table:table-cell>
          <table:table-cell office:value-type="float" office:value="337" calcext:value-type="float">
            <text:p>337</text:p>
          </table:table-cell>
          <table:table-cell office:value-type="float" office:value="112" calcext:value-type="float">
            <text:p>112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6" office:value-type="string" calcext:value-type="string">
            <text:p>06-2021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5.65" calcext:value-type="float">
            <text:p>25,65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6.32" calcext:value-type="float">
            <text:p>6,32</text:p>
          </table:table-cell>
          <table:table-cell table:style-name="ce6" office:value-type="float" office:value="17.72" calcext:value-type="float">
            <text:p>17,72</text:p>
          </table:table-cell>
          <table:table-cell table:style-name="ce13" table:formula="of:=([.B12]-30)/[.L12]" office:value-type="float" office:value="7.89240506329114" calcext:value-type="float">
            <text:p>7,89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05-2021</text:p>
          </table:table-cell>
          <table:table-cell office:value-type="float" office:value="140.93" calcext:value-type="float">
            <text:p>140,93</text:p>
          </table:table-cell>
          <table:table-cell office:value-type="float" office:value="100.64" calcext:value-type="float">
            <text:p>100,64</text:p>
          </table:table-cell>
          <table:table-cell office:value-type="float" office:value="40" calcext:value-type="float">
            <text:p>40</text:p>
          </table:table-cell>
          <table:table-cell office:value-type="float" office:value="726.4" calcext:value-type="float">
            <text:p>726,4</text:p>
          </table:table-cell>
          <table:table-cell office:value-type="float" office:value="5.15" calcext:value-type="float">
            <text:p>5,15</text:p>
          </table:table-cell>
          <table:table-cell/>
          <table:table-cell table:style-name="ce6" office:value-type="string" calcext:value-type="string">
            <text:p>05-2021</text:p>
          </table:table-cell>
          <table:table-cell table:style-name="ce6" office:value-type="float" office:value="726.4" calcext:value-type="float">
            <text:p>726,4</text:p>
          </table:table-cell>
          <table:table-cell table:style-name="ce6" office:value-type="float" office:value="518.75" calcext:value-type="float">
            <text:p>518,7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7.84" calcext:value-type="float">
            <text:p>127,84</text:p>
          </table:table-cell>
          <table:table-cell table:style-name="ce6" office:value-type="float" office:value="5.68" calcext:value-type="float">
            <text:p>5,68</text:p>
          </table:table-cell>
          <table:table-cell table:style-name="ce13" table:formula="of:=([.B13]-30)/[.L13]" office:value-type="float" office:value="0.867725281602003" calcext:value-type="float">
            <text:p>0,86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04-2021</text:p>
          </table:table-cell>
          <table:table-cell office:value-type="float" office:value="57.36" calcext:value-type="float">
            <text:p>57,36</text:p>
          </table:table-cell>
          <table:table-cell office:value-type="float" office:value="40.28" calcext:value-type="float">
            <text:p>40,28</text:p>
          </table:table-cell>
          <table:table-cell office:value-type="float" office:value="42" calcext:value-type="float">
            <text:p>42</text:p>
          </table:table-cell>
          <table:table-cell office:value-type="float" office:value="307.4" calcext:value-type="float">
            <text:p>307,4</text:p>
          </table:table-cell>
          <table:table-cell office:value-type="float" office:value="5.36" calcext:value-type="float">
            <text:p>5,36</text:p>
          </table:table-cell>
          <table:table-cell/>
          <table:table-cell table:style-name="ce6" office:value-type="string" calcext:value-type="string">
            <text:p>04-2021</text:p>
          </table:table-cell>
          <table:table-cell table:style-name="ce6" office:value-type="float" office:value="307.4" calcext:value-type="float">
            <text:p>307,4</text:p>
          </table:table-cell>
          <table:table-cell table:style-name="ce6" office:value-type="float" office:value="215.87" calcext:value-type="float">
            <text:p>215,87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3.2" calcext:value-type="float">
            <text:p>53,2</text:p>
          </table:table-cell>
          <table:table-cell table:style-name="ce6" office:value-type="float" office:value="5.78" calcext:value-type="float">
            <text:p>5,78</text:p>
          </table:table-cell>
          <table:table-cell table:style-name="ce13" table:formula="of:=([.B14]-8)/[.L14]" office:value-type="float" office:value="0.92781954887218" calcext:value-type="float">
            <text:p>0,928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vooorspelling elektra: 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graaddagen x 0,7 + 1 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graaddage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10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14">
          <table:table-cell table:number-columns-repeated="1023"/>
        </table:table-row>
        <table:table-row table:style-name="ro1" table:number-rows-repeated="10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14">
          <table:table-cell table:number-columns-repeated="1023"/>
        </table:table-row>
        <table:table-row table:style-name="ro1" table:number-rows-repeated="10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14">
          <table:table-cell table:number-columns-repeated="1023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1019"/>
        </table:table-row>
      </table:table>
      <table:table table:name="Blad3" table:style-name="ta1">
        <table:table-column table:style-name="co8" table:default-cell-style-name="ce2"/>
        <table:table-column table:style-name="co5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5" table:default-cell-style-name="Default"/>
        <table:table-column table:style-name="co9" table:default-cell-style-name="Default"/>
        <table:table-column table:style-name="co5" table:number-columns-repeated="1015" table:default-cell-style-name="Default"/>
        <table:table-row table:style-name="ro1">
          <table:table-cell table:style-name="ce15" office:value-type="string" calcext:value-type="string">
            <text:p>prognose</text:p>
          </table:table-cell>
          <table:table-cell table:style-name="ce15" office:value-type="string" calcext:value-type="string">
            <text:p>glob rad</text:p>
          </table:table-cell>
          <table:table-cell table:style-name="ce15" office:value-type="string" calcext:value-type="string">
            <text:p>pv rad</text:p>
          </table:table-cell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graad_uren</text:p>
          </table:table-cell>
          <table:table-cell table:style-name="ce15" office:value-type="string" calcext:value-type="string">
            <text:p>grd_dagen</text:p>
          </table:table-cell>
          <table:table-cell table:style-name="ce15" table:number-columns-repeated="2"/>
          <table:table-cell table:style-name="ce15" office:value-type="string" calcext:value-type="string">
            <text:p>graad_uren</text:p>
          </table:table-cell>
          <table:table-cell table:style-name="ce15" office:value-type="string" calcext:value-type="string">
            <text:p>grd_dagen</text:p>
          </table:table-cell>
          <table:table-cell table:style-name="ce15" office:value-type="string" calcext:value-type="string">
            <text:p>verbruik rv</text:p>
          </table:table-cell>
          <table:table-cell table:style-name="ce15" table:number-columns-repeated="1013"/>
        </table:table-row>
        <table:table-row table:style-name="ro1">
          <table:table-cell office:value-type="date" office:date-value="2022-04-18T13:00:00" calcext:value-type="date">
            <text:p>18-04-22 13:00</text:p>
          </table:table-cell>
          <table:table-cell office:value-type="float" office:value="269" calcext:value-type="float">
            <text:p>269</text:p>
          </table:table-cell>
          <table:table-cell office:value-type="float" office:value="333.742" calcext:value-type="float">
            <text:p>333,742</text:p>
          </table:table-cell>
          <table:table-cell office:value-type="float" office:value="18" calcext:value-type="float">
            <text:p>18</text:p>
          </table:table-cell>
          <table:table-cell table:formula="of:=MAX(0;16-[.D2])" office:value-type="float" office:value="0" calcext:value-type="float">
            <text:p>0</text:p>
          </table:table-cell>
          <table:table-cell table:formula="of:=SUM([.E2:.E12])/24" office:value-type="float" office:value="0.791666666666667" calcext:value-type="float">
            <text:p>0,791666666666667</text:p>
          </table:table-cell>
          <table:table-cell office:value-type="date" office:date-value="2022-04-18T13:00:00" calcext:value-type="date">
            <text:p>18-04-22 13:00</text:p>
          </table:table-cell>
          <table:table-cell office:value-type="float" office:value="17" calcext:value-type="float">
            <text:p>17</text:p>
          </table:table-cell>
          <table:table-cell table:formula="of:=MAX(0;16-[.H2])" office:value-type="float" office:value="0" calcext:value-type="float">
            <text:p>0</text:p>
          </table:table-cell>
          <table:table-cell table:formula="of:=SUM([.I2:.I12])/24" office:value-type="float" office:value="0.679166666666667" calcext:value-type="float">
            <text:p>0,679166666666667</text:p>
          </table:table-cell>
          <table:table-cell table:number-columns-repeated="1014"/>
        </table:table-row>
        <table:table-row table:style-name="ro1">
          <table:table-cell office:value-type="date" office:date-value="2022-04-18T14:00:00" calcext:value-type="date">
            <text:p>18-04-22 14:00</text:p>
          </table:table-cell>
          <table:table-cell office:value-type="float" office:value="265" calcext:value-type="float">
            <text:p>265</text:p>
          </table:table-cell>
          <table:table-cell office:value-type="float" office:value="329.598" calcext:value-type="float">
            <text:p>329,598</text:p>
          </table:table-cell>
          <table:table-cell office:value-type="float" office:value="18" calcext:value-type="float">
            <text:p>18</text:p>
          </table:table-cell>
          <table:table-cell table:formula="of:=MAX(0;16-[.D3])" office:value-type="float" office:value="0" calcext:value-type="float">
            <text:p>0</text:p>
          </table:table-cell>
          <table:table-cell/>
          <table:table-cell office:value-type="date" office:date-value="2022-04-18T14:00:00" calcext:value-type="date">
            <text:p>18-04-22 14:00</text:p>
          </table:table-cell>
          <table:table-cell office:value-type="float" office:value="18" calcext:value-type="float">
            <text:p>18</text:p>
          </table:table-cell>
          <table:table-cell table:formula="of:=MAX(0;16-[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8T15:00:00" calcext:value-type="date">
            <text:p>18-04-22 15:00</text:p>
          </table:table-cell>
          <table:table-cell office:value-type="float" office:value="243" calcext:value-type="float">
            <text:p>243</text:p>
          </table:table-cell>
          <table:table-cell office:value-type="float" office:value="298.538" calcext:value-type="float">
            <text:p>298,538</text:p>
          </table:table-cell>
          <table:table-cell office:value-type="float" office:value="18" calcext:value-type="float">
            <text:p>18</text:p>
          </table:table-cell>
          <table:table-cell table:formula="of:=MAX(0;16-[.D4])" office:value-type="float" office:value="0" calcext:value-type="float">
            <text:p>0</text:p>
          </table:table-cell>
          <table:table-cell/>
          <table:table-cell office:value-type="date" office:date-value="2022-04-18T15:00:00" calcext:value-type="date">
            <text:p>18-04-22 15:00</text:p>
          </table:table-cell>
          <table:table-cell office:value-type="float" office:value="19" calcext:value-type="float">
            <text:p>19</text:p>
          </table:table-cell>
          <table:table-cell table:formula="of:=MAX(0;16-[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8T16:00:00" calcext:value-type="date">
            <text:p>18-04-22 16:00</text:p>
          </table:table-cell>
          <table:table-cell office:value-type="float" office:value="202" calcext:value-type="float">
            <text:p>202</text:p>
          </table:table-cell>
          <table:table-cell office:value-type="float" office:value="239.846" calcext:value-type="float">
            <text:p>239,846</text:p>
          </table:table-cell>
          <table:table-cell office:value-type="float" office:value="18" calcext:value-type="float">
            <text:p>18</text:p>
          </table:table-cell>
          <table:table-cell table:formula="of:=MAX(0;16-[.D5])" office:value-type="float" office:value="0" calcext:value-type="float">
            <text:p>0</text:p>
          </table:table-cell>
          <table:table-cell/>
          <table:table-cell office:value-type="date" office:date-value="2022-04-18T16:00:00" calcext:value-type="date">
            <text:p>18-04-22 16:00</text:p>
          </table:table-cell>
          <table:table-cell office:value-type="float" office:value="19" calcext:value-type="float">
            <text:p>19</text:p>
          </table:table-cell>
          <table:table-cell table:formula="of:=MAX(0;16-[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8T17:00:00" calcext:value-type="date">
            <text:p>18-04-22 17:00</text:p>
          </table:table-cell>
          <table:table-cell office:value-type="float" office:value="152" calcext:value-type="float">
            <text:p>152</text:p>
          </table:table-cell>
          <table:table-cell office:value-type="float" office:value="170.474" calcext:value-type="float">
            <text:p>170,474</text:p>
          </table:table-cell>
          <table:table-cell office:value-type="float" office:value="18" calcext:value-type="float">
            <text:p>18</text:p>
          </table:table-cell>
          <table:table-cell table:formula="of:=MAX(0;16-[.D6])" office:value-type="float" office:value="0" calcext:value-type="float">
            <text:p>0</text:p>
          </table:table-cell>
          <table:table-cell/>
          <table:table-cell office:value-type="date" office:date-value="2022-04-18T17:00:00" calcext:value-type="date">
            <text:p>18-04-22 17:00</text:p>
          </table:table-cell>
          <table:table-cell office:value-type="float" office:value="19" calcext:value-type="float">
            <text:p>19</text:p>
          </table:table-cell>
          <table:table-cell table:formula="of:=MAX(0;16-[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8T18:00:00" calcext:value-type="date">
            <text:p>18-04-22 18:00</text:p>
          </table:table-cell>
          <table:table-cell office:value-type="float" office:value="98" calcext:value-type="float">
            <text:p>98</text:p>
          </table:table-cell>
          <table:table-cell office:value-type="float" office:value="99.3179" calcext:value-type="float">
            <text:p>99,3179</text:p>
          </table:table-cell>
          <table:table-cell office:value-type="float" office:value="18" calcext:value-type="float">
            <text:p>18</text:p>
          </table:table-cell>
          <table:table-cell table:formula="of:=MAX(0;16-[.D7])" office:value-type="float" office:value="0" calcext:value-type="float">
            <text:p>0</text:p>
          </table:table-cell>
          <table:table-cell/>
          <table:table-cell office:value-type="date" office:date-value="2022-04-18T18:00:00" calcext:value-type="date">
            <text:p>18-04-22 18:00</text:p>
          </table:table-cell>
          <table:table-cell office:value-type="float" office:value="19.1" calcext:value-type="float">
            <text:p>19,1</text:p>
          </table:table-cell>
          <table:table-cell table:formula="of:=MAX(0;16-[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8T19:00:00" calcext:value-type="date">
            <text:p>18-04-22 19:00</text:p>
          </table:table-cell>
          <table:table-cell office:value-type="float" office:value="43" calcext:value-type="float">
            <text:p>43</text:p>
          </table:table-cell>
          <table:table-cell office:value-type="float" office:value="34.9323" calcext:value-type="float">
            <text:p>34,9323</text:p>
          </table:table-cell>
          <table:table-cell office:value-type="float" office:value="17" calcext:value-type="float">
            <text:p>17</text:p>
          </table:table-cell>
          <table:table-cell table:formula="of:=MAX(0;16-[.D8])" office:value-type="float" office:value="0" calcext:value-type="float">
            <text:p>0</text:p>
          </table:table-cell>
          <table:table-cell/>
          <table:table-cell office:value-type="date" office:date-value="2022-04-18T19:00:00" calcext:value-type="date">
            <text:p>18-04-22 19:00</text:p>
          </table:table-cell>
          <table:table-cell office:value-type="float" office:value="19" calcext:value-type="float">
            <text:p>19</text:p>
          </table:table-cell>
          <table:table-cell table:formula="of:=MAX(0;16-[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8T20:00:00" calcext:value-type="date">
            <text:p>18-04-22 20: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MAX(0;16-[.D9])" office:value-type="float" office:value="1" calcext:value-type="float">
            <text:p>1</text:p>
          </table:table-cell>
          <table:table-cell/>
          <table:table-cell office:value-type="date" office:date-value="2022-04-18T20:00:00" calcext:value-type="date">
            <text:p>18-04-22 20:00</text:p>
          </table:table-cell>
          <table:table-cell office:value-type="float" office:value="18.8" calcext:value-type="float">
            <text:p>18,8</text:p>
          </table:table-cell>
          <table:table-cell table:formula="of:=MAX(0;16-[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8T21:00:00" calcext:value-type="date">
            <text:p>18-04-22 2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MAX(0;16-[.D10])" office:value-type="float" office:value="6" calcext:value-type="float">
            <text:p>6</text:p>
          </table:table-cell>
          <table:table-cell/>
          <table:table-cell office:value-type="date" office:date-value="2022-04-18T21:00:00" calcext:value-type="date">
            <text:p>18-04-22 21:00</text:p>
          </table:table-cell>
          <table:table-cell office:value-type="float" office:value="16.3" calcext:value-type="float">
            <text:p>16,3</text:p>
          </table:table-cell>
          <table:table-cell table:formula="of:=MAX(0;16-[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8T22:00:00" calcext:value-type="date">
            <text:p>18-04-22 2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MAX(0;16-[.D11])" office:value-type="float" office:value="6" calcext:value-type="float">
            <text:p>6</text:p>
          </table:table-cell>
          <table:table-cell/>
          <table:table-cell office:value-type="date" office:date-value="2022-04-18T22:00:00" calcext:value-type="date">
            <text:p>18-04-22 22:00</text:p>
          </table:table-cell>
          <table:table-cell office:value-type="float" office:value="9.6" calcext:value-type="float">
            <text:p>9,6</text:p>
          </table:table-cell>
          <table:table-cell table:formula="of:=MAX(0;16-[.H11])" office:value-type="float" office:value="6.4" calcext:value-type="float">
            <text:p>6,4</text:p>
          </table:table-cell>
          <table:table-cell table:number-columns-repeated="1015"/>
        </table:table-row>
        <table:table-row table:style-name="ro1">
          <table:table-cell office:value-type="date" office:date-value="2022-04-18T23:00:00" calcext:value-type="date">
            <text:p>18-04-22 2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MAX(0;16-[.D12])" office:value-type="float" office:value="6" calcext:value-type="float">
            <text:p>6</text:p>
          </table:table-cell>
          <table:table-cell/>
          <table:table-cell office:value-type="date" office:date-value="2022-04-18T23:00:00" calcext:value-type="date">
            <text:p>18-04-22 23:00</text:p>
          </table:table-cell>
          <table:table-cell office:value-type="float" office:value="6.1" calcext:value-type="float">
            <text:p>6,1</text:p>
          </table:table-cell>
          <table:table-cell table:formula="of:=MAX(0;16-[.H12])" office:value-type="float" office:value="9.9" calcext:value-type="float">
            <text:p>9,9</text:p>
          </table:table-cell>
          <table:table-cell table:number-columns-repeated="1015"/>
        </table:table-row>
        <table:table-row table:style-name="ro1">
          <table:table-cell office:value-type="date" office:date-value="2022-04-19" calcext:value-type="date">
            <text:p>19-04-22 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MAX(0;16-[.D13])" office:value-type="float" office:value="7" calcext:value-type="float">
            <text:p>7</text:p>
          </table:table-cell>
          <table:table-cell table:formula="of:=SUM([.E13:.E36])/24" office:value-type="float" office:value="4.66666666666667" calcext:value-type="float">
            <text:p>4,66666666666667</text:p>
          </table:table-cell>
          <table:table-cell office:value-type="date" office:date-value="2022-04-19" calcext:value-type="date">
            <text:p>19-04-22 00:00</text:p>
          </table:table-cell>
          <table:table-cell office:value-type="float" office:value="6.8" calcext:value-type="float">
            <text:p>6,8</text:p>
          </table:table-cell>
          <table:table-cell table:formula="of:=MAX(0;16-[.H13])" office:value-type="float" office:value="9.2" calcext:value-type="float">
            <text:p>9,2</text:p>
          </table:table-cell>
          <table:table-cell table:formula="of:=SUM([.I13:.I36])/24" office:value-type="float" office:value="4.6" calcext:value-type="float">
            <text:p>4,6</text:p>
          </table:table-cell>
          <table:table-cell table:formula="of:=[.J13]*0.7" office:value-type="float" office:value="3.22" calcext:value-type="float">
            <text:p>3,22</text:p>
          </table:table-cell>
          <table:table-cell table:number-columns-repeated="1013"/>
        </table:table-row>
        <table:table-row table:style-name="ro1">
          <table:table-cell office:value-type="date" office:date-value="2022-04-19T01:00:00" calcext:value-type="date">
            <text:p>19-04-22 0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MAX(0;16-[.D14])" office:value-type="float" office:value="8" calcext:value-type="float">
            <text:p>8</text:p>
          </table:table-cell>
          <table:table-cell/>
          <table:table-cell office:value-type="date" office:date-value="2022-04-19T01:00:00" calcext:value-type="date">
            <text:p>19-04-22 01:00</text:p>
          </table:table-cell>
          <table:table-cell office:value-type="float" office:value="5.8" calcext:value-type="float">
            <text:p>5,8</text:p>
          </table:table-cell>
          <table:table-cell table:formula="of:=MAX(0;16-[.H14])" office:value-type="float" office:value="10.2" calcext:value-type="float">
            <text:p>10,2</text:p>
          </table:table-cell>
          <table:table-cell table:number-columns-repeated="1015"/>
        </table:table-row>
        <table:table-row table:style-name="ro1">
          <table:table-cell office:value-type="date" office:date-value="2022-04-19T02:00:00" calcext:value-type="date">
            <text:p>19-04-22 0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MAX(0;16-[.D15])" office:value-type="float" office:value="8" calcext:value-type="float">
            <text:p>8</text:p>
          </table:table-cell>
          <table:table-cell/>
          <table:table-cell office:value-type="date" office:date-value="2022-04-19T02:00:00" calcext:value-type="date">
            <text:p>19-04-22 02:00</text:p>
          </table:table-cell>
          <table:table-cell office:value-type="float" office:value="6" calcext:value-type="float">
            <text:p>6</text:p>
          </table:table-cell>
          <table:table-cell table:formula="of:=MAX(0;16-[.H15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date" office:date-value="2022-04-19T03:00:00" calcext:value-type="date">
            <text:p>19-04-22 0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MAX(0;16-[.D16])" office:value-type="float" office:value="9" calcext:value-type="float">
            <text:p>9</text:p>
          </table:table-cell>
          <table:table-cell/>
          <table:table-cell office:value-type="date" office:date-value="2022-04-19T03:00:00" calcext:value-type="date">
            <text:p>19-04-22 03:00</text:p>
          </table:table-cell>
          <table:table-cell office:value-type="float" office:value="8.8" calcext:value-type="float">
            <text:p>8,8</text:p>
          </table:table-cell>
          <table:table-cell table:formula="of:=MAX(0;16-[.H16])" office:value-type="float" office:value="7.2" calcext:value-type="float">
            <text:p>7,2</text:p>
          </table:table-cell>
          <table:table-cell table:number-columns-repeated="1015"/>
        </table:table-row>
        <table:table-row table:style-name="ro1">
          <table:table-cell office:value-type="date" office:date-value="2022-04-19T04:00:00" calcext:value-type="date">
            <text:p>19-04-22 04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MAX(0;16-[.D17])" office:value-type="float" office:value="9" calcext:value-type="float">
            <text:p>9</text:p>
          </table:table-cell>
          <table:table-cell/>
          <table:table-cell office:value-type="date" office:date-value="2022-04-19T04:00:00" calcext:value-type="date">
            <text:p>19-04-22 04:00</text:p>
          </table:table-cell>
          <table:table-cell office:value-type="float" office:value="8.6" calcext:value-type="float">
            <text:p>8,6</text:p>
          </table:table-cell>
          <table:table-cell table:formula="of:=MAX(0;16-[.H17])" office:value-type="float" office:value="7.4" calcext:value-type="float">
            <text:p>7,4</text:p>
          </table:table-cell>
          <table:table-cell table:number-columns-repeated="1015"/>
        </table:table-row>
        <table:table-row table:style-name="ro1">
          <table:table-cell office:value-type="date" office:date-value="2022-04-19T05:00:00" calcext:value-type="date">
            <text:p>19-04-22 05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MAX(0;16-[.D18])" office:value-type="float" office:value="10" calcext:value-type="float">
            <text:p>10</text:p>
          </table:table-cell>
          <table:table-cell/>
          <table:table-cell office:value-type="date" office:date-value="2022-04-19T05:00:00" calcext:value-type="date">
            <text:p>19-04-22 05:00</text:p>
          </table:table-cell>
          <table:table-cell office:value-type="float" office:value="5.8" calcext:value-type="float">
            <text:p>5,8</text:p>
          </table:table-cell>
          <table:table-cell table:formula="of:=MAX(0;16-[.H18])" office:value-type="float" office:value="10.2" calcext:value-type="float">
            <text:p>10,2</text:p>
          </table:table-cell>
          <table:table-cell table:number-columns-repeated="1015"/>
        </table:table-row>
        <table:table-row table:style-name="ro1">
          <table:table-cell office:value-type="date" office:date-value="2022-04-19T06:00:00" calcext:value-type="date">
            <text:p>19-04-22 06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MAX(0;16-[.D19])" office:value-type="float" office:value="10" calcext:value-type="float">
            <text:p>10</text:p>
          </table:table-cell>
          <table:table-cell/>
          <table:table-cell office:value-type="date" office:date-value="2022-04-19T06:00:00" calcext:value-type="date">
            <text:p>19-04-22 06:00</text:p>
          </table:table-cell>
          <table:table-cell office:value-type="float" office:value="4" calcext:value-type="float">
            <text:p>4</text:p>
          </table:table-cell>
          <table:table-cell table:formula="of:=MAX(0;16-[.H19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date" office:date-value="2022-04-19T07:00:00" calcext:value-type="date">
            <text:p>19-04-22 07:00</text:p>
          </table:table-cell>
          <table:table-cell office:value-type="float" office:value="28" calcext:value-type="float">
            <text:p>28</text:p>
          </table:table-cell>
          <table:table-cell office:value-type="float" office:value="12.1785" calcext:value-type="float">
            <text:p>12,1785</text:p>
          </table:table-cell>
          <table:table-cell office:value-type="float" office:value="6" calcext:value-type="float">
            <text:p>6</text:p>
          </table:table-cell>
          <table:table-cell table:formula="of:=MAX(0;16-[.D20])" office:value-type="float" office:value="10" calcext:value-type="float">
            <text:p>10</text:p>
          </table:table-cell>
          <table:table-cell/>
          <table:table-cell office:value-type="date" office:date-value="2022-04-19T07:00:00" calcext:value-type="date">
            <text:p>19-04-22 07:00</text:p>
          </table:table-cell>
          <table:table-cell office:value-type="float" office:value="3.3" calcext:value-type="float">
            <text:p>3,3</text:p>
          </table:table-cell>
          <table:table-cell table:formula="of:=MAX(0;16-[.H20])" office:value-type="float" office:value="12.7" calcext:value-type="float">
            <text:p>12,7</text:p>
          </table:table-cell>
          <table:table-cell table:number-columns-repeated="1015"/>
        </table:table-row>
        <table:table-row table:style-name="ro1">
          <table:table-cell office:value-type="date" office:date-value="2022-04-19T08:00:00" calcext:value-type="date">
            <text:p>19-04-22 08:00</text:p>
          </table:table-cell>
          <table:table-cell office:value-type="float" office:value="78" calcext:value-type="float">
            <text:p>78</text:p>
          </table:table-cell>
          <table:table-cell office:value-type="float" office:value="51.8771" calcext:value-type="float">
            <text:p>51,8771</text:p>
          </table:table-cell>
          <table:table-cell office:value-type="float" office:value="7" calcext:value-type="float">
            <text:p>7</text:p>
          </table:table-cell>
          <table:table-cell table:formula="of:=MAX(0;16-[.D21])" office:value-type="float" office:value="9" calcext:value-type="float">
            <text:p>9</text:p>
          </table:table-cell>
          <table:table-cell/>
          <table:table-cell office:value-type="date" office:date-value="2022-04-19T08:00:00" calcext:value-type="date">
            <text:p>19-04-22 08:00</text:p>
          </table:table-cell>
          <table:table-cell office:value-type="float" office:value="7.2" calcext:value-type="float">
            <text:p>7,2</text:p>
          </table:table-cell>
          <table:table-cell table:formula="of:=MAX(0;16-[.H21])" office:value-type="float" office:value="8.8" calcext:value-type="float">
            <text:p>8,8</text:p>
          </table:table-cell>
          <table:table-cell table:number-columns-repeated="1015"/>
        </table:table-row>
        <table:table-row table:style-name="ro1">
          <table:table-cell office:value-type="date" office:date-value="2022-04-19T09:00:00" calcext:value-type="date">
            <text:p>19-04-22 09:00</text:p>
          </table:table-cell>
          <table:table-cell office:value-type="float" office:value="144" calcext:value-type="float">
            <text:p>144</text:p>
          </table:table-cell>
          <table:table-cell office:value-type="float" office:value="139.651" calcext:value-type="float">
            <text:p>139,651</text:p>
          </table:table-cell>
          <table:table-cell office:value-type="float" office:value="9" calcext:value-type="float">
            <text:p>9</text:p>
          </table:table-cell>
          <table:table-cell table:formula="of:=MAX(0;16-[.D22])" office:value-type="float" office:value="7" calcext:value-type="float">
            <text:p>7</text:p>
          </table:table-cell>
          <table:table-cell/>
          <table:table-cell office:value-type="date" office:date-value="2022-04-19T09:00:00" calcext:value-type="date">
            <text:p>19-04-22 09:00</text:p>
          </table:table-cell>
          <table:table-cell office:value-type="float" office:value="9.3" calcext:value-type="float">
            <text:p>9,3</text:p>
          </table:table-cell>
          <table:table-cell table:formula="of:=MAX(0;16-[.H22])" office:value-type="float" office:value="6.7" calcext:value-type="float">
            <text:p>6,7</text:p>
          </table:table-cell>
          <table:table-cell table:number-columns-repeated="1015"/>
        </table:table-row>
        <table:table-row table:style-name="ro1">
          <table:table-cell office:value-type="date" office:date-value="2022-04-19T10:00:00" calcext:value-type="date">
            <text:p>19-04-22 10:00</text:p>
          </table:table-cell>
          <table:table-cell office:value-type="float" office:value="200" calcext:value-type="float">
            <text:p>200</text:p>
          </table:table-cell>
          <table:table-cell office:value-type="float" office:value="223.039" calcext:value-type="float">
            <text:p>223,039</text:p>
          </table:table-cell>
          <table:table-cell office:value-type="float" office:value="12" calcext:value-type="float">
            <text:p>12</text:p>
          </table:table-cell>
          <table:table-cell table:formula="of:=MAX(0;16-[.D23])" office:value-type="float" office:value="4" calcext:value-type="float">
            <text:p>4</text:p>
          </table:table-cell>
          <table:table-cell/>
          <table:table-cell office:value-type="date" office:date-value="2022-04-19T10:00:00" calcext:value-type="date">
            <text:p>19-04-22 10:00</text:p>
          </table:table-cell>
          <table:table-cell office:value-type="float" office:value="13" calcext:value-type="float">
            <text:p>13</text:p>
          </table:table-cell>
          <table:table-cell table:formula="of:=MAX(0;16-[.H2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date" office:date-value="2022-04-19T11:00:00" calcext:value-type="date">
            <text:p>19-04-22 11:00</text:p>
          </table:table-cell>
          <table:table-cell office:value-type="float" office:value="239" calcext:value-type="float">
            <text:p>239</text:p>
          </table:table-cell>
          <table:table-cell office:value-type="float" office:value="283.516" calcext:value-type="float">
            <text:p>283,516</text:p>
          </table:table-cell>
          <table:table-cell office:value-type="float" office:value="14" calcext:value-type="float">
            <text:p>14</text:p>
          </table:table-cell>
          <table:table-cell table:formula="of:=MAX(0;16-[.D24])" office:value-type="float" office:value="2" calcext:value-type="float">
            <text:p>2</text:p>
          </table:table-cell>
          <table:table-cell/>
          <table:table-cell office:value-type="date" office:date-value="2022-04-19T11:00:00" calcext:value-type="date">
            <text:p>19-04-22 11:00</text:p>
          </table:table-cell>
          <table:table-cell office:value-type="float" office:value="14.2" calcext:value-type="float">
            <text:p>14,2</text:p>
          </table:table-cell>
          <table:table-cell table:formula="of:=MAX(0;16-[.H24])" office:value-type="float" office:value="1.8" calcext:value-type="float">
            <text:p>1,8</text:p>
          </table:table-cell>
          <table:table-cell table:number-columns-repeated="1015"/>
        </table:table-row>
        <table:table-row table:style-name="ro1">
          <table:table-cell office:value-type="date" office:date-value="2022-04-19T12:00:00" calcext:value-type="date">
            <text:p>19-04-22 12:00</text:p>
          </table:table-cell>
          <table:table-cell office:value-type="float" office:value="263" calcext:value-type="float">
            <text:p>263</text:p>
          </table:table-cell>
          <table:table-cell office:value-type="float" office:value="321.265" calcext:value-type="float">
            <text:p>321,265</text:p>
          </table:table-cell>
          <table:table-cell office:value-type="float" office:value="15" calcext:value-type="float">
            <text:p>15</text:p>
          </table:table-cell>
          <table:table-cell table:formula="of:=MAX(0;16-[.D25])" office:value-type="float" office:value="1" calcext:value-type="float">
            <text:p>1</text:p>
          </table:table-cell>
          <table:table-cell/>
          <table:table-cell office:value-type="date" office:date-value="2022-04-19T12:00:00" calcext:value-type="date">
            <text:p>19-04-22 12:00</text:p>
          </table:table-cell>
          <table:table-cell office:value-type="float" office:value="15.2" calcext:value-type="float">
            <text:p>15,2</text:p>
          </table:table-cell>
          <table:table-cell table:formula="of:=MAX(0;16-[.H25])" office:value-type="float" office:value="0.800000000000001" calcext:value-type="float">
            <text:p>0,800000000000001</text:p>
          </table:table-cell>
          <table:table-cell table:number-columns-repeated="1015"/>
        </table:table-row>
        <table:table-row table:style-name="ro1">
          <table:table-cell office:value-type="date" office:date-value="2022-04-19T13:00:00" calcext:value-type="date">
            <text:p>19-04-22 13:00</text:p>
          </table:table-cell>
          <table:table-cell office:value-type="float" office:value="273" calcext:value-type="float">
            <text:p>273</text:p>
          </table:table-cell>
          <table:table-cell office:value-type="float" office:value="337.932" calcext:value-type="float">
            <text:p>337,932</text:p>
          </table:table-cell>
          <table:table-cell office:value-type="float" office:value="16" calcext:value-type="float">
            <text:p>16</text:p>
          </table:table-cell>
          <table:table-cell table:formula="of:=MAX(0;16-[.D26])" office:value-type="float" office:value="0" calcext:value-type="float">
            <text:p>0</text:p>
          </table:table-cell>
          <table:table-cell/>
          <table:table-cell office:value-type="date" office:date-value="2022-04-19T13:00:00" calcext:value-type="date">
            <text:p>19-04-22 13:00</text:p>
          </table:table-cell>
          <table:table-cell office:value-type="float" office:value="16.2" calcext:value-type="float">
            <text:p>16,2</text:p>
          </table:table-cell>
          <table:table-cell table:formula="of:=MAX(0;16-[.H2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9T14:00:00" calcext:value-type="date">
            <text:p>19-04-22 14:00</text:p>
          </table:table-cell>
          <table:table-cell office:value-type="float" office:value="265" calcext:value-type="float">
            <text:p>265</text:p>
          </table:table-cell>
          <table:table-cell office:value-type="float" office:value="327.469" calcext:value-type="float">
            <text:p>327,469</text:p>
          </table:table-cell>
          <table:table-cell office:value-type="float" office:value="17" calcext:value-type="float">
            <text:p>17</text:p>
          </table:table-cell>
          <table:table-cell table:formula="of:=MAX(0;16-[.D27])" office:value-type="float" office:value="0" calcext:value-type="float">
            <text:p>0</text:p>
          </table:table-cell>
          <table:table-cell/>
          <table:table-cell office:value-type="date" office:date-value="2022-04-19T14:00:00" calcext:value-type="date">
            <text:p>19-04-22 14:00</text:p>
          </table:table-cell>
          <table:table-cell office:value-type="float" office:value="17" calcext:value-type="float">
            <text:p>17</text:p>
          </table:table-cell>
          <table:table-cell table:formula="of:=MAX(0;16-[.H2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9T15:00:00" calcext:value-type="date">
            <text:p>19-04-22 15:00</text:p>
          </table:table-cell>
          <table:table-cell office:value-type="float" office:value="242" calcext:value-type="float">
            <text:p>242</text:p>
          </table:table-cell>
          <table:table-cell office:value-type="float" office:value="294.977" calcext:value-type="float">
            <text:p>294,977</text:p>
          </table:table-cell>
          <table:table-cell office:value-type="float" office:value="17" calcext:value-type="float">
            <text:p>17</text:p>
          </table:table-cell>
          <table:table-cell table:formula="of:=MAX(0;16-[.D28])" office:value-type="float" office:value="0" calcext:value-type="float">
            <text:p>0</text:p>
          </table:table-cell>
          <table:table-cell/>
          <table:table-cell office:value-type="date" office:date-value="2022-04-19T15:00:00" calcext:value-type="date">
            <text:p>19-04-22 15:00</text:p>
          </table:table-cell>
          <table:table-cell office:value-type="float" office:value="17.8" calcext:value-type="float">
            <text:p>17,8</text:p>
          </table:table-cell>
          <table:table-cell table:formula="of:=MAX(0;16-[.H2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9T16:00:00" calcext:value-type="date">
            <text:p>19-04-22 16:00</text:p>
          </table:table-cell>
          <table:table-cell office:value-type="float" office:value="205" calcext:value-type="float">
            <text:p>205</text:p>
          </table:table-cell>
          <table:table-cell office:value-type="float" office:value="242.558" calcext:value-type="float">
            <text:p>242,558</text:p>
          </table:table-cell>
          <table:table-cell office:value-type="float" office:value="17" calcext:value-type="float">
            <text:p>17</text:p>
          </table:table-cell>
          <table:table-cell table:formula="of:=MAX(0;16-[.D29])" office:value-type="float" office:value="0" calcext:value-type="float">
            <text:p>0</text:p>
          </table:table-cell>
          <table:table-cell/>
          <table:table-cell office:value-type="date" office:date-value="2022-04-19T16:00:00" calcext:value-type="date">
            <text:p>19-04-22 16:00</text:p>
          </table:table-cell>
          <table:table-cell office:value-type="float" office:value="17.2" calcext:value-type="float">
            <text:p>17,2</text:p>
          </table:table-cell>
          <table:table-cell table:formula="of:=MAX(0;16-[.H2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9T17:00:00" calcext:value-type="date">
            <text:p>19-04-22 17:00</text:p>
          </table:table-cell>
          <table:table-cell office:value-type="float" office:value="152" calcext:value-type="float">
            <text:p>152</text:p>
          </table:table-cell>
          <table:table-cell office:value-type="float" office:value="169.101" calcext:value-type="float">
            <text:p>169,101</text:p>
          </table:table-cell>
          <table:table-cell office:value-type="float" office:value="17" calcext:value-type="float">
            <text:p>17</text:p>
          </table:table-cell>
          <table:table-cell table:formula="of:=MAX(0;16-[.D30])" office:value-type="float" office:value="0" calcext:value-type="float">
            <text:p>0</text:p>
          </table:table-cell>
          <table:table-cell/>
          <table:table-cell office:value-type="date" office:date-value="2022-04-19T17:00:00" calcext:value-type="date">
            <text:p>19-04-22 17:00</text:p>
          </table:table-cell>
          <table:table-cell office:value-type="float" office:value="18" calcext:value-type="float">
            <text:p>18</text:p>
          </table:table-cell>
          <table:table-cell table:formula="of:=MAX(0;16-[.H3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9T18:00:00" calcext:value-type="date">
            <text:p>19-04-22 18:00</text:p>
          </table:table-cell>
          <table:table-cell office:value-type="float" office:value="92" calcext:value-type="float">
            <text:p>92</text:p>
          </table:table-cell>
          <table:table-cell office:value-type="float" office:value="91.6951" calcext:value-type="float">
            <text:p>91,6951</text:p>
          </table:table-cell>
          <table:table-cell office:value-type="float" office:value="16" calcext:value-type="float">
            <text:p>16</text:p>
          </table:table-cell>
          <table:table-cell table:formula="of:=MAX(0;16-[.D31])" office:value-type="float" office:value="0" calcext:value-type="float">
            <text:p>0</text:p>
          </table:table-cell>
          <table:table-cell/>
          <table:table-cell office:value-type="date" office:date-value="2022-04-19T18:00:00" calcext:value-type="date">
            <text:p>19-04-22 18:00</text:p>
          </table:table-cell>
          <table:table-cell office:value-type="float" office:value="17.8" calcext:value-type="float">
            <text:p>17,8</text:p>
          </table:table-cell>
          <table:table-cell table:formula="of:=MAX(0;16-[.H3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9T19:00:00" calcext:value-type="date">
            <text:p>19-04-22 19:00</text:p>
          </table:table-cell>
          <table:table-cell office:value-type="float" office:value="39" calcext:value-type="float">
            <text:p>39</text:p>
          </table:table-cell>
          <table:table-cell office:value-type="float" office:value="31.7381" calcext:value-type="float">
            <text:p>31,7381</text:p>
          </table:table-cell>
          <table:table-cell office:value-type="float" office:value="15" calcext:value-type="float">
            <text:p>15</text:p>
          </table:table-cell>
          <table:table-cell table:formula="of:=MAX(0;16-[.D32])" office:value-type="float" office:value="1" calcext:value-type="float">
            <text:p>1</text:p>
          </table:table-cell>
          <table:table-cell/>
          <table:table-cell office:value-type="date" office:date-value="2022-04-19T19:00:00" calcext:value-type="date">
            <text:p>19-04-22 19:00</text:p>
          </table:table-cell>
          <table:table-cell office:value-type="float" office:value="17" calcext:value-type="float">
            <text:p>17</text:p>
          </table:table-cell>
          <table:table-cell table:formula="of:=MAX(0;16-[.H3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9T20:00:00" calcext:value-type="date">
            <text:p>19-04-22 20: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MAX(0;16-[.D33])" office:value-type="float" office:value="2" calcext:value-type="float">
            <text:p>2</text:p>
          </table:table-cell>
          <table:table-cell/>
          <table:table-cell office:value-type="date" office:date-value="2022-04-19T20:00:00" calcext:value-type="date">
            <text:p>19-04-22 20:00</text:p>
          </table:table-cell>
          <table:table-cell office:value-type="float" office:value="16" calcext:value-type="float">
            <text:p>16</text:p>
          </table:table-cell>
          <table:table-cell table:formula="of:=MAX(0;16-[.H3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19T21:00:00" calcext:value-type="date">
            <text:p>19-04-22 2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MAX(0;16-[.D34])" office:value-type="float" office:value="3" calcext:value-type="float">
            <text:p>3</text:p>
          </table:table-cell>
          <table:table-cell/>
          <table:table-cell office:value-type="date" office:date-value="2022-04-19T21:00:00" calcext:value-type="date">
            <text:p>19-04-22 21:00</text:p>
          </table:table-cell>
          <table:table-cell office:value-type="float" office:value="14.8" calcext:value-type="float">
            <text:p>14,8</text:p>
          </table:table-cell>
          <table:table-cell table:formula="of:=MAX(0;16-[.H34])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office:value-type="date" office:date-value="2022-04-19T22:00:00" calcext:value-type="date">
            <text:p>19-04-22 2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MAX(0;16-[.D35])" office:value-type="float" office:value="6" calcext:value-type="float">
            <text:p>6</text:p>
          </table:table-cell>
          <table:table-cell/>
          <table:table-cell office:value-type="date" office:date-value="2022-04-19T22:00:00" calcext:value-type="date">
            <text:p>19-04-22 22:00</text:p>
          </table:table-cell>
          <table:table-cell office:value-type="float" office:value="12" calcext:value-type="float">
            <text:p>12</text:p>
          </table:table-cell>
          <table:table-cell table:formula="of:=MAX(0;16-[.H3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date" office:date-value="2022-04-19T23:00:00" calcext:value-type="date">
            <text:p>19-04-22 2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MAX(0;16-[.D36])" office:value-type="float" office:value="6" calcext:value-type="float">
            <text:p>6</text:p>
          </table:table-cell>
          <table:table-cell/>
          <table:table-cell office:value-type="date" office:date-value="2022-04-19T23:00:00" calcext:value-type="date">
            <text:p>19-04-22 23:00</text:p>
          </table:table-cell>
          <table:table-cell office:value-type="float" office:value="10.8" calcext:value-type="float">
            <text:p>10,8</text:p>
          </table:table-cell>
          <table:table-cell table:formula="of:=MAX(0;16-[.H36])" office:value-type="float" office:value="5.2" calcext:value-type="float">
            <text:p>5,2</text:p>
          </table:table-cell>
          <table:table-cell table:number-columns-repeated="1015"/>
        </table:table-row>
        <table:table-row table:style-name="ro1">
          <table:table-cell office:value-type="date" office:date-value="2022-04-20" calcext:value-type="date">
            <text:p>20-04-22 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MAX(0;16-[.D37])" office:value-type="float" office:value="7" calcext:value-type="float">
            <text:p>7</text:p>
          </table:table-cell>
          <table:table-cell table:formula="of:=SUM([.E37:.E60])/24" office:value-type="float" office:value="5" calcext:value-type="float">
            <text:p>5</text:p>
          </table:table-cell>
          <table:table-cell office:value-type="date" office:date-value="2022-04-20" calcext:value-type="date">
            <text:p>20-04-22 00:00</text:p>
          </table:table-cell>
          <table:table-cell office:value-type="float" office:value="9" calcext:value-type="float">
            <text:p>9</text:p>
          </table:table-cell>
          <table:table-cell table:formula="of:=MAX(0;16-[.H37])" office:value-type="float" office:value="7" calcext:value-type="float">
            <text:p>7</text:p>
          </table:table-cell>
          <table:table-cell table:formula="of:=SUM([.I37:.I60])/24" office:value-type="float" office:value="4.88333333333333" calcext:value-type="float">
            <text:p>4,88333333333333</text:p>
          </table:table-cell>
          <table:table-cell table:formula="of:=[.J37]*0.7+1" office:value-type="float" office:value="4.41833333333333" calcext:value-type="float">
            <text:p>4,41833333333333</text:p>
          </table:table-cell>
          <table:table-cell table:number-columns-repeated="1013"/>
        </table:table-row>
        <table:table-row table:style-name="ro1">
          <table:table-cell office:value-type="date" office:date-value="2022-04-20T01:00:00" calcext:value-type="date">
            <text:p>20-04-22 0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MAX(0;16-[.D38])" office:value-type="float" office:value="8" calcext:value-type="float">
            <text:p>8</text:p>
          </table:table-cell>
          <table:table-cell/>
          <table:table-cell office:value-type="date" office:date-value="2022-04-20T01:00:00" calcext:value-type="date">
            <text:p>20-04-22 01:00</text:p>
          </table:table-cell>
          <table:table-cell office:value-type="float" office:value="8.8" calcext:value-type="float">
            <text:p>8,8</text:p>
          </table:table-cell>
          <table:table-cell table:formula="of:=MAX(0;16-[.H38])" office:value-type="float" office:value="7.2" calcext:value-type="float">
            <text:p>7,2</text:p>
          </table:table-cell>
          <table:table-cell table:number-columns-repeated="1015"/>
        </table:table-row>
        <table:table-row table:style-name="ro1">
          <table:table-cell office:value-type="date" office:date-value="2022-04-20T02:00:00" calcext:value-type="date">
            <text:p>20-04-22 0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MAX(0;16-[.D39])" office:value-type="float" office:value="9" calcext:value-type="float">
            <text:p>9</text:p>
          </table:table-cell>
          <table:table-cell/>
          <table:table-cell office:value-type="date" office:date-value="2022-04-20T02:00:00" calcext:value-type="date">
            <text:p>20-04-22 02:00</text:p>
          </table:table-cell>
          <table:table-cell office:value-type="float" office:value="8" calcext:value-type="float">
            <text:p>8</text:p>
          </table:table-cell>
          <table:table-cell table:formula="of:=MAX(0;16-[.H39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date" office:date-value="2022-04-20T03:00:00" calcext:value-type="date">
            <text:p>20-04-22 0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MAX(0;16-[.D40])" office:value-type="float" office:value="9" calcext:value-type="float">
            <text:p>9</text:p>
          </table:table-cell>
          <table:table-cell/>
          <table:table-cell office:value-type="date" office:date-value="2022-04-20T03:00:00" calcext:value-type="date">
            <text:p>20-04-22 03:00</text:p>
          </table:table-cell>
          <table:table-cell office:value-type="float" office:value="7.1" calcext:value-type="float">
            <text:p>7,1</text:p>
          </table:table-cell>
          <table:table-cell table:formula="of:=MAX(0;16-[.H40])" office:value-type="float" office:value="8.9" calcext:value-type="float">
            <text:p>8,9</text:p>
          </table:table-cell>
          <table:table-cell table:number-columns-repeated="1015"/>
        </table:table-row>
        <table:table-row table:style-name="ro1">
          <table:table-cell office:value-type="date" office:date-value="2022-04-20T04:00:00" calcext:value-type="date">
            <text:p>20-04-22 04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MAX(0;16-[.D41])" office:value-type="float" office:value="10" calcext:value-type="float">
            <text:p>10</text:p>
          </table:table-cell>
          <table:table-cell/>
          <table:table-cell office:value-type="date" office:date-value="2022-04-20T04:00:00" calcext:value-type="date">
            <text:p>20-04-22 04:00</text:p>
          </table:table-cell>
          <table:table-cell office:value-type="float" office:value="7" calcext:value-type="float">
            <text:p>7</text:p>
          </table:table-cell>
          <table:table-cell table:formula="of:=MAX(0;16-[.H41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date" office:date-value="2022-04-20T05:00:00" calcext:value-type="date">
            <text:p>20-04-22 05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MAX(0;16-[.D42])" office:value-type="float" office:value="10" calcext:value-type="float">
            <text:p>10</text:p>
          </table:table-cell>
          <table:table-cell/>
          <table:table-cell office:value-type="date" office:date-value="2022-04-20T05:00:00" calcext:value-type="date">
            <text:p>20-04-22 05:00</text:p>
          </table:table-cell>
          <table:table-cell office:value-type="float" office:value="7" calcext:value-type="float">
            <text:p>7</text:p>
          </table:table-cell>
          <table:table-cell table:formula="of:=MAX(0;16-[.H42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date" office:date-value="2022-04-20T06:00:00" calcext:value-type="date">
            <text:p>20-04-22 06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MAX(0;16-[.D43])" office:value-type="float" office:value="10" calcext:value-type="float">
            <text:p>10</text:p>
          </table:table-cell>
          <table:table-cell/>
          <table:table-cell office:value-type="date" office:date-value="2022-04-20T06:00:00" calcext:value-type="date">
            <text:p>20-04-22 06:00</text:p>
          </table:table-cell>
          <table:table-cell office:value-type="float" office:value="6" calcext:value-type="float">
            <text:p>6</text:p>
          </table:table-cell>
          <table:table-cell table:formula="of:=MAX(0;16-[.H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date" office:date-value="2022-04-20T07:00:00" calcext:value-type="date">
            <text:p>20-04-22 07:00</text:p>
          </table:table-cell>
          <table:table-cell office:value-type="float" office:value="37" calcext:value-type="float">
            <text:p>37</text:p>
          </table:table-cell>
          <table:table-cell office:value-type="float" office:value="11.6492" calcext:value-type="float">
            <text:p>11,6492</text:p>
          </table:table-cell>
          <table:table-cell office:value-type="float" office:value="6" calcext:value-type="float">
            <text:p>6</text:p>
          </table:table-cell>
          <table:table-cell table:formula="of:=MAX(0;16-[.D44])" office:value-type="float" office:value="10" calcext:value-type="float">
            <text:p>10</text:p>
          </table:table-cell>
          <table:table-cell/>
          <table:table-cell office:value-type="date" office:date-value="2022-04-20T07:00:00" calcext:value-type="date">
            <text:p>20-04-22 07:00</text:p>
          </table:table-cell>
          <table:table-cell office:value-type="float" office:value="6" calcext:value-type="float">
            <text:p>6</text:p>
          </table:table-cell>
          <table:table-cell table:formula="of:=MAX(0;16-[.H44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date" office:date-value="2022-04-20T08:00:00" calcext:value-type="date">
            <text:p>20-04-22 08:00</text:p>
          </table:table-cell>
          <table:table-cell office:value-type="float" office:value="91" calcext:value-type="float">
            <text:p>91</text:p>
          </table:table-cell>
          <table:table-cell office:value-type="float" office:value="57.2436" calcext:value-type="float">
            <text:p>57,2436</text:p>
          </table:table-cell>
          <table:table-cell office:value-type="float" office:value="7" calcext:value-type="float">
            <text:p>7</text:p>
          </table:table-cell>
          <table:table-cell table:formula="of:=MAX(0;16-[.D45])" office:value-type="float" office:value="9" calcext:value-type="float">
            <text:p>9</text:p>
          </table:table-cell>
          <table:table-cell/>
          <table:table-cell office:value-type="date" office:date-value="2022-04-20T08:00:00" calcext:value-type="date">
            <text:p>20-04-22 08:00</text:p>
          </table:table-cell>
          <table:table-cell office:value-type="float" office:value="5.2" calcext:value-type="float">
            <text:p>5,2</text:p>
          </table:table-cell>
          <table:table-cell table:formula="of:=MAX(0;16-[.H45])" office:value-type="float" office:value="10.8" calcext:value-type="float">
            <text:p>10,8</text:p>
          </table:table-cell>
          <table:table-cell table:number-columns-repeated="1015"/>
        </table:table-row>
        <table:table-row table:style-name="ro1">
          <table:table-cell office:value-type="date" office:date-value="2022-04-20T09:00:00" calcext:value-type="date">
            <text:p>20-04-22 09:00</text:p>
          </table:table-cell>
          <table:table-cell office:value-type="float" office:value="147" calcext:value-type="float">
            <text:p>147</text:p>
          </table:table-cell>
          <table:table-cell office:value-type="float" office:value="141.52" calcext:value-type="float">
            <text:p>141,52</text:p>
          </table:table-cell>
          <table:table-cell office:value-type="float" office:value="9" calcext:value-type="float">
            <text:p>9</text:p>
          </table:table-cell>
          <table:table-cell table:formula="of:=MAX(0;16-[.D46])" office:value-type="float" office:value="7" calcext:value-type="float">
            <text:p>7</text:p>
          </table:table-cell>
          <table:table-cell/>
          <table:table-cell office:value-type="date" office:date-value="2022-04-20T09:00:00" calcext:value-type="date">
            <text:p>20-04-22 09:00</text:p>
          </table:table-cell>
          <table:table-cell office:value-type="float" office:value="7.2" calcext:value-type="float">
            <text:p>7,2</text:p>
          </table:table-cell>
          <table:table-cell table:formula="of:=MAX(0;16-[.H46])" office:value-type="float" office:value="8.8" calcext:value-type="float">
            <text:p>8,8</text:p>
          </table:table-cell>
          <table:table-cell table:number-columns-repeated="1015"/>
        </table:table-row>
        <table:table-row table:style-name="ro1">
          <table:table-cell office:value-type="date" office:date-value="2022-04-20T10:00:00" calcext:value-type="date">
            <text:p>20-04-22 10:00</text:p>
          </table:table-cell>
          <table:table-cell office:value-type="float" office:value="199" calcext:value-type="float">
            <text:p>199</text:p>
          </table:table-cell>
          <table:table-cell office:value-type="float" office:value="219.831" calcext:value-type="float">
            <text:p>219,831</text:p>
          </table:table-cell>
          <table:table-cell office:value-type="float" office:value="11" calcext:value-type="float">
            <text:p>11</text:p>
          </table:table-cell>
          <table:table-cell table:formula="of:=MAX(0;16-[.D47])" office:value-type="float" office:value="5" calcext:value-type="float">
            <text:p>5</text:p>
          </table:table-cell>
          <table:table-cell/>
          <table:table-cell office:value-type="date" office:date-value="2022-04-20T10:00:00" calcext:value-type="date">
            <text:p>20-04-22 10:00</text:p>
          </table:table-cell>
          <table:table-cell office:value-type="float" office:value="9.2" calcext:value-type="float">
            <text:p>9,2</text:p>
          </table:table-cell>
          <table:table-cell table:formula="of:=MAX(0;16-[.H47])" office:value-type="float" office:value="6.8" calcext:value-type="float">
            <text:p>6,8</text:p>
          </table:table-cell>
          <table:table-cell table:number-columns-repeated="1015"/>
        </table:table-row>
        <table:table-row table:style-name="ro1">
          <table:table-cell office:value-type="date" office:date-value="2022-04-20T11:00:00" calcext:value-type="date">
            <text:p>20-04-22 11:00</text:p>
          </table:table-cell>
          <table:table-cell office:value-type="float" office:value="240" calcext:value-type="float">
            <text:p>240</text:p>
          </table:table-cell>
          <table:table-cell office:value-type="float" office:value="282.887" calcext:value-type="float">
            <text:p>282,887</text:p>
          </table:table-cell>
          <table:table-cell office:value-type="float" office:value="12" calcext:value-type="float">
            <text:p>12</text:p>
          </table:table-cell>
          <table:table-cell table:formula="of:=MAX(0;16-[.D48])" office:value-type="float" office:value="4" calcext:value-type="float">
            <text:p>4</text:p>
          </table:table-cell>
          <table:table-cell/>
          <table:table-cell office:value-type="date" office:date-value="2022-04-20T11:00:00" calcext:value-type="date">
            <text:p>20-04-22 11:00</text:p>
          </table:table-cell>
          <table:table-cell office:value-type="float" office:value="12" calcext:value-type="float">
            <text:p>12</text:p>
          </table:table-cell>
          <table:table-cell table:formula="of:=MAX(0;16-[.H4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date" office:date-value="2022-04-20T12:00:00" calcext:value-type="date">
            <text:p>20-04-22 12:00</text:p>
          </table:table-cell>
          <table:table-cell office:value-type="float" office:value="268" calcext:value-type="float">
            <text:p>268</text:p>
          </table:table-cell>
          <table:table-cell office:value-type="float" office:value="326.855" calcext:value-type="float">
            <text:p>326,855</text:p>
          </table:table-cell>
          <table:table-cell office:value-type="float" office:value="14" calcext:value-type="float">
            <text:p>14</text:p>
          </table:table-cell>
          <table:table-cell table:formula="of:=MAX(0;16-[.D49])" office:value-type="float" office:value="2" calcext:value-type="float">
            <text:p>2</text:p>
          </table:table-cell>
          <table:table-cell/>
          <table:table-cell office:value-type="date" office:date-value="2022-04-20T12:00:00" calcext:value-type="date">
            <text:p>20-04-22 12:00</text:p>
          </table:table-cell>
          <table:table-cell office:value-type="float" office:value="13.2" calcext:value-type="float">
            <text:p>13,2</text:p>
          </table:table-cell>
          <table:table-cell table:formula="of:=MAX(0;16-[.H49])" office:value-type="float" office:value="2.8" calcext:value-type="float">
            <text:p>2,8</text:p>
          </table:table-cell>
          <table:table-cell table:number-columns-repeated="1015"/>
        </table:table-row>
        <table:table-row table:style-name="ro1">
          <table:table-cell office:value-type="date" office:date-value="2022-04-20T13:00:00" calcext:value-type="date">
            <text:p>20-04-22 13:00</text:p>
          </table:table-cell>
          <table:table-cell office:value-type="float" office:value="277" calcext:value-type="float">
            <text:p>277</text:p>
          </table:table-cell>
          <table:table-cell office:value-type="float" office:value="342.1" calcext:value-type="float">
            <text:p>342,1</text:p>
          </table:table-cell>
          <table:table-cell office:value-type="float" office:value="16" calcext:value-type="float">
            <text:p>16</text:p>
          </table:table-cell>
          <table:table-cell table:formula="of:=MAX(0;16-[.D50])" office:value-type="float" office:value="0" calcext:value-type="float">
            <text:p>0</text:p>
          </table:table-cell>
          <table:table-cell/>
          <table:table-cell office:value-type="date" office:date-value="2022-04-20T13:00:00" calcext:value-type="date">
            <text:p>20-04-22 13:00</text:p>
          </table:table-cell>
          <table:table-cell office:value-type="float" office:value="14.2" calcext:value-type="float">
            <text:p>14,2</text:p>
          </table:table-cell>
          <table:table-cell table:formula="of:=MAX(0;16-[.H50])" office:value-type="float" office:value="1.8" calcext:value-type="float">
            <text:p>1,8</text:p>
          </table:table-cell>
          <table:table-cell table:number-columns-repeated="1015"/>
        </table:table-row>
        <table:table-row table:style-name="ro1">
          <table:table-cell office:value-type="date" office:date-value="2022-04-20T14:00:00" calcext:value-type="date">
            <text:p>20-04-22 14:00</text:p>
          </table:table-cell>
          <table:table-cell office:value-type="float" office:value="267" calcext:value-type="float">
            <text:p>267</text:p>
          </table:table-cell>
          <table:table-cell office:value-type="float" office:value="328.55" calcext:value-type="float">
            <text:p>328,55</text:p>
          </table:table-cell>
          <table:table-cell office:value-type="float" office:value="16" calcext:value-type="float">
            <text:p>16</text:p>
          </table:table-cell>
          <table:table-cell table:formula="of:=MAX(0;16-[.D51])" office:value-type="float" office:value="0" calcext:value-type="float">
            <text:p>0</text:p>
          </table:table-cell>
          <table:table-cell/>
          <table:table-cell office:value-type="date" office:date-value="2022-04-20T14:00:00" calcext:value-type="date">
            <text:p>20-04-22 14:00</text:p>
          </table:table-cell>
          <table:table-cell office:value-type="float" office:value="15" calcext:value-type="float">
            <text:p>15</text:p>
          </table:table-cell>
          <table:table-cell table:formula="of:=MAX(0;16-[.H5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22-04-20T15:00:00" calcext:value-type="date">
            <text:p>20-04-22 15:00</text:p>
          </table:table-cell>
          <table:table-cell office:value-type="float" office:value="243" calcext:value-type="float">
            <text:p>243</text:p>
          </table:table-cell>
          <table:table-cell office:value-type="float" office:value="294.586" calcext:value-type="float">
            <text:p>294,586</text:p>
          </table:table-cell>
          <table:table-cell office:value-type="float" office:value="16" calcext:value-type="float">
            <text:p>16</text:p>
          </table:table-cell>
          <table:table-cell table:formula="of:=MAX(0;16-[.D52])" office:value-type="float" office:value="0" calcext:value-type="float">
            <text:p>0</text:p>
          </table:table-cell>
          <table:table-cell/>
          <table:table-cell office:value-type="date" office:date-value="2022-04-20T15:00:00" calcext:value-type="date">
            <text:p>20-04-22 15:00</text:p>
          </table:table-cell>
          <table:table-cell office:value-type="float" office:value="16" calcext:value-type="float">
            <text:p>16</text:p>
          </table:table-cell>
          <table:table-cell table:formula="of:=MAX(0;16-[.H5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0T16:00:00" calcext:value-type="date">
            <text:p>20-04-22 16:00</text:p>
          </table:table-cell>
          <table:table-cell office:value-type="float" office:value="204" calcext:value-type="float">
            <text:p>204</text:p>
          </table:table-cell>
          <table:table-cell office:value-type="float" office:value="239.371" calcext:value-type="float">
            <text:p>239,371</text:p>
          </table:table-cell>
          <table:table-cell office:value-type="float" office:value="16" calcext:value-type="float">
            <text:p>16</text:p>
          </table:table-cell>
          <table:table-cell table:formula="of:=MAX(0;16-[.D53])" office:value-type="float" office:value="0" calcext:value-type="float">
            <text:p>0</text:p>
          </table:table-cell>
          <table:table-cell/>
          <table:table-cell office:value-type="date" office:date-value="2022-04-20T16:00:00" calcext:value-type="date">
            <text:p>20-04-22 16:00</text:p>
          </table:table-cell>
          <table:table-cell office:value-type="float" office:value="16" calcext:value-type="float">
            <text:p>16</text:p>
          </table:table-cell>
          <table:table-cell table:formula="of:=MAX(0;16-[.H5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0T17:00:00" calcext:value-type="date">
            <text:p>20-04-22 17:00</text:p>
          </table:table-cell>
          <table:table-cell office:value-type="float" office:value="154" calcext:value-type="float">
            <text:p>154</text:p>
          </table:table-cell>
          <table:table-cell office:value-type="float" office:value="170.432" calcext:value-type="float">
            <text:p>170,432</text:p>
          </table:table-cell>
          <table:table-cell office:value-type="float" office:value="16" calcext:value-type="float">
            <text:p>16</text:p>
          </table:table-cell>
          <table:table-cell table:formula="of:=MAX(0;16-[.D54])" office:value-type="float" office:value="0" calcext:value-type="float">
            <text:p>0</text:p>
          </table:table-cell>
          <table:table-cell/>
          <table:table-cell office:value-type="date" office:date-value="2022-04-20T17:00:00" calcext:value-type="date">
            <text:p>20-04-22 17:00</text:p>
          </table:table-cell>
          <table:table-cell office:value-type="float" office:value="17" calcext:value-type="float">
            <text:p>17</text:p>
          </table:table-cell>
          <table:table-cell table:formula="of:=MAX(0;16-[.H5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0T18:00:00" calcext:value-type="date">
            <text:p>20-04-22 18:00</text:p>
          </table:table-cell>
          <table:table-cell office:value-type="float" office:value="99" calcext:value-type="float">
            <text:p>99</text:p>
          </table:table-cell>
          <table:table-cell office:value-type="float" office:value="98.6406" calcext:value-type="float">
            <text:p>98,6406</text:p>
          </table:table-cell>
          <table:table-cell office:value-type="float" office:value="16" calcext:value-type="float">
            <text:p>16</text:p>
          </table:table-cell>
          <table:table-cell table:formula="of:=MAX(0;16-[.D55])" office:value-type="float" office:value="0" calcext:value-type="float">
            <text:p>0</text:p>
          </table:table-cell>
          <table:table-cell/>
          <table:table-cell office:value-type="date" office:date-value="2022-04-20T18:00:00" calcext:value-type="date">
            <text:p>20-04-22 18:00</text:p>
          </table:table-cell>
          <table:table-cell office:value-type="float" office:value="17" calcext:value-type="float">
            <text:p>17</text:p>
          </table:table-cell>
          <table:table-cell table:formula="of:=MAX(0;16-[.H5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0T19:00:00" calcext:value-type="date">
            <text:p>20-04-22 19:00</text:p>
          </table:table-cell>
          <table:table-cell office:value-type="float" office:value="45" calcext:value-type="float">
            <text:p>45</text:p>
          </table:table-cell>
          <table:table-cell office:value-type="float" office:value="35.9018" calcext:value-type="float">
            <text:p>35,9018</text:p>
          </table:table-cell>
          <table:table-cell office:value-type="float" office:value="15" calcext:value-type="float">
            <text:p>15</text:p>
          </table:table-cell>
          <table:table-cell table:formula="of:=MAX(0;16-[.D56])" office:value-type="float" office:value="1" calcext:value-type="float">
            <text:p>1</text:p>
          </table:table-cell>
          <table:table-cell/>
          <table:table-cell office:value-type="date" office:date-value="2022-04-20T19:00:00" calcext:value-type="date">
            <text:p>20-04-22 19:00</text:p>
          </table:table-cell>
          <table:table-cell office:value-type="float" office:value="16.8" calcext:value-type="float">
            <text:p>16,8</text:p>
          </table:table-cell>
          <table:table-cell table:formula="of:=MAX(0;16-[.H5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0T20:00:00" calcext:value-type="date">
            <text:p>20-04-22 20:00</text:p>
          </table:table-cell>
          <table:table-cell office:value-type="float" office:value="6" calcext:value-type="float">
            <text:p>6</text:p>
          </table:table-cell>
          <table:table-cell office:value-type="float" office:value="2.52334" calcext:value-type="float">
            <text:p>2,52334</text:p>
          </table:table-cell>
          <table:table-cell office:value-type="float" office:value="14" calcext:value-type="float">
            <text:p>14</text:p>
          </table:table-cell>
          <table:table-cell table:formula="of:=MAX(0;16-[.D57])" office:value-type="float" office:value="2" calcext:value-type="float">
            <text:p>2</text:p>
          </table:table-cell>
          <table:table-cell/>
          <table:table-cell office:value-type="date" office:date-value="2022-04-20T20:00:00" calcext:value-type="date">
            <text:p>20-04-22 20:00</text:p>
          </table:table-cell>
          <table:table-cell office:value-type="float" office:value="16" calcext:value-type="float">
            <text:p>16</text:p>
          </table:table-cell>
          <table:table-cell table:formula="of:=MAX(0;16-[.H5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0T21:00:00" calcext:value-type="date">
            <text:p>20-04-22 2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MAX(0;16-[.D58])" office:value-type="float" office:value="3" calcext:value-type="float">
            <text:p>3</text:p>
          </table:table-cell>
          <table:table-cell/>
          <table:table-cell office:value-type="date" office:date-value="2022-04-20T21:00:00" calcext:value-type="date">
            <text:p>20-04-22 21:00</text:p>
          </table:table-cell>
          <table:table-cell office:value-type="float" office:value="14.8" calcext:value-type="float">
            <text:p>14,8</text:p>
          </table:table-cell>
          <table:table-cell table:formula="of:=MAX(0;16-[.H58])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office:value-type="date" office:date-value="2022-04-20T22:00:00" calcext:value-type="date">
            <text:p>20-04-22 2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MAX(0;16-[.D59])" office:value-type="float" office:value="7" calcext:value-type="float">
            <text:p>7</text:p>
          </table:table-cell>
          <table:table-cell/>
          <table:table-cell office:value-type="date" office:date-value="2022-04-20T22:00:00" calcext:value-type="date">
            <text:p>20-04-22 22:00</text:p>
          </table:table-cell>
          <table:table-cell office:value-type="float" office:value="12.5" calcext:value-type="float">
            <text:p>12,5</text:p>
          </table:table-cell>
          <table:table-cell table:formula="of:=MAX(0;16-[.H59])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office:value-type="date" office:date-value="2022-04-20T23:00:00" calcext:value-type="date">
            <text:p>20-04-22 2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MAX(0;16-[.D60])" office:value-type="float" office:value="7" calcext:value-type="float">
            <text:p>7</text:p>
          </table:table-cell>
          <table:table-cell/>
          <table:table-cell office:value-type="date" office:date-value="2022-04-20T23:00:00" calcext:value-type="date">
            <text:p>20-04-22 23:00</text:p>
          </table:table-cell>
          <table:table-cell office:value-type="float" office:value="8.6" calcext:value-type="float">
            <text:p>8,6</text:p>
          </table:table-cell>
          <table:table-cell table:formula="of:=MAX(0;16-[.H60])" office:value-type="float" office:value="7.4" calcext:value-type="float">
            <text:p>7,4</text:p>
          </table:table-cell>
          <table:table-cell table:number-columns-repeated="1015"/>
        </table:table-row>
        <table:table-row table:style-name="ro1">
          <table:table-cell office:value-type="date" office:date-value="2022-04-21" calcext:value-type="date">
            <text:p>21-04-22 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MAX(0;16-[.D61])" office:value-type="float" office:value="7" calcext:value-type="float">
            <text:p>7</text:p>
          </table:table-cell>
          <table:table-cell table:formula="of:=SUM([.E61:.E84])/24" office:value-type="float" office:value="4.08333333333333" calcext:value-type="float">
            <text:p>4,08333333333333</text:p>
          </table:table-cell>
          <table:table-cell office:value-type="date" office:date-value="2022-04-21" calcext:value-type="date">
            <text:p>21-04-22 00:00</text:p>
          </table:table-cell>
          <table:table-cell office:value-type="float" office:value="9" calcext:value-type="float">
            <text:p>9</text:p>
          </table:table-cell>
          <table:table-cell table:formula="of:=MAX(0;16-[.H61])" office:value-type="float" office:value="7" calcext:value-type="float">
            <text:p>7</text:p>
          </table:table-cell>
          <table:table-cell table:formula="of:=SUM([.I61:.I84])/24" office:value-type="float" office:value="4.475" calcext:value-type="float">
            <text:p>4,475</text:p>
          </table:table-cell>
          <table:table-cell table:formula="of:=[.J61]*0.7+1" office:value-type="float" office:value="4.1325" calcext:value-type="float">
            <text:p>4,1325</text:p>
          </table:table-cell>
          <table:table-cell table:number-columns-repeated="1013"/>
        </table:table-row>
        <table:table-row table:style-name="ro1">
          <table:table-cell office:value-type="date" office:date-value="2022-04-21T01:00:00" calcext:value-type="date">
            <text:p>21-04-22 0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MAX(0;16-[.D62])" office:value-type="float" office:value="7" calcext:value-type="float">
            <text:p>7</text:p>
          </table:table-cell>
          <table:table-cell/>
          <table:table-cell office:value-type="date" office:date-value="2022-04-21T01:00:00" calcext:value-type="date">
            <text:p>21-04-22 01:00</text:p>
          </table:table-cell>
          <table:table-cell office:value-type="float" office:value="8.8" calcext:value-type="float">
            <text:p>8,8</text:p>
          </table:table-cell>
          <table:table-cell table:formula="of:=MAX(0;16-[.H62])" office:value-type="float" office:value="7.2" calcext:value-type="float">
            <text:p>7,2</text:p>
          </table:table-cell>
          <table:table-cell table:number-columns-repeated="1015"/>
        </table:table-row>
        <table:table-row table:style-name="ro1">
          <table:table-cell office:value-type="date" office:date-value="2022-04-21T02:00:00" calcext:value-type="date">
            <text:p>21-04-22 0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MAX(0;16-[.D63])" office:value-type="float" office:value="7" calcext:value-type="float">
            <text:p>7</text:p>
          </table:table-cell>
          <table:table-cell/>
          <table:table-cell office:value-type="date" office:date-value="2022-04-21T02:00:00" calcext:value-type="date">
            <text:p>21-04-22 02:00</text:p>
          </table:table-cell>
          <table:table-cell office:value-type="float" office:value="8" calcext:value-type="float">
            <text:p>8</text:p>
          </table:table-cell>
          <table:table-cell table:formula="of:=MAX(0;16-[.H6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date" office:date-value="2022-04-21T03:00:00" calcext:value-type="date">
            <text:p>21-04-22 0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MAX(0;16-[.D64])" office:value-type="float" office:value="8" calcext:value-type="float">
            <text:p>8</text:p>
          </table:table-cell>
          <table:table-cell/>
          <table:table-cell office:value-type="date" office:date-value="2022-04-21T03:00:00" calcext:value-type="date">
            <text:p>21-04-22 03:00</text:p>
          </table:table-cell>
          <table:table-cell office:value-type="float" office:value="8.8" calcext:value-type="float">
            <text:p>8,8</text:p>
          </table:table-cell>
          <table:table-cell table:formula="of:=MAX(0;16-[.H64])" office:value-type="float" office:value="7.2" calcext:value-type="float">
            <text:p>7,2</text:p>
          </table:table-cell>
          <table:table-cell table:number-columns-repeated="1015"/>
        </table:table-row>
        <table:table-row table:style-name="ro1">
          <table:table-cell office:value-type="date" office:date-value="2022-04-21T04:00:00" calcext:value-type="date">
            <text:p>21-04-22 04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MAX(0;16-[.D65])" office:value-type="float" office:value="8" calcext:value-type="float">
            <text:p>8</text:p>
          </table:table-cell>
          <table:table-cell/>
          <table:table-cell office:value-type="date" office:date-value="2022-04-21T04:00:00" calcext:value-type="date">
            <text:p>21-04-22 04:00</text:p>
          </table:table-cell>
          <table:table-cell office:value-type="float" office:value="8" calcext:value-type="float">
            <text:p>8</text:p>
          </table:table-cell>
          <table:table-cell table:formula="of:=MAX(0;16-[.H65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date" office:date-value="2022-04-21T05:00:00" calcext:value-type="date">
            <text:p>21-04-22 05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MAX(0;16-[.D66])" office:value-type="float" office:value="9" calcext:value-type="float">
            <text:p>9</text:p>
          </table:table-cell>
          <table:table-cell/>
          <table:table-cell office:value-type="date" office:date-value="2022-04-21T05:00:00" calcext:value-type="date">
            <text:p>21-04-22 05:00</text:p>
          </table:table-cell>
          <table:table-cell office:value-type="float" office:value="7" calcext:value-type="float">
            <text:p>7</text:p>
          </table:table-cell>
          <table:table-cell table:formula="of:=MAX(0;16-[.H66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date" office:date-value="2022-04-21T06:00:00" calcext:value-type="date">
            <text:p>21-04-22 06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MAX(0;16-[.D67])" office:value-type="float" office:value="9" calcext:value-type="float">
            <text:p>9</text:p>
          </table:table-cell>
          <table:table-cell/>
          <table:table-cell office:value-type="date" office:date-value="2022-04-21T06:00:00" calcext:value-type="date">
            <text:p>21-04-22 06:00</text:p>
          </table:table-cell>
          <table:table-cell office:value-type="float" office:value="6" calcext:value-type="float">
            <text:p>6</text:p>
          </table:table-cell>
          <table:table-cell table:formula="of:=MAX(0;16-[.H67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date" office:date-value="2022-04-21T07:00:00" calcext:value-type="date">
            <text:p>21-04-22 07:00</text:p>
          </table:table-cell>
          <table:table-cell office:value-type="float" office:value="38" calcext:value-type="float">
            <text:p>38</text:p>
          </table:table-cell>
          <table:table-cell office:value-type="float" office:value="12.2293" calcext:value-type="float">
            <text:p>12,2293</text:p>
          </table:table-cell>
          <table:table-cell office:value-type="float" office:value="7" calcext:value-type="float">
            <text:p>7</text:p>
          </table:table-cell>
          <table:table-cell table:formula="of:=MAX(0;16-[.D68])" office:value-type="float" office:value="9" calcext:value-type="float">
            <text:p>9</text:p>
          </table:table-cell>
          <table:table-cell/>
          <table:table-cell office:value-type="date" office:date-value="2022-04-21T07:00:00" calcext:value-type="date">
            <text:p>21-04-22 07:00</text:p>
          </table:table-cell>
          <table:table-cell office:value-type="float" office:value="6" calcext:value-type="float">
            <text:p>6</text:p>
          </table:table-cell>
          <table:table-cell table:formula="of:=MAX(0;16-[.H68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date" office:date-value="2022-04-21T08:00:00" calcext:value-type="date">
            <text:p>21-04-22 08:00</text:p>
          </table:table-cell>
          <table:table-cell office:value-type="float" office:value="91" calcext:value-type="float">
            <text:p>91</text:p>
          </table:table-cell>
          <table:table-cell office:value-type="float" office:value="57.2767" calcext:value-type="float">
            <text:p>57,2767</text:p>
          </table:table-cell>
          <table:table-cell office:value-type="float" office:value="8" calcext:value-type="float">
            <text:p>8</text:p>
          </table:table-cell>
          <table:table-cell table:formula="of:=MAX(0;16-[.D69])" office:value-type="float" office:value="8" calcext:value-type="float">
            <text:p>8</text:p>
          </table:table-cell>
          <table:table-cell/>
          <table:table-cell office:value-type="date" office:date-value="2022-04-21T08:00:00" calcext:value-type="date">
            <text:p>21-04-22 08:00</text:p>
          </table:table-cell>
          <table:table-cell office:value-type="float" office:value="6.1" calcext:value-type="float">
            <text:p>6,1</text:p>
          </table:table-cell>
          <table:table-cell table:formula="of:=MAX(0;16-[.H69])" office:value-type="float" office:value="9.9" calcext:value-type="float">
            <text:p>9,9</text:p>
          </table:table-cell>
          <table:table-cell table:number-columns-repeated="1015"/>
        </table:table-row>
        <table:table-row table:style-name="ro1">
          <table:table-cell office:value-type="date" office:date-value="2022-04-21T09:00:00" calcext:value-type="date">
            <text:p>21-04-22 09:00</text:p>
          </table:table-cell>
          <table:table-cell office:value-type="float" office:value="148" calcext:value-type="float">
            <text:p>148</text:p>
          </table:table-cell>
          <table:table-cell office:value-type="float" office:value="141.308" calcext:value-type="float">
            <text:p>141,308</text:p>
          </table:table-cell>
          <table:table-cell office:value-type="float" office:value="9" calcext:value-type="float">
            <text:p>9</text:p>
          </table:table-cell>
          <table:table-cell table:formula="of:=MAX(0;16-[.D70])" office:value-type="float" office:value="7" calcext:value-type="float">
            <text:p>7</text:p>
          </table:table-cell>
          <table:table-cell/>
          <table:table-cell office:value-type="date" office:date-value="2022-04-21T09:00:00" calcext:value-type="date">
            <text:p>21-04-22 09:00</text:p>
          </table:table-cell>
          <table:table-cell office:value-type="float" office:value="8.2" calcext:value-type="float">
            <text:p>8,2</text:p>
          </table:table-cell>
          <table:table-cell table:formula="of:=MAX(0;16-[.H70])" office:value-type="float" office:value="7.8" calcext:value-type="float">
            <text:p>7,8</text:p>
          </table:table-cell>
          <table:table-cell table:number-columns-repeated="1015"/>
        </table:table-row>
        <table:table-row table:style-name="ro1">
          <table:table-cell office:value-type="date" office:date-value="2022-04-21T10:00:00" calcext:value-type="date">
            <text:p>21-04-22 10:00</text:p>
          </table:table-cell>
          <table:table-cell office:value-type="float" office:value="192" calcext:value-type="float">
            <text:p>192</text:p>
          </table:table-cell>
          <table:table-cell office:value-type="float" office:value="208.936" calcext:value-type="float">
            <text:p>208,936</text:p>
          </table:table-cell>
          <table:table-cell office:value-type="float" office:value="13" calcext:value-type="float">
            <text:p>13</text:p>
          </table:table-cell>
          <table:table-cell table:formula="of:=MAX(0;16-[.D71])" office:value-type="float" office:value="3" calcext:value-type="float">
            <text:p>3</text:p>
          </table:table-cell>
          <table:table-cell/>
          <table:table-cell office:value-type="date" office:date-value="2022-04-21T10:00:00" calcext:value-type="date">
            <text:p>21-04-22 10:00</text:p>
          </table:table-cell>
          <table:table-cell office:value-type="float" office:value="10" calcext:value-type="float">
            <text:p>10</text:p>
          </table:table-cell>
          <table:table-cell table:formula="of:=MAX(0;16-[.H7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date" office:date-value="2022-04-21T11:00:00" calcext:value-type="date">
            <text:p>21-04-22 11:00</text:p>
          </table:table-cell>
          <table:table-cell office:value-type="float" office:value="242" calcext:value-type="float">
            <text:p>242</text:p>
          </table:table-cell>
          <table:table-cell office:value-type="float" office:value="283.758" calcext:value-type="float">
            <text:p>283,758</text:p>
          </table:table-cell>
          <table:table-cell office:value-type="float" office:value="14" calcext:value-type="float">
            <text:p>14</text:p>
          </table:table-cell>
          <table:table-cell table:formula="of:=MAX(0;16-[.D72])" office:value-type="float" office:value="2" calcext:value-type="float">
            <text:p>2</text:p>
          </table:table-cell>
          <table:table-cell/>
          <table:table-cell office:value-type="date" office:date-value="2022-04-21T11:00:00" calcext:value-type="date">
            <text:p>21-04-22 11:00</text:p>
          </table:table-cell>
          <table:table-cell office:value-type="float" office:value="12.2" calcext:value-type="float">
            <text:p>12,2</text:p>
          </table:table-cell>
          <table:table-cell table:formula="of:=MAX(0;16-[.H72])" office:value-type="float" office:value="3.8" calcext:value-type="float">
            <text:p>3,8</text:p>
          </table:table-cell>
          <table:table-cell table:number-columns-repeated="1015"/>
        </table:table-row>
        <table:table-row table:style-name="ro1">
          <table:table-cell office:value-type="date" office:date-value="2022-04-21T12:00:00" calcext:value-type="date">
            <text:p>21-04-22 12:00</text:p>
          </table:table-cell>
          <table:table-cell office:value-type="float" office:value="245" calcext:value-type="float">
            <text:p>245</text:p>
          </table:table-cell>
          <table:table-cell office:value-type="float" office:value="289.905" calcext:value-type="float">
            <text:p>289,905</text:p>
          </table:table-cell>
          <table:table-cell office:value-type="float" office:value="14" calcext:value-type="float">
            <text:p>14</text:p>
          </table:table-cell>
          <table:table-cell table:formula="of:=MAX(0;16-[.D73])" office:value-type="float" office:value="2" calcext:value-type="float">
            <text:p>2</text:p>
          </table:table-cell>
          <table:table-cell/>
          <table:table-cell office:value-type="date" office:date-value="2022-04-21T12:00:00" calcext:value-type="date">
            <text:p>21-04-22 12:00</text:p>
          </table:table-cell>
          <table:table-cell office:value-type="float" office:value="13" calcext:value-type="float">
            <text:p>13</text:p>
          </table:table-cell>
          <table:table-cell table:formula="of:=MAX(0;16-[.H7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date" office:date-value="2022-04-21T13:00:00" calcext:value-type="date">
            <text:p>21-04-22 13:00</text:p>
          </table:table-cell>
          <table:table-cell office:value-type="float" office:value="258" calcext:value-type="float">
            <text:p>258</text:p>
          </table:table-cell>
          <table:table-cell office:value-type="float" office:value="310.529" calcext:value-type="float">
            <text:p>310,529</text:p>
          </table:table-cell>
          <table:table-cell office:value-type="float" office:value="15" calcext:value-type="float">
            <text:p>15</text:p>
          </table:table-cell>
          <table:table-cell table:formula="of:=MAX(0;16-[.D74])" office:value-type="float" office:value="1" calcext:value-type="float">
            <text:p>1</text:p>
          </table:table-cell>
          <table:table-cell/>
          <table:table-cell office:value-type="date" office:date-value="2022-04-21T13:00:00" calcext:value-type="date">
            <text:p>21-04-22 13:00</text:p>
          </table:table-cell>
          <table:table-cell office:value-type="float" office:value="14.1" calcext:value-type="float">
            <text:p>14,1</text:p>
          </table:table-cell>
          <table:table-cell table:formula="of:=MAX(0;16-[.H74])" office:value-type="float" office:value="1.9" calcext:value-type="float">
            <text:p>1,9</text:p>
          </table:table-cell>
          <table:table-cell table:number-columns-repeated="1015"/>
        </table:table-row>
        <table:table-row table:style-name="ro1">
          <table:table-cell office:value-type="date" office:date-value="2022-04-21T14:00:00" calcext:value-type="date">
            <text:p>21-04-22 14:00</text:p>
          </table:table-cell>
          <table:table-cell office:value-type="float" office:value="256" calcext:value-type="float">
            <text:p>256</text:p>
          </table:table-cell>
          <table:table-cell office:value-type="float" office:value="309.47" calcext:value-type="float">
            <text:p>309,47</text:p>
          </table:table-cell>
          <table:table-cell office:value-type="float" office:value="16" calcext:value-type="float">
            <text:p>16</text:p>
          </table:table-cell>
          <table:table-cell table:formula="of:=MAX(0;16-[.D75])" office:value-type="float" office:value="0" calcext:value-type="float">
            <text:p>0</text:p>
          </table:table-cell>
          <table:table-cell/>
          <table:table-cell office:value-type="date" office:date-value="2022-04-21T14:00:00" calcext:value-type="date">
            <text:p>21-04-22 14:00</text:p>
          </table:table-cell>
          <table:table-cell office:value-type="float" office:value="15.1" calcext:value-type="float">
            <text:p>15,1</text:p>
          </table:table-cell>
          <table:table-cell table:formula="of:=MAX(0;16-[.H75])" office:value-type="float" office:value="0.9" calcext:value-type="float">
            <text:p>0,9</text:p>
          </table:table-cell>
          <table:table-cell table:number-columns-repeated="1015"/>
        </table:table-row>
        <table:table-row table:style-name="ro1">
          <table:table-cell office:value-type="date" office:date-value="2022-04-21T15:00:00" calcext:value-type="date">
            <text:p>21-04-22 15:00</text:p>
          </table:table-cell>
          <table:table-cell office:value-type="float" office:value="214" calcext:value-type="float">
            <text:p>214</text:p>
          </table:table-cell>
          <table:table-cell office:value-type="float" office:value="249.549" calcext:value-type="float">
            <text:p>249,549</text:p>
          </table:table-cell>
          <table:table-cell office:value-type="float" office:value="16" calcext:value-type="float">
            <text:p>16</text:p>
          </table:table-cell>
          <table:table-cell table:formula="of:=MAX(0;16-[.D76])" office:value-type="float" office:value="0" calcext:value-type="float">
            <text:p>0</text:p>
          </table:table-cell>
          <table:table-cell/>
          <table:table-cell office:value-type="date" office:date-value="2022-04-21T15:00:00" calcext:value-type="date">
            <text:p>21-04-22 15:00</text:p>
          </table:table-cell>
          <table:table-cell office:value-type="float" office:value="15.3" calcext:value-type="float">
            <text:p>15,3</text:p>
          </table:table-cell>
          <table:table-cell table:formula="of:=MAX(0;16-[.H76])" office:value-type="float" office:value="0.699999999999999" calcext:value-type="float">
            <text:p>0,699999999999999</text:p>
          </table:table-cell>
          <table:table-cell table:number-columns-repeated="1015"/>
        </table:table-row>
        <table:table-row table:style-name="ro1">
          <table:table-cell office:value-type="date" office:date-value="2022-04-21T16:00:00" calcext:value-type="date">
            <text:p>21-04-22 16:00</text:p>
          </table:table-cell>
          <table:table-cell office:value-type="float" office:value="152" calcext:value-type="float">
            <text:p>152</text:p>
          </table:table-cell>
          <table:table-cell office:value-type="float" office:value="166.18" calcext:value-type="float">
            <text:p>166,18</text:p>
          </table:table-cell>
          <table:table-cell office:value-type="float" office:value="16" calcext:value-type="float">
            <text:p>16</text:p>
          </table:table-cell>
          <table:table-cell table:formula="of:=MAX(0;16-[.D77])" office:value-type="float" office:value="0" calcext:value-type="float">
            <text:p>0</text:p>
          </table:table-cell>
          <table:table-cell/>
          <table:table-cell office:value-type="date" office:date-value="2022-04-21T16:00:00" calcext:value-type="date">
            <text:p>21-04-22 16:00</text:p>
          </table:table-cell>
          <table:table-cell office:value-type="float" office:value="17" calcext:value-type="float">
            <text:p>17</text:p>
          </table:table-cell>
          <table:table-cell table:formula="of:=MAX(0;16-[.H7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1T17:00:00" calcext:value-type="date">
            <text:p>21-04-22 17:00</text:p>
          </table:table-cell>
          <table:table-cell office:value-type="float" office:value="138" calcext:value-type="float">
            <text:p>138</text:p>
          </table:table-cell>
          <table:table-cell office:value-type="float" office:value="148.464" calcext:value-type="float">
            <text:p>148,464</text:p>
          </table:table-cell>
          <table:table-cell office:value-type="float" office:value="16" calcext:value-type="float">
            <text:p>16</text:p>
          </table:table-cell>
          <table:table-cell table:formula="of:=MAX(0;16-[.D78])" office:value-type="float" office:value="0" calcext:value-type="float">
            <text:p>0</text:p>
          </table:table-cell>
          <table:table-cell/>
          <table:table-cell office:value-type="date" office:date-value="2022-04-21T17:00:00" calcext:value-type="date">
            <text:p>21-04-22 17:00</text:p>
          </table:table-cell>
          <table:table-cell office:value-type="float" office:value="17" calcext:value-type="float">
            <text:p>17</text:p>
          </table:table-cell>
          <table:table-cell table:formula="of:=MAX(0;16-[.H7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1T18:00:00" calcext:value-type="date">
            <text:p>21-04-22 18:00</text:p>
          </table:table-cell>
          <table:table-cell office:value-type="float" office:value="97" calcext:value-type="float">
            <text:p>97</text:p>
          </table:table-cell>
          <table:table-cell office:value-type="float" office:value="95.6132" calcext:value-type="float">
            <text:p>95,6132</text:p>
          </table:table-cell>
          <table:table-cell office:value-type="float" office:value="16" calcext:value-type="float">
            <text:p>16</text:p>
          </table:table-cell>
          <table:table-cell table:formula="of:=MAX(0;16-[.D79])" office:value-type="float" office:value="0" calcext:value-type="float">
            <text:p>0</text:p>
          </table:table-cell>
          <table:table-cell/>
          <table:table-cell office:value-type="date" office:date-value="2022-04-21T18:00:00" calcext:value-type="date">
            <text:p>21-04-22 18:00</text:p>
          </table:table-cell>
          <table:table-cell office:value-type="float" office:value="17" calcext:value-type="float">
            <text:p>17</text:p>
          </table:table-cell>
          <table:table-cell table:formula="of:=MAX(0;16-[.H7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1T19:00:00" calcext:value-type="date">
            <text:p>21-04-22 19:00</text:p>
          </table:table-cell>
          <table:table-cell office:value-type="float" office:value="39" calcext:value-type="float">
            <text:p>39</text:p>
          </table:table-cell>
          <table:table-cell office:value-type="float" office:value="31.3933" calcext:value-type="float">
            <text:p>31,3933</text:p>
          </table:table-cell>
          <table:table-cell office:value-type="float" office:value="15" calcext:value-type="float">
            <text:p>15</text:p>
          </table:table-cell>
          <table:table-cell table:formula="of:=MAX(0;16-[.D80])" office:value-type="float" office:value="1" calcext:value-type="float">
            <text:p>1</text:p>
          </table:table-cell>
          <table:table-cell/>
          <table:table-cell office:value-type="date" office:date-value="2022-04-21T19:00:00" calcext:value-type="date">
            <text:p>21-04-22 19:00</text:p>
          </table:table-cell>
          <table:table-cell office:value-type="float" office:value="16" calcext:value-type="float">
            <text:p>16</text:p>
          </table:table-cell>
          <table:table-cell table:formula="of:=MAX(0;16-[.H8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1T20:00:00" calcext:value-type="date">
            <text:p>21-04-22 20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MAX(0;16-[.D81])" office:value-type="float" office:value="1" calcext:value-type="float">
            <text:p>1</text:p>
          </table:table-cell>
          <table:table-cell/>
          <table:table-cell office:value-type="date" office:date-value="2022-04-21T20:00:00" calcext:value-type="date">
            <text:p>21-04-22 20:00</text:p>
          </table:table-cell>
          <table:table-cell office:value-type="float" office:value="15" calcext:value-type="float">
            <text:p>15</text:p>
          </table:table-cell>
          <table:table-cell table:formula="of:=MAX(0;16-[.H8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22-04-21T21:00:00" calcext:value-type="date">
            <text:p>21-04-22 2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MAX(0;16-[.D82])" office:value-type="float" office:value="2" calcext:value-type="float">
            <text:p>2</text:p>
          </table:table-cell>
          <table:table-cell/>
          <table:table-cell office:value-type="date" office:date-value="2022-04-21T21:00:00" calcext:value-type="date">
            <text:p>21-04-22 21:00</text:p>
          </table:table-cell>
          <table:table-cell office:value-type="float" office:value="15" calcext:value-type="float">
            <text:p>15</text:p>
          </table:table-cell>
          <table:table-cell table:formula="of:=MAX(0;16-[.H8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22-04-21T22:00:00" calcext:value-type="date">
            <text:p>21-04-22 2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MAX(0;16-[.D83])" office:value-type="float" office:value="3" calcext:value-type="float">
            <text:p>3</text:p>
          </table:table-cell>
          <table:table-cell/>
          <table:table-cell office:value-type="date" office:date-value="2022-04-21T22:00:00" calcext:value-type="date">
            <text:p>21-04-22 22:00</text:p>
          </table:table-cell>
          <table:table-cell office:value-type="float" office:value="14" calcext:value-type="float">
            <text:p>14</text:p>
          </table:table-cell>
          <table:table-cell table:formula="of:=MAX(0;16-[.H8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date" office:date-value="2022-04-21T23:00:00" calcext:value-type="date">
            <text:p>21-04-22 2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MAX(0;16-[.D84])" office:value-type="float" office:value="4" calcext:value-type="float">
            <text:p>4</text:p>
          </table:table-cell>
          <table:table-cell/>
          <table:table-cell office:value-type="date" office:date-value="2022-04-21T23:00:00" calcext:value-type="date">
            <text:p>21-04-22 23:00</text:p>
          </table:table-cell>
          <table:table-cell office:value-type="float" office:value="13" calcext:value-type="float">
            <text:p>13</text:p>
          </table:table-cell>
          <table:table-cell table:formula="of:=MAX(0;16-[.H8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date" office:date-value="2022-04-22" calcext:value-type="date">
            <text:p>22-04-22 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MAX(0;16-[.D85])" office:value-type="float" office:value="5" calcext:value-type="float">
            <text:p>5</text:p>
          </table:table-cell>
          <table:table-cell table:formula="of:=SUM([.E85:.E108])/24" office:value-type="float" office:value="3.75" calcext:value-type="float">
            <text:p>3,75</text:p>
          </table:table-cell>
          <table:table-cell office:value-type="date" office:date-value="2022-04-22" calcext:value-type="date">
            <text:p>22-04-22 00:00</text:p>
          </table:table-cell>
          <table:table-cell office:value-type="float" office:value="13" calcext:value-type="float">
            <text:p>13</text:p>
          </table:table-cell>
          <table:table-cell table:formula="of:=MAX(0;16-[.H85])" office:value-type="float" office:value="3" calcext:value-type="float">
            <text:p>3</text:p>
          </table:table-cell>
          <table:table-cell table:formula="of:=SUM([.I85:.I108])/24" office:value-type="float" office:value="3.32916666666667" calcext:value-type="float">
            <text:p>3,32916666666667</text:p>
          </table:table-cell>
          <table:table-cell table:formula="of:=[.J85]*0.7+1" office:value-type="float" office:value="3.33041666666667" calcext:value-type="float">
            <text:p>3,33041666666667</text:p>
          </table:table-cell>
          <table:table-cell table:number-columns-repeated="1013"/>
        </table:table-row>
        <table:table-row table:style-name="ro1">
          <table:table-cell office:value-type="date" office:date-value="2022-04-22T01:00:00" calcext:value-type="date">
            <text:p>22-04-22 0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MAX(0;16-[.D86])" office:value-type="float" office:value="6" calcext:value-type="float">
            <text:p>6</text:p>
          </table:table-cell>
          <table:table-cell/>
          <table:table-cell office:value-type="date" office:date-value="2022-04-22T01:00:00" calcext:value-type="date">
            <text:p>22-04-22 01:00</text:p>
          </table:table-cell>
          <table:table-cell office:value-type="float" office:value="12.8" calcext:value-type="float">
            <text:p>12,8</text:p>
          </table:table-cell>
          <table:table-cell table:formula="of:=MAX(0;16-[.H86])" office:value-type="float" office:value="3.2" calcext:value-type="float">
            <text:p>3,2</text:p>
          </table:table-cell>
          <table:table-cell table:number-columns-repeated="1015"/>
        </table:table-row>
        <table:table-row table:style-name="ro1">
          <table:table-cell office:value-type="date" office:date-value="2022-04-22T02:00:00" calcext:value-type="date">
            <text:p>22-04-22 0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MAX(0;16-[.D87])" office:value-type="float" office:value="6" calcext:value-type="float">
            <text:p>6</text:p>
          </table:table-cell>
          <table:table-cell/>
          <table:table-cell office:value-type="date" office:date-value="2022-04-22T02:00:00" calcext:value-type="date">
            <text:p>22-04-22 02:00</text:p>
          </table:table-cell>
          <table:table-cell office:value-type="float" office:value="11" calcext:value-type="float">
            <text:p>11</text:p>
          </table:table-cell>
          <table:table-cell table:formula="of:=MAX(0;16-[.H87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date" office:date-value="2022-04-22T03:00:00" calcext:value-type="date">
            <text:p>22-04-22 0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MAX(0;16-[.D88])" office:value-type="float" office:value="7" calcext:value-type="float">
            <text:p>7</text:p>
          </table:table-cell>
          <table:table-cell/>
          <table:table-cell office:value-type="date" office:date-value="2022-04-22T03:00:00" calcext:value-type="date">
            <text:p>22-04-22 03:00</text:p>
          </table:table-cell>
          <table:table-cell office:value-type="float" office:value="10.8" calcext:value-type="float">
            <text:p>10,8</text:p>
          </table:table-cell>
          <table:table-cell table:formula="of:=MAX(0;16-[.H88])" office:value-type="float" office:value="5.2" calcext:value-type="float">
            <text:p>5,2</text:p>
          </table:table-cell>
          <table:table-cell table:number-columns-repeated="1015"/>
        </table:table-row>
        <table:table-row table:style-name="ro1">
          <table:table-cell office:value-type="date" office:date-value="2022-04-22T04:00:00" calcext:value-type="date">
            <text:p>22-04-22 04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MAX(0;16-[.D89])" office:value-type="float" office:value="7" calcext:value-type="float">
            <text:p>7</text:p>
          </table:table-cell>
          <table:table-cell/>
          <table:table-cell office:value-type="date" office:date-value="2022-04-22T04:00:00" calcext:value-type="date">
            <text:p>22-04-22 04:00</text:p>
          </table:table-cell>
          <table:table-cell office:value-type="float" office:value="9" calcext:value-type="float">
            <text:p>9</text:p>
          </table:table-cell>
          <table:table-cell table:formula="of:=MAX(0;16-[.H89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date" office:date-value="2022-04-22T05:00:00" calcext:value-type="date">
            <text:p>22-04-22 05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MAX(0;16-[.D90])" office:value-type="float" office:value="8" calcext:value-type="float">
            <text:p>8</text:p>
          </table:table-cell>
          <table:table-cell/>
          <table:table-cell office:value-type="date" office:date-value="2022-04-22T05:00:00" calcext:value-type="date">
            <text:p>22-04-22 05:00</text:p>
          </table:table-cell>
          <table:table-cell office:value-type="float" office:value="8" calcext:value-type="float">
            <text:p>8</text:p>
          </table:table-cell>
          <table:table-cell table:formula="of:=MAX(0;16-[.H9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date" office:date-value="2022-04-22T06:00:00" calcext:value-type="date">
            <text:p>22-04-22 06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MAX(0;16-[.D91])" office:value-type="float" office:value="8" calcext:value-type="float">
            <text:p>8</text:p>
          </table:table-cell>
          <table:table-cell/>
          <table:table-cell office:value-type="date" office:date-value="2022-04-22T06:00:00" calcext:value-type="date">
            <text:p>22-04-22 06:00</text:p>
          </table:table-cell>
          <table:table-cell office:value-type="float" office:value="8" calcext:value-type="float">
            <text:p>8</text:p>
          </table:table-cell>
          <table:table-cell table:formula="of:=MAX(0;16-[.H9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date" office:date-value="2022-04-22T07:00:00" calcext:value-type="date">
            <text:p>22-04-22 07:00</text:p>
          </table:table-cell>
          <table:table-cell office:value-type="float" office:value="20" calcext:value-type="float">
            <text:p>20</text:p>
          </table:table-cell>
          <table:table-cell office:value-type="float" office:value="11.9664" calcext:value-type="float">
            <text:p>11,9664</text:p>
          </table:table-cell>
          <table:table-cell office:value-type="float" office:value="9" calcext:value-type="float">
            <text:p>9</text:p>
          </table:table-cell>
          <table:table-cell table:formula="of:=MAX(0;16-[.D92])" office:value-type="float" office:value="7" calcext:value-type="float">
            <text:p>7</text:p>
          </table:table-cell>
          <table:table-cell/>
          <table:table-cell office:value-type="date" office:date-value="2022-04-22T07:00:00" calcext:value-type="date">
            <text:p>22-04-22 07:00</text:p>
          </table:table-cell>
          <table:table-cell office:value-type="float" office:value="8" calcext:value-type="float">
            <text:p>8</text:p>
          </table:table-cell>
          <table:table-cell table:formula="of:=MAX(0;16-[.H92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date" office:date-value="2022-04-22T08:00:00" calcext:value-type="date">
            <text:p>22-04-22 08:00</text:p>
          </table:table-cell>
          <table:table-cell office:value-type="float" office:value="84" calcext:value-type="float">
            <text:p>84</text:p>
          </table:table-cell>
          <table:table-cell office:value-type="float" office:value="54.5435" calcext:value-type="float">
            <text:p>54,5435</text:p>
          </table:table-cell>
          <table:table-cell office:value-type="float" office:value="10" calcext:value-type="float">
            <text:p>10</text:p>
          </table:table-cell>
          <table:table-cell table:formula="of:=MAX(0;16-[.D93])" office:value-type="float" office:value="6" calcext:value-type="float">
            <text:p>6</text:p>
          </table:table-cell>
          <table:table-cell/>
          <table:table-cell office:value-type="date" office:date-value="2022-04-22T08:00:00" calcext:value-type="date">
            <text:p>22-04-22 08:00</text:p>
          </table:table-cell>
          <table:table-cell office:value-type="float" office:value="7.9" calcext:value-type="float">
            <text:p>7,9</text:p>
          </table:table-cell>
          <table:table-cell table:formula="of:=MAX(0;16-[.H93])" office:value-type="float" office:value="8.1" calcext:value-type="float">
            <text:p>8,1</text:p>
          </table:table-cell>
          <table:table-cell table:number-columns-repeated="1015"/>
        </table:table-row>
        <table:table-row table:style-name="ro1">
          <table:table-cell office:value-type="date" office:date-value="2022-04-22T09:00:00" calcext:value-type="date">
            <text:p>22-04-22 09:00</text:p>
          </table:table-cell>
          <table:table-cell office:value-type="float" office:value="149" calcext:value-type="float">
            <text:p>149</text:p>
          </table:table-cell>
          <table:table-cell office:value-type="float" office:value="141.13" calcext:value-type="float">
            <text:p>141,13</text:p>
          </table:table-cell>
          <table:table-cell office:value-type="float" office:value="11" calcext:value-type="float">
            <text:p>11</text:p>
          </table:table-cell>
          <table:table-cell table:formula="of:=MAX(0;16-[.D94])" office:value-type="float" office:value="5" calcext:value-type="float">
            <text:p>5</text:p>
          </table:table-cell>
          <table:table-cell/>
          <table:table-cell office:value-type="date" office:date-value="2022-04-22T09:00:00" calcext:value-type="date">
            <text:p>22-04-22 09:00</text:p>
          </table:table-cell>
          <table:table-cell office:value-type="float" office:value="8.2" calcext:value-type="float">
            <text:p>8,2</text:p>
          </table:table-cell>
          <table:table-cell table:formula="of:=MAX(0;16-[.H94])" office:value-type="float" office:value="7.8" calcext:value-type="float">
            <text:p>7,8</text:p>
          </table:table-cell>
          <table:table-cell table:number-columns-repeated="1015"/>
        </table:table-row>
        <table:table-row table:style-name="ro1">
          <table:table-cell office:value-type="date" office:date-value="2022-04-22T10:00:00" calcext:value-type="date">
            <text:p>22-04-22 10:00</text:p>
          </table:table-cell>
          <table:table-cell office:value-type="float" office:value="201" calcext:value-type="float">
            <text:p>201</text:p>
          </table:table-cell>
          <table:table-cell office:value-type="float" office:value="218.912" calcext:value-type="float">
            <text:p>218,912</text:p>
          </table:table-cell>
          <table:table-cell office:value-type="float" office:value="12" calcext:value-type="float">
            <text:p>12</text:p>
          </table:table-cell>
          <table:table-cell table:formula="of:=MAX(0;16-[.D95])" office:value-type="float" office:value="4" calcext:value-type="float">
            <text:p>4</text:p>
          </table:table-cell>
          <table:table-cell/>
          <table:table-cell office:value-type="date" office:date-value="2022-04-22T10:00:00" calcext:value-type="date">
            <text:p>22-04-22 10:00</text:p>
          </table:table-cell>
          <table:table-cell office:value-type="float" office:value="10.1" calcext:value-type="float">
            <text:p>10,1</text:p>
          </table:table-cell>
          <table:table-cell table:formula="of:=MAX(0;16-[.H95])" office:value-type="float" office:value="5.9" calcext:value-type="float">
            <text:p>5,9</text:p>
          </table:table-cell>
          <table:table-cell table:number-columns-repeated="1015"/>
        </table:table-row>
        <table:table-row table:style-name="ro1">
          <table:table-cell office:value-type="date" office:date-value="2022-04-22T11:00:00" calcext:value-type="date">
            <text:p>22-04-22 11:00</text:p>
          </table:table-cell>
          <table:table-cell office:value-type="float" office:value="238" calcext:value-type="float">
            <text:p>238</text:p>
          </table:table-cell>
          <table:table-cell office:value-type="float" office:value="275.98" calcext:value-type="float">
            <text:p>275,98</text:p>
          </table:table-cell>
          <table:table-cell office:value-type="float" office:value="14" calcext:value-type="float">
            <text:p>14</text:p>
          </table:table-cell>
          <table:table-cell table:formula="of:=MAX(0;16-[.D96])" office:value-type="float" office:value="2" calcext:value-type="float">
            <text:p>2</text:p>
          </table:table-cell>
          <table:table-cell/>
          <table:table-cell office:value-type="date" office:date-value="2022-04-22T11:00:00" calcext:value-type="date">
            <text:p>22-04-22 11:00</text:p>
          </table:table-cell>
          <table:table-cell office:value-type="float" office:value="11.9" calcext:value-type="float">
            <text:p>11,9</text:p>
          </table:table-cell>
          <table:table-cell table:formula="of:=MAX(0;16-[.H96])" office:value-type="float" office:value="4.1" calcext:value-type="float">
            <text:p>4,1</text:p>
          </table:table-cell>
          <table:table-cell table:number-columns-repeated="1015"/>
        </table:table-row>
        <table:table-row table:style-name="ro1">
          <table:table-cell office:value-type="date" office:date-value="2022-04-22T12:00:00" calcext:value-type="date">
            <text:p>22-04-22 12:00</text:p>
          </table:table-cell>
          <table:table-cell office:value-type="float" office:value="252" calcext:value-type="float">
            <text:p>252</text:p>
          </table:table-cell>
          <table:table-cell office:value-type="float" office:value="298.486" calcext:value-type="float">
            <text:p>298,486</text:p>
          </table:table-cell>
          <table:table-cell office:value-type="float" office:value="15" calcext:value-type="float">
            <text:p>15</text:p>
          </table:table-cell>
          <table:table-cell table:formula="of:=MAX(0;16-[.D97])" office:value-type="float" office:value="1" calcext:value-type="float">
            <text:p>1</text:p>
          </table:table-cell>
          <table:table-cell/>
          <table:table-cell office:value-type="date" office:date-value="2022-04-22T12:00:00" calcext:value-type="date">
            <text:p>22-04-22 12:00</text:p>
          </table:table-cell>
          <table:table-cell office:value-type="float" office:value="12.2" calcext:value-type="float">
            <text:p>12,2</text:p>
          </table:table-cell>
          <table:table-cell table:formula="of:=MAX(0;16-[.H97])" office:value-type="float" office:value="3.8" calcext:value-type="float">
            <text:p>3,8</text:p>
          </table:table-cell>
          <table:table-cell table:number-columns-repeated="1015"/>
        </table:table-row>
        <table:table-row table:style-name="ro1">
          <table:table-cell office:value-type="date" office:date-value="2022-04-22T13:00:00" calcext:value-type="date">
            <text:p>22-04-22 13:00</text:p>
          </table:table-cell>
          <table:table-cell office:value-type="float" office:value="195" calcext:value-type="float">
            <text:p>195</text:p>
          </table:table-cell>
          <table:table-cell office:value-type="float" office:value="218.389" calcext:value-type="float">
            <text:p>218,389</text:p>
          </table:table-cell>
          <table:table-cell office:value-type="float" office:value="15" calcext:value-type="float">
            <text:p>15</text:p>
          </table:table-cell>
          <table:table-cell table:formula="of:=MAX(0;16-[.D98])" office:value-type="float" office:value="1" calcext:value-type="float">
            <text:p>1</text:p>
          </table:table-cell>
          <table:table-cell/>
          <table:table-cell office:value-type="date" office:date-value="2022-04-22T13:00:00" calcext:value-type="date">
            <text:p>22-04-22 13:00</text:p>
          </table:table-cell>
          <table:table-cell office:value-type="float" office:value="14.2" calcext:value-type="float">
            <text:p>14,2</text:p>
          </table:table-cell>
          <table:table-cell table:formula="of:=MAX(0;16-[.H98])" office:value-type="float" office:value="1.8" calcext:value-type="float">
            <text:p>1,8</text:p>
          </table:table-cell>
          <table:table-cell table:number-columns-repeated="1015"/>
        </table:table-row>
        <table:table-row table:style-name="ro1">
          <table:table-cell office:value-type="date" office:date-value="2022-04-22T14:00:00" calcext:value-type="date">
            <text:p>22-04-22 14:00</text:p>
          </table:table-cell>
          <table:table-cell office:value-type="float" office:value="150" calcext:value-type="float">
            <text:p>150</text:p>
          </table:table-cell>
          <table:table-cell office:value-type="float" office:value="160.455" calcext:value-type="float">
            <text:p>160,455</text:p>
          </table:table-cell>
          <table:table-cell office:value-type="float" office:value="15" calcext:value-type="float">
            <text:p>15</text:p>
          </table:table-cell>
          <table:table-cell table:formula="of:=MAX(0;16-[.D99])" office:value-type="float" office:value="1" calcext:value-type="float">
            <text:p>1</text:p>
          </table:table-cell>
          <table:table-cell/>
          <table:table-cell office:value-type="date" office:date-value="2022-04-22T14:00:00" calcext:value-type="date">
            <text:p>22-04-22 14:00</text:p>
          </table:table-cell>
          <table:table-cell office:value-type="float" office:value="15" calcext:value-type="float">
            <text:p>15</text:p>
          </table:table-cell>
          <table:table-cell table:formula="of:=MAX(0;16-[.H9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22-04-22T15:00:00" calcext:value-type="date">
            <text:p>22-04-22 15:00</text:p>
          </table:table-cell>
          <table:table-cell office:value-type="float" office:value="95" calcext:value-type="float">
            <text:p>95</text:p>
          </table:table-cell>
          <table:table-cell office:value-type="float" office:value="95.5358" calcext:value-type="float">
            <text:p>95,5358</text:p>
          </table:table-cell>
          <table:table-cell office:value-type="float" office:value="15" calcext:value-type="float">
            <text:p>15</text:p>
          </table:table-cell>
          <table:table-cell table:formula="of:=MAX(0;16-[.D100])" office:value-type="float" office:value="1" calcext:value-type="float">
            <text:p>1</text:p>
          </table:table-cell>
          <table:table-cell/>
          <table:table-cell office:value-type="date" office:date-value="2022-04-22T15:00:00" calcext:value-type="date">
            <text:p>22-04-22 15:00</text:p>
          </table:table-cell>
          <table:table-cell office:value-type="float" office:value="16.2" calcext:value-type="float">
            <text:p>16,2</text:p>
          </table:table-cell>
          <table:table-cell table:formula="of:=MAX(0;16-[.H10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2T16:00:00" calcext:value-type="date">
            <text:p>22-04-22 16:00</text:p>
          </table:table-cell>
          <table:table-cell office:value-type="float" office:value="55" calcext:value-type="float">
            <text:p>55</text:p>
          </table:table-cell>
          <table:table-cell office:value-type="float" office:value="52.9995" calcext:value-type="float">
            <text:p>52,9995</text:p>
          </table:table-cell>
          <table:table-cell office:value-type="float" office:value="15" calcext:value-type="float">
            <text:p>15</text:p>
          </table:table-cell>
          <table:table-cell table:formula="of:=MAX(0;16-[.D101])" office:value-type="float" office:value="1" calcext:value-type="float">
            <text:p>1</text:p>
          </table:table-cell>
          <table:table-cell/>
          <table:table-cell office:value-type="date" office:date-value="2022-04-22T16:00:00" calcext:value-type="date">
            <text:p>22-04-22 16:00</text:p>
          </table:table-cell>
          <table:table-cell office:value-type="float" office:value="16.8" calcext:value-type="float">
            <text:p>16,8</text:p>
          </table:table-cell>
          <table:table-cell table:formula="of:=MAX(0;16-[.H10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22-04-22T17:00:00" calcext:value-type="date">
            <text:p>22-04-22 17:00</text:p>
          </table:table-cell>
          <table:table-cell office:value-type="float" office:value="76" calcext:value-type="float">
            <text:p>76</text:p>
          </table:table-cell>
          <table:table-cell office:value-type="float" office:value="74.8658" calcext:value-type="float">
            <text:p>74,8658</text:p>
          </table:table-cell>
          <table:table-cell office:value-type="float" office:value="15" calcext:value-type="float">
            <text:p>15</text:p>
          </table:table-cell>
          <table:table-cell table:formula="of:=MAX(0;16-[.D102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2T18:00:00" calcext:value-type="date">
            <text:p>22-04-22 18:00</text:p>
          </table:table-cell>
          <table:table-cell office:value-type="float" office:value="90" calcext:value-type="float">
            <text:p>90</text:p>
          </table:table-cell>
          <table:table-cell office:value-type="float" office:value="87.3794" calcext:value-type="float">
            <text:p>87,3794</text:p>
          </table:table-cell>
          <table:table-cell office:value-type="float" office:value="15" calcext:value-type="float">
            <text:p>15</text:p>
          </table:table-cell>
          <table:table-cell table:formula="of:=MAX(0;16-[.D103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2T19:00:00" calcext:value-type="date">
            <text:p>22-04-22 19:00</text:p>
          </table:table-cell>
          <table:table-cell office:value-type="float" office:value="41" calcext:value-type="float">
            <text:p>41</text:p>
          </table:table-cell>
          <table:table-cell office:value-type="float" office:value="32.676" calcext:value-type="float">
            <text:p>32,676</text:p>
          </table:table-cell>
          <table:table-cell office:value-type="float" office:value="15" calcext:value-type="float">
            <text:p>15</text:p>
          </table:table-cell>
          <table:table-cell table:formula="of:=MAX(0;16-[.D10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2T20:00:00" calcext:value-type="date">
            <text:p>22-04-22 20:00</text:p>
          </table:table-cell>
          <table:table-cell office:value-type="float" office:value="6" calcext:value-type="float">
            <text:p>6</text:p>
          </table:table-cell>
          <table:table-cell office:value-type="float" office:value="3.20154" calcext:value-type="float">
            <text:p>3,20154</text:p>
          </table:table-cell>
          <table:table-cell office:value-type="float" office:value="14" calcext:value-type="float">
            <text:p>14</text:p>
          </table:table-cell>
          <table:table-cell table:formula="of:=MAX(0;16-[.D105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2T21:00:00" calcext:value-type="date">
            <text:p>22-04-22 2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MAX(0;16-[.D106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2T22:00:00" calcext:value-type="date">
            <text:p>22-04-22 2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MAX(0;16-[.D107])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2T23:00:00" calcext:value-type="date">
            <text:p>22-04-22 2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MAX(0;16-[.D108])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" calcext:value-type="date">
            <text:p>23-04-22 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MAX(0;16-[.D109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01:00:00" calcext:value-type="date">
            <text:p>23-04-22 0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MAX(0;16-[.D110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02:00:00" calcext:value-type="date">
            <text:p>23-04-22 0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MAX(0;16-[.D111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03:00:00" calcext:value-type="date">
            <text:p>23-04-22 0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MAX(0;16-[.D112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04:00:00" calcext:value-type="date">
            <text:p>23-04-22 04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MAX(0;16-[.D113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05:00:00" calcext:value-type="date">
            <text:p>23-04-22 05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MAX(0;16-[.D114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06:00:00" calcext:value-type="date">
            <text:p>23-04-22 06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MAX(0;16-[.D115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07:00:00" calcext:value-type="date">
            <text:p>23-04-22 07:00</text:p>
          </table:table-cell>
          <table:table-cell office:value-type="float" office:value="40" calcext:value-type="float">
            <text:p>40</text:p>
          </table:table-cell>
          <table:table-cell office:value-type="float" office:value="13.3407" calcext:value-type="float">
            <text:p>13,3407</text:p>
          </table:table-cell>
          <table:table-cell office:value-type="float" office:value="9" calcext:value-type="float">
            <text:p>9</text:p>
          </table:table-cell>
          <table:table-cell table:formula="of:=MAX(0;16-[.D116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08:00:00" calcext:value-type="date">
            <text:p>23-04-22 08:00</text:p>
          </table:table-cell>
          <table:table-cell office:value-type="float" office:value="92" calcext:value-type="float">
            <text:p>92</text:p>
          </table:table-cell>
          <table:table-cell office:value-type="float" office:value="57.7407" calcext:value-type="float">
            <text:p>57,7407</text:p>
          </table:table-cell>
          <table:table-cell office:value-type="float" office:value="10" calcext:value-type="float">
            <text:p>10</text:p>
          </table:table-cell>
          <table:table-cell table:formula="of:=MAX(0;16-[.D117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09:00:00" calcext:value-type="date">
            <text:p>23-04-22 09:00</text:p>
          </table:table-cell>
          <table:table-cell office:value-type="float" office:value="141" calcext:value-type="float">
            <text:p>141</text:p>
          </table:table-cell>
          <table:table-cell office:value-type="float" office:value="132.04" calcext:value-type="float">
            <text:p>132,04</text:p>
          </table:table-cell>
          <table:table-cell office:value-type="float" office:value="12" calcext:value-type="float">
            <text:p>12</text:p>
          </table:table-cell>
          <table:table-cell table:formula="of:=MAX(0;16-[.D118])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10:00:00" calcext:value-type="date">
            <text:p>23-04-22 10:00</text:p>
          </table:table-cell>
          <table:table-cell office:value-type="float" office:value="195" calcext:value-type="float">
            <text:p>195</text:p>
          </table:table-cell>
          <table:table-cell office:value-type="float" office:value="209.592" calcext:value-type="float">
            <text:p>209,592</text:p>
          </table:table-cell>
          <table:table-cell office:value-type="float" office:value="13" calcext:value-type="float">
            <text:p>13</text:p>
          </table:table-cell>
          <table:table-cell table:formula="of:=MAX(0;16-[.D119])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11:00:00" calcext:value-type="date">
            <text:p>23-04-22 11:00</text:p>
          </table:table-cell>
          <table:table-cell office:value-type="float" office:value="172" calcext:value-type="float">
            <text:p>172</text:p>
          </table:table-cell>
          <table:table-cell office:value-type="float" office:value="185.265" calcext:value-type="float">
            <text:p>185,265</text:p>
          </table:table-cell>
          <table:table-cell office:value-type="float" office:value="14" calcext:value-type="float">
            <text:p>14</text:p>
          </table:table-cell>
          <table:table-cell table:formula="of:=MAX(0;16-[.D120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12:00:00" calcext:value-type="date">
            <text:p>23-04-22 12:00</text:p>
          </table:table-cell>
          <table:table-cell office:value-type="float" office:value="184" calcext:value-type="float">
            <text:p>184</text:p>
          </table:table-cell>
          <table:table-cell office:value-type="float" office:value="202.002" calcext:value-type="float">
            <text:p>202,002</text:p>
          </table:table-cell>
          <table:table-cell office:value-type="float" office:value="15" calcext:value-type="float">
            <text:p>15</text:p>
          </table:table-cell>
          <table:table-cell table:formula="of:=MAX(0;16-[.D121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13:00:00" calcext:value-type="date">
            <text:p>23-04-22 13:00</text:p>
          </table:table-cell>
          <table:table-cell office:value-type="float" office:value="187" calcext:value-type="float">
            <text:p>187</text:p>
          </table:table-cell>
          <table:table-cell office:value-type="float" office:value="206.682" calcext:value-type="float">
            <text:p>206,682</text:p>
          </table:table-cell>
          <table:table-cell office:value-type="float" office:value="16" calcext:value-type="float">
            <text:p>16</text:p>
          </table:table-cell>
          <table:table-cell table:formula="of:=MAX(0;16-[.D12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14:00:00" calcext:value-type="date">
            <text:p>23-04-22 14:00</text:p>
          </table:table-cell>
          <table:table-cell office:value-type="float" office:value="161" calcext:value-type="float">
            <text:p>161</text:p>
          </table:table-cell>
          <table:table-cell office:value-type="float" office:value="173.727" calcext:value-type="float">
            <text:p>173,727</text:p>
          </table:table-cell>
          <table:table-cell office:value-type="float" office:value="17" calcext:value-type="float">
            <text:p>17</text:p>
          </table:table-cell>
          <table:table-cell table:formula="of:=MAX(0;16-[.D123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15:00:00" calcext:value-type="date">
            <text:p>23-04-22 15:00</text:p>
          </table:table-cell>
          <table:table-cell office:value-type="float" office:value="152" calcext:value-type="float">
            <text:p>152</text:p>
          </table:table-cell>
          <table:table-cell office:value-type="float" office:value="163.359" calcext:value-type="float">
            <text:p>163,359</text:p>
          </table:table-cell>
          <table:table-cell office:value-type="float" office:value="17" calcext:value-type="float">
            <text:p>17</text:p>
          </table:table-cell>
          <table:table-cell table:formula="of:=MAX(0;16-[.D1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16:00:00" calcext:value-type="date">
            <text:p>23-04-22 16:00</text:p>
          </table:table-cell>
          <table:table-cell office:value-type="float" office:value="165" calcext:value-type="float">
            <text:p>165</text:p>
          </table:table-cell>
          <table:table-cell office:value-type="float" office:value="181.301" calcext:value-type="float">
            <text:p>181,301</text:p>
          </table:table-cell>
          <table:table-cell office:value-type="float" office:value="18" calcext:value-type="float">
            <text:p>18</text:p>
          </table:table-cell>
          <table:table-cell table:formula="of:=MAX(0;16-[.D12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17:00:00" calcext:value-type="date">
            <text:p>23-04-22 17:00</text:p>
          </table:table-cell>
          <table:table-cell office:value-type="float" office:value="143" calcext:value-type="float">
            <text:p>143</text:p>
          </table:table-cell>
          <table:table-cell office:value-type="float" office:value="152.705" calcext:value-type="float">
            <text:p>152,705</text:p>
          </table:table-cell>
          <table:table-cell office:value-type="float" office:value="18" calcext:value-type="float">
            <text:p>18</text:p>
          </table:table-cell>
          <table:table-cell table:formula="of:=MAX(0;16-[.D12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18:00:00" calcext:value-type="date">
            <text:p>23-04-22 18:00</text:p>
          </table:table-cell>
          <table:table-cell office:value-type="float" office:value="93" calcext:value-type="float">
            <text:p>93</text:p>
          </table:table-cell>
          <table:table-cell office:value-type="float" office:value="89.8879" calcext:value-type="float">
            <text:p>89,8879</text:p>
          </table:table-cell>
          <table:table-cell office:value-type="float" office:value="18" calcext:value-type="float">
            <text:p>18</text:p>
          </table:table-cell>
          <table:table-cell table:formula="of:=MAX(0;16-[.D127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19:00:00" calcext:value-type="date">
            <text:p>23-04-22 19:00</text:p>
          </table:table-cell>
          <table:table-cell office:value-type="float" office:value="47" calcext:value-type="float">
            <text:p>47</text:p>
          </table:table-cell>
          <table:table-cell office:value-type="float" office:value="36.6732" calcext:value-type="float">
            <text:p>36,6732</text:p>
          </table:table-cell>
          <table:table-cell office:value-type="float" office:value="17" calcext:value-type="float">
            <text:p>17</text:p>
          </table:table-cell>
          <table:table-cell table:formula="of:=MAX(0;16-[.D128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20:00:00" calcext:value-type="date">
            <text:p>23-04-22 20:00</text:p>
          </table:table-cell>
          <table:table-cell office:value-type="float" office:value="7" calcext:value-type="float">
            <text:p>7</text:p>
          </table:table-cell>
          <table:table-cell office:value-type="float" office:value="3.6357" calcext:value-type="float">
            <text:p>3,6357</text:p>
          </table:table-cell>
          <table:table-cell office:value-type="float" office:value="16" calcext:value-type="float">
            <text:p>16</text:p>
          </table:table-cell>
          <table:table-cell table:formula="of:=MAX(0;16-[.D12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21:00:00" calcext:value-type="date">
            <text:p>23-04-22 2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MAX(0;16-[.D13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22:00:00" calcext:value-type="date">
            <text:p>23-04-22 2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MAX(0;16-[.D131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3T23:00:00" calcext:value-type="date">
            <text:p>23-04-22 2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MAX(0;16-[.D132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4" calcext:value-type="date">
            <text:p>24-04-22 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MAX(0;16-[.D133])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date" office:date-value="2022-04-24T01:00:00" calcext:value-type="date">
            <text:p>24-04-22 0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MAX(0;16-[.D134])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7"/>
        </table:table-row>
      </table:table>
      <table:named-expressions/>
      <table:database-ranges>
        <table:database-range table:name="__Anonymous_Sheet_DB__1" table:target-range-address="Blad2.A2:Blad2.F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-00-0000</text:date>, <text:time style:data-style-name="N2" text:time-value="15:57:59.95382823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5:58:02.270358326</meta:creation-date>
    <meta:editing-duration>P8DT22H49M51S</meta:editing-duration>
    <meta:editing-cycles>2</meta:editing-cycles>
    <meta:generator>LibreOffice/7.2.6.2$Linux_X86_64 LibreOffice_project/20$Build-2</meta:generator>
    <dc:date>2022-05-10T20:43:32.152316102</dc:date>
    <meta:document-statistic meta:table-count="3" meta:cell-count="1981" meta:object-count="0"/>
  </office:meta>
</office:document-meta>
</file>